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400000003007D56E8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streamVera Sans1" svg:font-family="'BistreamVera Sans'"/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Bistrem Vera Sans1" svg:font-family="'Bistrem Vera Sans'" style:font-family-generic="swiss"/>
    <style:font-face style:name="Bit Vera Sans1" svg:font-family="'Bit Vera Sans'" style:font-family-generic="swiss"/>
    <style:font-face style:name="Bitstream Vera Sans1" svg:font-family="'Bitstream Vera Sans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BistreamVera Sans" svg:font-family="'BistreamVera Sans'" style:font-pitch="variable"/>
    <style:font-face style:name="Bitstream Vera Sans2" svg:font-family="'Bitstream Vera Sans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DejaVu Sans2" svg:font-family="'DejaVu Sans'" style:font-family-generic="modern" style:font-pitch="variable"/>
    <style:font-face style:name="Times New Roman2" svg:font-family="'Times New Roman'" style:font-family-generic="modern" style:font-pitch="variable"/>
    <style:font-face style:name="Trebuchet MS3" svg:font-family="'Trebuchet MS'" style:font-family-generic="modern" style:font-pitch="variable"/>
    <style:font-face style:name="Arial" svg:font-family="Arial" style:font-family-generic="roman" style:font-pitch="variable"/>
    <style:font-face style:name="Courier New2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Bistrem Vera Sans" svg:font-family="'Bistrem Vera Sans'" style:font-family-generic="swiss" style:font-pitch="variable"/>
    <style:font-face style:name="Bit Vera Sans" svg:font-family="'Bit Vera Sans'" style:font-family-generic="swiss" style:font-pitch="variable"/>
    <style:font-face style:name="Bitstream Vera Sans" svg:font-family="'Bitstream Vera Sans'" style:font-family-generic="swiss" style:font-pitch="variable"/>
    <style:font-face style:name="Times New Roman3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egrit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6.618cm" fo:min-width="12.7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4.129cm"/>
    </style:style>
    <style:style style:name="gr6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horizontal-align="center" draw:textarea-vertical-align="middle" draw:auto-grow-height="false" draw:auto-grow-width="false" fo:max-height="0cm" fo:min-height="11.072cm" fo:min-width="15.749cm" fo:padding-top="0.4cm" fo:padding-bottom="0.4cm" fo:padding-left="0.525cm" fo:padding-right="0.525cm"/>
    </style:style>
    <style:style style:name="gr7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horizontal-align="center" draw:textarea-vertical-align="middle" draw:auto-grow-height="false" draw:auto-grow-width="false" fo:max-height="0cm" fo:min-height="7.6cm" fo:min-width="15.749cm" fo:padding-top="0.5cm" fo:padding-bottom="0.5cm" fo:padding-left="0.525cm" fo:padding-right="0.525cm"/>
    </style:style>
    <style:style style:name="gr8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horizontal-align="center" draw:textarea-vertical-align="middle" draw:auto-grow-height="false" draw:auto-grow-width="false" fo:max-height="0cm" fo:min-height="9.689cm" fo:min-width="15.749cm" fo:padding-top="0.5cm" fo:padding-bottom="0.5cm" fo:padding-left="0.525cm" fo:padding-right="0.5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9.094cm"/>
    </style:style>
    <style:style style:name="gr10" style:family="graphic" style:parent-style-name="standard">
      <style:graphic-properties draw:stroke="none" draw:fill="none"/>
    </style:style>
    <style:style style:name="gr11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vertical-align="middle" draw:auto-grow-height="true" draw:auto-grow-width="false" fo:max-height="0cm" fo:min-height="10.5cm" fo:min-width="15.749cm" fo:padding-top="0.2cm" fo:padding-bottom="0.2cm" fo:padding-left="0.525cm" fo:padding-right="0.525cm"/>
    </style:style>
    <style:style style:name="gr12" style:family="graphic" style:parent-style-name="standard">
      <style:graphic-properties draw:stroke="solid" svg:stroke-width="0.06cm" svg:stroke-color="#000000" draw:marker-start-width="0.4cm" draw:marker-end-width="0.4cm" draw:fill="none" draw:fill-color="#ffffff" draw:textarea-horizontal-align="center" draw:textarea-vertical-align="middle" draw:auto-grow-height="false" draw:auto-grow-width="false" fo:max-height="0cm" fo:min-height="10.2cm" fo:min-width="15.749cm" fo:padding-top="0.2cm" fo:padding-bottom="0.2cm" fo:padding-left="0.1cm" fo:padding-right="0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1.584cm"/>
    </style:style>
    <style:style style:name="gr14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13.9cm" fo:min-width="15.749cm" fo:padding-top="0.2cm" fo:padding-bottom="0.2cm" fo:padding-left="0.525cm" fo:padding-right="0.525cm"/>
    </style:style>
    <style:style style:name="gr15" style:family="graphic" style:parent-style-name="standard">
      <style:graphic-properties svg:stroke-width="0cm" draw:marker-start-width="0.3cm" draw:marker-end-width="0.3cm" draw:textarea-horizontal-align="justify" draw:textarea-vertical-align="middle" draw:auto-grow-height="false" fo:padding-top="0.075cm" fo:padding-bottom="0.075cm" fo:padding-left="0.2cm" fo:padding-right="0.2cm"/>
    </style:style>
    <style:style style:name="gr16" style:family="graphic" style:parent-style-name="standard">
      <style:graphic-properties svg:stroke-width="0cm" draw:marker-start-width="0.3cm" draw:marker-end-width="0.3cm" draw:fill="solid" draw:fill-color="#ff00ff" draw:textarea-horizontal-align="justify" draw:textarea-vertical-align="middle" draw:auto-grow-height="false" fo:padding-top="0.075cm" fo:padding-bottom="0.075cm" fo:padding-left="0.2cm" fo:padding-right="0.2cm" fo:wrap-option="wrap"/>
    </style:style>
    <style:style style:name="gr17" style:family="graphic" style:parent-style-name="standard">
      <style:graphic-properties svg:stroke-width="0cm" draw:marker-start-width="0.3cm" draw:marker-end-width="0.3cm" draw:fill="solid" draw:fill-color="#ffff00" draw:textarea-horizontal-align="justify" draw:textarea-vertical-align="middle" draw:auto-grow-height="false" fo:padding-top="0.075cm" fo:padding-bottom="0.075cm" fo:padding-left="0.2cm" fo:padding-right="0.2cm" fo:wrap-option="wrap"/>
    </style:style>
    <style:style style:name="gr18" style:family="graphic" style:parent-style-name="standard">
      <style:graphic-properties svg:stroke-width="0cm" draw:marker-start-width="0.3cm" draw:marker-end-width="0.3cm" draw:textarea-horizontal-align="justify" draw:textarea-vertical-align="middle" draw:auto-grow-height="false" fo:padding-top="0.075cm" fo:padding-bottom="0.075cm" fo:padding-left="0.2cm" fo:padding-right="0.2cm"/>
    </style:style>
    <style:style style:name="gr19" style:family="graphic" style:parent-style-name="standard">
      <style:graphic-properties svg:stroke-width="0cm" draw:marker-start-width="0.3cm" draw:marker-end-width="0.3cm" draw:textarea-horizontal-align="center" draw:textarea-vertical-align="middle" fo:padding-top="0.075cm" fo:padding-bottom="0.075cm" fo:padding-left="0.2cm" fo:padding-right="0.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21" style:family="graphic" style:parent-style-name="standard">
      <style:graphic-properties svg:stroke-width="0cm" draw:textarea-horizontal-align="justify" draw:textarea-vertical-align="middle" draw:auto-grow-height="false" fo:padding-top="0.075cm" fo:padding-bottom="0.075cm" fo:padding-left="0.2cm" fo:padding-right="0.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23" style:family="graphic" style:parent-style-name="standard">
      <style:graphic-properties svg:stroke-width="0cm" draw:fill="solid" draw:fill-color="#ff00ff" draw:textarea-horizontal-align="justify" draw:textarea-vertical-align="middle" draw:auto-grow-height="false" fo:padding-top="0.075cm" fo:padding-bottom="0.075cm" fo:padding-left="0.2cm" fo:padding-right="0.2cm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5" style:family="graphic" style:parent-style-name="objectwithoutfill">
      <style:graphic-properties draw:fill="solid" draw:fill-color="#ffff00" draw:textarea-horizontal-align="center" draw:textarea-vertical-align="middle"/>
    </style:style>
    <style:style style:name="gr26" style:family="graphic" style:parent-style-name="standard">
      <style:graphic-properties svg:stroke-width="0cm" draw:fill="solid" draw:fill-color="#ff00ff" draw:textarea-horizontal-align="justify" draw:textarea-vertical-align="middle" draw:auto-grow-height="false" fo:padding-top="0.075cm" fo:padding-bottom="0.075cm" fo:padding-left="0.2cm" fo:padding-right="0.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9.166cm"/>
    </style:style>
    <style:style style:name="gr29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5.337cm" fo:min-width="15.749cm" fo:padding-top="0.2cm" fo:padding-bottom="0.2cm" fo:padding-left="0.525cm" fo:padding-right="0.5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2.554cm"/>
    </style:style>
    <style:style style:name="gr31" style:family="graphic" style:parent-style-name="standard">
      <style:graphic-properties draw:stroke="none" svg:stroke-width="0.06cm" svg:stroke-color="#000000" draw:marker-start-width="0.4cm" draw:marker-end-width="0.4cm" draw:fill="none" draw:fill-color="#ffffff" draw:auto-grow-height="true" draw:auto-grow-width="false" fo:max-height="0cm" fo:min-height="17.254cm" fo:min-width="15.749cm" fo:padding-top="0.2cm" fo:padding-bottom="0.2cm" fo:padding-left="0.525cm" fo:padding-right="0.525cm"/>
    </style:style>
    <style:style style:name="gr32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1.581cm" fo:min-width="15.749cm" fo:padding-top="0.2cm" fo:padding-bottom="0.2cm" fo:padding-left="0.525cm" fo:padding-right="0.525cm"/>
    </style:style>
    <style:style style:name="gr33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vertical-align="middle" draw:auto-grow-height="true" draw:auto-grow-width="false" fo:max-height="0cm" fo:min-height="9.529cm" fo:min-width="15.749cm" fo:padding-top="0.5cm" fo:padding-bottom="0.5cm" fo:padding-left="0.525cm" fo:padding-right="0.525cm"/>
    </style:style>
    <style:style style:name="gr34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vertical-align="middle" draw:auto-grow-height="true" draw:auto-grow-width="false" fo:max-height="0cm" fo:min-height="14.486cm" fo:min-width="15.749cm" fo:padding-top="0.5cm" fo:padding-bottom="0.5cm" fo:padding-left="0.525cm" fo:padding-right="0.525cm"/>
    </style:style>
    <style:style style:name="gr35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vertical-align="middle" draw:auto-grow-height="true" draw:auto-grow-width="false" fo:max-height="0cm" fo:min-height="15.859cm" fo:min-width="15.749cm" fo:padding-top="0.5cm" fo:padding-bottom="0.5cm" fo:padding-left="0.525cm" fo:padding-right="0.525cm"/>
    </style:style>
    <style:style style:name="gr36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vertical-align="middle" draw:auto-grow-height="true" draw:auto-grow-width="false" fo:max-height="0cm" fo:min-height="15.673cm" fo:min-width="15.749cm" fo:padding-top="0.5cm" fo:padding-bottom="0.5cm" fo:padding-left="0.525cm" fo:padding-right="0.5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4.82cm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draw:auto-grow-height="true" fo:min-height="8.5cm"/>
    </style:style>
    <style:style style:name="pr5" style:family="presentation" style:parent-style-name="Default-outline1">
      <style:graphic-properties fo:min-height="7.697cm"/>
    </style:style>
    <style:style style:name="pr6" style:family="presentation" style:parent-style-name="Default-outline1">
      <style:graphic-properties draw:auto-grow-height="true" fo:min-height="7.193cm"/>
    </style:style>
    <style:style style:name="pr7" style:family="presentation" style:parent-style-name="Default-outline1">
      <style:graphic-properties draw:auto-grow-height="true" fo:min-height="8.639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4.339cm"/>
    </style:style>
    <style:style style:name="pr10" style:family="presentation" style:parent-style-name="Default-outline1">
      <style:graphic-properties fo:min-height="16.696cm"/>
    </style:style>
    <style:style style:name="pr11" style:family="presentation" style:parent-style-name="Default-outline1">
      <style:graphic-properties fo:min-height="15.99cm"/>
    </style:style>
    <style:style style:name="pr12" style:family="presentation" style:parent-style-name="Default-outline1">
      <style:graphic-properties fo:min-height="7.1cm"/>
    </style:style>
    <style:style style:name="pr13" style:family="presentation" style:parent-style-name="Default-outline1">
      <style:graphic-properties fo:min-height="13.859cm"/>
    </style:style>
    <style:style style:name="pr14" style:family="presentation" style:parent-style-name="Default-outline1">
      <style:graphic-properties draw:auto-grow-height="true" fo:min-height="15.468cm"/>
    </style:style>
    <style:style style:name="pr15" style:family="presentation" style:parent-style-name="Default-outline1">
      <style:graphic-properties draw:auto-grow-height="true" fo:min-height="15.458cm"/>
    </style:style>
    <style:style style:name="pr16" style:family="presentation" style:parent-style-name="Default-outline1">
      <style:graphic-properties draw:auto-grow-height="true" fo:min-height="13.859cm"/>
    </style:style>
    <style:style style:name="pr17" style:family="presentation" style:parent-style-name="Default-outline1">
      <style:graphic-properties draw:auto-grow-height="true" fo:min-height="16.1cm"/>
    </style:style>
    <style:style style:name="pr18" style:family="presentation" style:parent-style-name="Default-outline1">
      <style:graphic-properties draw:auto-grow-height="true" fo:min-height="15.1cm"/>
    </style:style>
    <style:style style:name="pr19" style:family="presentation" style:parent-style-name="Default-outline1" style:list-style-name="L11">
      <style:graphic-properties draw:auto-grow-height="true" fo:min-height="6.9cm"/>
    </style:style>
    <style:style style:name="pr20" style:family="presentation" style:parent-style-name="Default-outline1" style:list-style-name="L11">
      <style:graphic-properties draw:auto-grow-height="true" fo:min-height="6.9cm"/>
    </style:style>
    <style:style style:name="co1" style:family="table-column">
      <style:table-column-properties style:column-width="3.485cm" style:use-optimal-column-width="false"/>
    </style:style>
    <style:style style:name="co2" style:family="table-column">
      <style:table-column-properties style:column-width="23.213cm" style:use-optimal-column-width="false"/>
    </style:style>
    <style:style style:name="co3" style:family="table-column">
      <style:table-column-properties style:column-width="6.215cm" style:use-optimal-column-width="false"/>
    </style:style>
    <style:style style:name="co4" style:family="table-column">
      <style:table-column-properties style:column-width="20.483cm" style:use-optimal-column-width="false"/>
    </style:style>
    <style:style style:name="co5" style:family="table-column">
      <style:table-column-properties style:column-width="4.504cm" style:use-optimal-column-width="false"/>
    </style:style>
    <style:style style:name="co6" style:family="table-column">
      <style:table-column-properties style:column-width="4.852cm" style:use-optimal-column-width="false"/>
    </style:style>
    <style:style style:name="co7" style:family="table-column">
      <style:table-column-properties style:column-width="21.148cm" style:use-optimal-column-width="false"/>
    </style:style>
    <style:style style:name="co8" style:family="table-column">
      <style:table-column-properties style:column-width="10.325cm" style:use-optimal-column-width="false"/>
    </style:style>
    <style:style style:name="co9" style:family="table-column">
      <style:table-column-properties style:column-width="2.08cm" style:use-optimal-column-width="false"/>
    </style:style>
    <style:style style:name="co10" style:family="table-column">
      <style:table-column-properties style:column-width="1.756cm" style:use-optimal-column-width="false"/>
    </style:style>
    <style:style style:name="co11" style:family="table-column">
      <style:table-column-properties style:column-width="2.276cm" style:use-optimal-column-width="false"/>
    </style:style>
    <style:style style:name="co12" style:family="table-column">
      <style:table-column-properties style:column-width="2.406cm" style:use-optimal-column-width="false"/>
    </style:style>
    <style:style style:name="co13" style:family="table-column">
      <style:table-column-properties style:column-width="1.768cm" style:use-optimal-column-width="false"/>
    </style:style>
    <style:style style:name="co14" style:family="table-column">
      <style:table-column-properties style:column-width="1.88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016cm"/>
    </style:style>
    <style:style style:name="ro4" style:family="table-row">
      <style:table-row-properties style:row-height="0.92cm"/>
    </style:style>
    <style:style style:name="ro5" style:family="table-row">
      <style:table-row-properties style:row-height="1.28cm"/>
    </style:style>
    <style:style style:name="ro6" style:family="table-row">
      <style:table-row-properties style:row-height="1.739cm"/>
    </style:style>
    <style:style style:name="ro7" style:family="table-row">
      <style:table-row-properties style:row-height="1.701cm"/>
    </style:style>
    <style:style style:name="ro8" style:family="table-row">
      <style:table-row-properties style:row-height="2.793cm"/>
    </style:style>
    <style:style style:name="ro9" style:family="table-row">
      <style:table-row-properties style:row-height="1.69cm"/>
    </style:style>
    <style:style style:name="ro10" style:family="table-row">
      <style:table-row-properties style:row-height="1.795cm"/>
    </style:style>
    <style:style style:name="ro11" style:family="table-row">
      <style:table-row-properties style:row-height="2.016cm"/>
    </style:style>
    <style:style style:name="ro12" style:family="table-row">
      <style:table-row-properties style:row-height="1.047cm"/>
    </style:style>
    <style:style style:name="ro13" style:family="table-row">
      <style:table-row-properties style:row-height="1.729cm"/>
    </style:style>
    <style:style style:name="ro14" style:family="table-row">
      <style:table-row-properties style:row-height="1.73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style:font-name="Arial1" fo:font-size="14pt" style:font-size-asian="14pt" style:font-size-complex="14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style:font-name="Courier New"/>
    </style:style>
    <style:style style:name="ce6" style:family="table-cell">
      <style:graphic-properties style:repeat="repeat"/>
      <style:paragraph-properties fo:border="0.03pt solid #000000"/>
    </style:style>
    <style:style style:name="ce7" style:family="table-cell">
      <style:graphic-properties style:repeat="repeat"/>
      <style:paragraph-properties fo:text-align="center" fo:border="0.03pt solid #000000"/>
    </style:style>
    <style:style style:name="ce8" style:family="table-cell">
      <style:graphic-properties style:repeat="repeat"/>
      <style:text-properties style:font-name="Arial1" fo:font-size="32pt" fo:font-weight="bold" style:font-size-asian="32pt" style:font-weight-asian="bold" style:font-size-complex="32pt" style:font-weight-complex="bold"/>
    </style:style>
    <style:style style:name="ce9" style:family="table-cell">
      <style:graphic-properties style:repeat="repeat"/>
      <style:text-properties fo:font-size="32pt" fo:font-weight="bold" style:font-size-asian="32pt" style:font-weight-asian="bold" style:font-size-complex="32pt" style:font-weight-complex="bold"/>
    </style:style>
    <style:style style:name="ce10" style:family="table-cell">
      <style:graphic-properties style:repeat="repeat"/>
      <style:text-properties fo:font-size="32pt" style:font-size-asian="32pt" style:font-size-complex="32pt"/>
    </style:style>
    <style:style style:name="ce11" style:family="table-cell">
      <style:graphic-properties style:repeat="repeat"/>
      <style:text-properties style:font-name="Arial1"/>
    </style:style>
    <style:style style:name="ce12" style:family="table-cell">
      <style:graphic-properties style:repeat="repeat"/>
      <style:paragraph-properties fo:text-align="start" fo:border="0.03pt solid #000000"/>
      <style:text-properties fo:font-size="24pt" style:font-size-asian="24pt" style:font-size-complex="24pt"/>
    </style:style>
    <style:style style:name="ce13" style:family="table-cell">
      <style:graphic-properties style:repeat="repeat"/>
      <style:paragraph-properties fo:text-align="center" fo:border="0.03pt solid #000000"/>
      <style:text-properties fo:font-size="32pt" fo:font-weight="bold" style:font-size-asian="32pt" style:font-weight-asian="bold" style:font-size-complex="32pt" style:font-weight-complex="bold"/>
    </style:style>
    <style:style style:name="ce14" style:family="table-cell">
      <style:graphic-properties style:repeat="repeat" draw:textarea-vertical-align="middle"/>
      <style:paragraph-properties fo:text-align="start" fo:border="0.03pt solid #000000"/>
      <style:text-properties fo:font-size="24pt" fo:font-style="italic" style:font-size-asian="24pt" style:font-style-asian="italic" style:font-size-complex="24pt" style:font-style-complex="italic"/>
    </style:style>
    <style:style style:name="ce15" style:family="table-cell">
      <style:graphic-properties style:repeat="repeat" draw:textarea-vertical-align="middle"/>
      <style:paragraph-properties fo:text-align="center" fo:border="0.03pt solid #000000"/>
      <style:text-properties fo:font-size="24pt" style:font-size-asian="24pt" style:font-size-complex="24pt"/>
    </style:style>
    <style:style style:name="ce16" style:family="table-cell">
      <style:graphic-properties style:repeat="repeat" draw:textarea-vertical-align="middle"/>
      <style:paragraph-properties fo:text-align="start" fo:border="0.03pt solid #000000"/>
      <style:text-properties style:font-name="Arial1" fo:font-size="26pt" fo:font-style="italic" style:font-size-asian="26pt" style:font-style-asian="italic" style:font-size-complex="26pt" style:font-style-complex="itali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944794" style:font-name="Trebuchet MS1" fo:font-size="32pt" fo:font-style="normal" fo:text-shadow="none" fo:font-weight="bold" style:font-size-asian="32pt" style:font-style-asian="italic" style:font-weight-asian="bold" style:font-size-complex="32pt" style:font-style-complex="italic" style:font-weight-complex="bold" style:font-relief="embossed"/>
    </style:style>
    <style:style style:name="P3" style:family="paragraph">
      <style:text-properties style:font-name="Courier New1" fo:font-size="26pt" style:font-size-asian="26pt" style:font-size-complex="26pt"/>
    </style:style>
    <style:style style:name="P4" style:family="paragraph">
      <style:text-properties fo:color="#000000" style:font-name="Courier 10 Pitch2" fo:font-size="180pt" style:font-size-asian="180pt" style:font-size-complex="180pt" style:font-relief="none"/>
    </style:style>
    <style:style style:name="P5" style:family="paragraph">
      <style:text-properties style:font-name="Courier 10 Pitch1" fo:font-size="28pt" style:font-size-asian="28pt" style:font-size-complex="2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style:font-name="Trebuchet MS2"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.607cm" fo:margin-right="0cm" fo:text-indent="0cm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944794" style:font-name="Bit Vera Sans1" fo:font-size="66pt" fo:text-shadow="1pt 1pt" fo:font-weight="bold" style:font-size-asian="18pt" style:font-size-complex="18pt"/>
    </style:style>
    <style:style style:name="P13" style:family="paragraph">
      <style:text-properties style:font-name="Trebuchet MS1"/>
    </style:style>
    <style:style style:name="P14" style:family="paragraph">
      <style:paragraph-properties fo:margin-top="0cm" fo:margin-bottom="0.9cm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style:text-properties style:font-name="Courier New1" fo:font-size="24pt" style:font-size-asian="24pt" style:font-size-complex="24pt"/>
    </style:style>
    <style:style style:name="P17" style:family="paragraph">
      <style:paragraph-properties fo:margin-top="0cm" fo:margin-bottom="0.8cm"/>
    </style:style>
    <style:style style:name="P18" style:family="paragraph">
      <style:paragraph-properties fo:margin-left="0cm" fo:margin-right="0cm" fo:margin-top="0cm" fo:margin-bottom="0.8cm" fo:text-indent="0cm"/>
    </style:style>
    <style:style style:name="P19" style:family="paragraph">
      <style:text-properties fo:color="#000080" style:font-name="Courier New1" fo:font-size="24pt" style:font-size-asian="18pt" style:font-size-complex="18pt"/>
    </style:style>
    <style:style style:name="P20" style:family="paragraph">
      <style:text-properties fo:color="#000080" style:font-name="Courier New1" fo:font-size="24pt" style:font-size-asian="24pt" style:font-size-complex="24pt"/>
    </style:style>
    <style:style style:name="P21" style:family="paragraph">
      <style:paragraph-properties fo:margin-left="0cm" fo:margin-right="0cm" fo:text-align="center" fo:text-indent="0cm"/>
      <style:text-properties fo:color="#944794" style:font-name="Bitstream Vera Sans1" fo:font-size="66pt" fo:text-shadow="1pt 1pt" fo:font-weight="bold" style:font-size-asian="18pt" style:font-size-complex="18pt"/>
    </style:style>
    <style:style style:name="P22" style:family="paragraph">
      <style:text-properties style:font-name="Courier New1" fo:font-weight="normal" style:font-weight-asian="normal" style:font-weight-complex="normal"/>
    </style:style>
    <style:style style:name="P23" style:family="paragraph">
      <style:paragraph-properties fo:margin-top="0.42cm" fo:margin-bottom="0.35cm" fo:text-align="star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text-properties style:font-name="Arial1" fo:font-size="14pt" style:font-size-asian="14pt" style:font-size-complex="14pt"/>
    </style:style>
    <style:style style:name="P27" style:family="paragraph">
      <style:text-properties style:font-name="Courier New"/>
    </style:style>
    <style:style style:name="P28" style:family="paragraph">
      <style:text-properties fo:font-size="18pt"/>
    </style:style>
    <style:style style:name="P29" style:family="paragraph">
      <style:text-properties fo:color="#000080" style:font-name="Courier New1" fo:font-size="24pt" fo:font-weight="normal" style:font-size-asian="24pt" style:font-weight-asian="normal" style:font-size-complex="24pt" style:font-weight-complex="normal"/>
    </style:style>
    <style:style style:name="P30" style:family="paragraph">
      <style:text-properties fo:color="#000080" style:font-name="Courier New1" fo:font-size="20pt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text-align="center" fo:text-indent="0cm"/>
      <style:text-properties fo:color="#944794" style:font-name="Bistrem Vera Sans1" fo:font-size="66pt" fo:text-shadow="1pt 1pt" fo:font-weight="bold" style:font-size-asian="18pt" style:font-size-complex="18pt"/>
    </style:style>
    <style:style style:name="P32" style:family="paragraph">
      <style:text-properties style:font-name="Trebuchet MS1" fo:font-size="32pt" fo:font-weight="bold" style:font-size-asian="32pt" style:font-weight-asian="bold" style:font-size-complex="32pt" style:font-weight-complex="bold"/>
    </style:style>
    <style:style style:name="P33" style:family="paragraph">
      <style:text-properties style:font-name="Courier New1" fo:font-size="32pt" style:font-size-asian="32pt" style:font-size-complex="32pt"/>
    </style:style>
    <style:style style:name="P34" style:family="paragraph">
      <style:paragraph-properties fo:margin-top="0cm" fo:margin-bottom="0.7cm"/>
    </style:style>
    <style:style style:name="P35" style:family="paragraph">
      <style:paragraph-properties fo:margin-top="0cm" fo:margin-bottom="0.7cm"/>
      <style:text-properties fo:font-size="28pt" style:font-size-asian="28pt" style:font-size-complex="28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size="22pt" style:font-size-asian="22pt" style:font-size-complex="22pt"/>
    </style:style>
    <style:style style:name="P38" style:family="paragraph">
      <style:paragraph-properties fo:margin-top="0cm" fo:margin-bottom="1.4cm"/>
    </style:style>
    <style:style style:name="P39" style:family="paragraph">
      <style:paragraph-properties fo:margin-left="0cm" fo:margin-right="0cm" fo:margin-top="0cm" fo:margin-bottom="1.4cm" fo:text-indent="0cm"/>
    </style:style>
    <style:style style:name="P40" style:family="paragraph">
      <style:paragraph-properties fo:margin-top="0cm" fo:margin-bottom="0.7cm"/>
      <style:text-properties fo:font-size="32pt" style:font-size-asian="32pt" style:font-size-complex="32pt"/>
    </style:style>
    <style:style style:name="P41" style:family="paragraph">
      <style:text-properties style:font-name="Courier New1" fo:font-size="44pt" fo:font-weight="normal" style:font-size-asian="44pt" style:font-weight-asian="normal" style:font-size-complex="44pt" style:font-weight-complex="normal"/>
    </style:style>
    <style:style style:name="P42" style:family="paragraph">
      <style:text-properties style:font-name="Arial1"/>
    </style:style>
    <style:style style:name="P43" style:family="paragraph">
      <style:paragraph-properties fo:text-align="start"/>
    </style:style>
    <style:style style:name="P44" style:family="paragraph">
      <style:paragraph-properties fo:text-align="start"/>
      <style:text-properties style:font-name="Arial1"/>
    </style:style>
    <style:style style:name="P45" style:family="paragraph">
      <style:paragraph-properties fo:text-align="center"/>
      <style:text-properties fo:font-size="18pt" fo:font-style="italic" style:font-style-asian="italic" style:font-style-complex="italic"/>
    </style:style>
    <style:style style:name="P46" style:family="paragraph">
      <style:text-properties style:font-name="Courier New1" fo:font-size="18pt"/>
    </style:style>
    <style:style style:name="P47" style:family="paragraph">
      <style:paragraph-properties fo:text-align="center"/>
      <style:text-properties fo:font-size="18pt"/>
    </style:style>
    <style:style style:name="P48" style:family="paragraph">
      <style:text-properties style:font-name="Courier New1" fo:font-size="32pt" fo:font-weight="normal" style:font-size-asian="32pt" style:font-weight-asian="normal" style:font-size-complex="32pt" style:font-weight-complex="normal"/>
    </style:style>
    <style:style style:name="P49" style:family="paragraph">
      <style:paragraph-properties fo:margin-top="0cm" fo:margin-bottom="1cm"/>
    </style:style>
    <style:style style:name="P50" style:family="paragraph">
      <style:paragraph-properties fo:margin-top="0cm" fo:margin-bottom="1cm"/>
      <style:text-properties fo:font-size="32pt" style:font-size-asian="32pt" style:font-size-complex="32pt"/>
    </style:style>
    <style:style style:name="P51" style:family="paragraph">
      <style:paragraph-properties fo:margin-top="0cm" fo:margin-bottom="0.7cm"/>
      <style:text-properties fo:font-size="36pt" style:font-size-asian="36pt" style:font-size-complex="36pt"/>
    </style:style>
    <style:style style:name="P52" style:family="paragraph">
      <style:paragraph-properties fo:margin-left="0cm" fo:margin-right="0cm" fo:text-align="center" fo:text-indent="0cm"/>
      <style:text-properties fo:color="#944794" style:font-name="BistreamVera Sans1" fo:font-size="66pt" fo:text-shadow="1pt 1pt" fo:font-weight="bold" style:font-size-asian="18pt" style:font-size-complex="18pt"/>
    </style:style>
    <style:style style:name="P53" style:family="paragraph">
      <style:text-properties style:font-name="Courier New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4" style:family="paragraph">
      <style:paragraph-properties fo:margin-top="0cm" fo:margin-bottom="0.8cm"/>
      <style:text-properties fo:font-size="32pt" style:font-size-asian="32pt" style:font-size-complex="32pt"/>
    </style:style>
    <style:style style:name="P55" style:family="paragraph">
      <style:text-properties style:font-name="Trebuchet MS1" fo:font-size="32pt" fo:font-weight="normal" style:font-size-asian="32pt" style:font-weight-asian="normal" style:font-size-complex="32pt" style:font-weight-complex="normal"/>
    </style:style>
    <style:style style:name="P56" style:family="paragraph">
      <style:text-properties fo:color="#000080" style:font-name="Courier New1" fo:font-size="26pt" fo:font-style="normal" style:font-size-asian="26pt" style:font-style-asian="normal" style:font-size-complex="26pt" style:font-style-complex="normal"/>
    </style:style>
    <style:style style:name="P57" style:family="paragraph">
      <style:text-properties fo:color="#000080" style:font-name="Courier New1" fo:font-size="22pt" fo:font-style="normal" style:font-size-asian="22pt" style:font-style-asian="normal" style:font-size-complex="22pt" style:font-style-complex="normal"/>
    </style:style>
    <style:style style:name="P58" style:family="paragraph">
      <style:paragraph-properties fo:margin-top="0cm" fo:margin-bottom="0.8cm" fo:line-height="150%"/>
    </style:style>
    <style:style style:name="P59" style:family="paragraph">
      <style:paragraph-properties fo:margin-top="0cm" fo:margin-bottom="0.8cm" fo:line-height="150%"/>
      <style:text-properties fo:font-size="32pt" style:font-size-asian="32pt" style:font-size-complex="32pt"/>
    </style:style>
    <style:style style:name="T1" style:family="text">
      <style:text-properties style:font-name="Trebuchet MS1"/>
    </style:style>
    <style:style style:name="T2" style:family="text">
      <style:text-properties fo:color="#000080" style:font-name="Courier New1" fo:font-size="26pt" fo:language="zxx" fo:country="none" style:font-size-asian="26pt" style:font-name-complex="Courier New2" style:font-size-complex="26pt"/>
    </style:style>
    <style:style style:name="T3" style:family="text">
      <style:text-properties style:font-name="Courier New1" fo:font-size="26pt" style:font-size-asian="26pt" style:font-size-complex="26pt"/>
    </style:style>
    <style:style style:name="T4" style:family="text">
      <style:text-properties fo:color="#008000" style:font-name="Courier New1" fo:font-size="26pt" style:font-size-asian="26pt" style:font-name-complex="Courier New2" style:font-size-complex="26pt"/>
    </style:style>
    <style:style style:name="T5" style:family="text">
      <style:text-properties fo:color="#000080" style:font-name="Courier New1" fo:font-size="26pt" style:font-size-asian="26pt" style:font-name-complex="Courier New2" style:font-size-complex="26pt"/>
    </style:style>
    <style:style style:name="T6" style:family="text">
      <style:text-properties fo:color="#000080" style:font-name="Courier New1" fo:font-size="26pt" fo:language="zxx" fo:country="none" style:font-size-asian="26pt" style:font-size-complex="26pt"/>
    </style:style>
    <style:style style:name="T7" style:family="text">
      <style:text-properties fo:color="#ff0000" style:font-name="Courier New1" fo:font-size="26pt" style:font-size-asian="26pt" style:font-name-complex="Courier New2" style:font-size-complex="26pt"/>
    </style:style>
    <style:style style:name="T8" style:family="text">
      <style:text-properties fo:color="#ff0000" style:font-name="Courier New1" fo:font-size="26pt" fo:language="zxx" fo:country="none" style:font-size-asian="26pt" style:font-name-complex="Courier New2" style:font-size-complex="26pt"/>
    </style:style>
    <style:style style:name="T9" style:family="text">
      <style:text-properties fo:color="#000000" style:font-name="Courier 10 Pitch2" fo:font-size="88pt" style:font-size-asian="88pt" style:font-size-complex="88pt" style:font-relief="none"/>
    </style:style>
    <style:style style:name="T10" style:family="text">
      <style:text-properties fo:color="#000000" style:font-name="Courier 10 Pitch1" fo:font-size="162pt" fo:text-shadow="none" fo:font-weight="normal" style:font-size-asian="162pt" style:font-weight-asian="normal" style:font-size-complex="162pt" style:font-weight-complex="normal" style:font-relief="none"/>
    </style:style>
    <style:style style:name="T11" style:family="text">
      <style:text-properties style:font-name="Courier 10 Pitch1" fo:font-size="28pt" style:font-size-asian="28pt" style:font-size-complex="28pt"/>
    </style:style>
    <style:style style:name="T12" style:family="text">
      <style:text-properties style:font-name="Trebuchet MS2" fo:font-size="32pt" style:font-size-asian="32pt" style:font-size-complex="32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80" style:font-name="Courier New1"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style:use-window-font-color="true" style:font-name="Times New Roman" fo:font-size="26pt" fo:font-style="normal" style:font-size-asian="26pt" style:font-style-asian="normal" style:font-size-complex="26pt" style:font-style-complex="normal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fo:color="#944794" style:font-name="Bit Vera Sans1" fo:font-size="66pt" fo:text-shadow="1pt 1pt" fo:font-weight="bold" style:font-size-asian="18pt" style:font-size-complex="18pt"/>
    </style:style>
    <style:style style:name="T20" style:family="text">
      <style:text-properties fo:color="#000080" style:font-name="Courier New1"/>
    </style:style>
    <style:style style:name="T21" style:family="text">
      <style:text-properties fo:color="#008000" style:font-name="Courier New1"/>
    </style:style>
    <style:style style:name="T22" style:family="text">
      <style:text-properties style:font-name="Courier New1"/>
    </style:style>
    <style:style style:name="T23" style:family="text">
      <style:text-properties fo:color="#ff0000" style:font-name="Courier New1"/>
    </style:style>
    <style:style style:name="T24" style:family="text">
      <style:text-properties fo:color="#4c4c4c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2" style:font-size-complex="24pt" style:font-style-complex="normal" style:font-weight-complex="normal" style:text-emphasize="none" style:font-relief="none"/>
    </style:style>
    <style:style style:name="T25" style:family="text">
      <style:text-properties fo:color="#00008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2" style:font-size-complex="24pt" style:font-style-complex="normal" style:font-weight-complex="normal" style:text-emphasize="none" style:font-relief="none"/>
    </style:style>
    <style:style style:name="T26" style:family="text">
      <style:text-properties fo:color="#00800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2" style:font-size-complex="24pt" style:font-style-complex="normal" style:font-weight-complex="normal" style:text-emphasize="none" style:font-relief="none"/>
    </style:style>
    <style:style style:name="T27" style:family="text">
      <style:text-properties fo:color="#ff000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2" style:font-size-complex="24pt" style:font-style-complex="normal" style:font-weight-complex="normal" style:text-emphasize="none" style:font-relief="none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000080" style:font-name="Courier New1" fo:font-size="28pt" style:font-size-asian="28pt" style:font-size-complex="28pt"/>
    </style:style>
    <style:style style:name="T30" style:family="text">
      <style:text-properties fo:color="#008000" style:font-name="Courier New1" fo:font-size="28pt" style:font-size-asian="28pt" style:font-size-complex="28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color="#000000" style:font-name="Courier New1" fo:font-size="28pt" style:font-size-asian="28pt" style:font-size-complex="28pt"/>
    </style:style>
    <style:style style:name="T33" style:family="text">
      <style:text-properties style:use-window-font-color="true" style:font-name="Times New Roman" fo:font-size="28pt" style:font-size-asian="28pt" style:font-size-complex="28pt"/>
    </style:style>
    <style:style style:name="T34" style:family="text">
      <style:text-properties fo:color="#80808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18pt" style:language-asian="en" style:country-asian="US" style:font-style-asian="normal" style:font-weight-asian="normal" style:font-name-complex="Courier New2" style:font-size-complex="18pt" style:font-style-complex="normal" style:font-weight-complex="normal" style:text-emphasize="none" style:font-relief="none"/>
    </style:style>
    <style:style style:name="T35" style:family="text">
      <style:text-properties fo:color="#00008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18pt" style:language-asian="en" style:country-asian="US" style:font-style-asian="normal" style:font-weight-asian="normal" style:font-name-complex="Courier New2" style:font-size-complex="18pt" style:font-style-complex="normal" style:font-weight-complex="normal" style:text-emphasize="none" style:font-relief="none"/>
    </style:style>
    <style:style style:name="T36" style:family="text">
      <style:text-properties fo:color="#00800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18pt" style:language-asian="en" style:country-asian="US" style:font-style-asian="normal" style:font-weight-asian="normal" style:font-name-complex="Courier New2" style:font-size-complex="18pt" style:font-style-complex="normal" style:font-weight-complex="normal" style:text-emphasize="none" style:font-relief="none"/>
    </style:style>
    <style:style style:name="T37" style:family="text">
      <style:text-properties fo:color="#ff000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18pt" style:language-asian="en" style:country-asian="US" style:font-style-asian="normal" style:font-weight-asian="normal" style:font-name-complex="Courier New2" style:font-size-complex="18pt" style:font-style-complex="normal" style:font-weight-complex="normal" style:text-emphasize="none" style:font-relief="none"/>
    </style:style>
    <style:style style:name="T38" style:family="text">
      <style:text-properties fo:color="#00660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18pt" style:language-asian="en" style:country-asian="US" style:font-style-asian="normal" style:font-weight-asian="normal" style:font-name-complex="Courier New2" style:font-size-complex="18pt" style:font-style-complex="normal" style:font-weight-complex="normal" style:text-emphasize="none" style:font-relief="none"/>
    </style:style>
    <style:style style:name="T39" style:family="text">
      <style:text-properties fo:color="#80808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2" style:font-size-complex="24pt" style:font-style-complex="normal" style:font-weight-complex="normal" style:text-emphasize="none" style:font-relief="none"/>
    </style:style>
    <style:style style:name="T40" style:family="text">
      <style:text-properties fo:color="#006600" style:text-outline="false" style:text-line-through-style="none" style:text-line-through-type="none" style:font-name="Courier New2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2" style:font-size-complex="24pt" style:font-style-complex="normal" style:font-weight-complex="normal" style:text-emphasize="none" style:font-relief="none"/>
    </style:style>
    <style:style style:name="T41" style:family="text">
      <style:text-properties fo:color="#944794" style:font-name="Bitstream Vera Sans1" fo:font-size="66pt" fo:text-shadow="1pt 1pt" fo:font-weight="bold" style:font-size-asian="18pt" style:font-size-complex="18pt"/>
    </style:style>
    <style:style style:name="T42" style:family="text">
      <style:text-properties style:font-name="Courier New1" fo:font-weight="normal" style:font-weight-asian="normal" style:font-weight-complex="normal"/>
    </style:style>
    <style:style style:name="T43" style:family="text">
      <style:text-properties fo:color="#000080" style:font-name="Courier New1" fo:font-size="22pt" style:font-size-asian="22pt" style:font-size-complex="22pt"/>
    </style:style>
    <style:style style:name="T44" style:family="text">
      <style:text-properties fo:color="#008000" style:font-name="Courier New1" fo:font-size="22pt" style:font-size-asian="22pt" style:font-size-complex="22pt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style:font-name="Courier New1" fo:font-size="24pt" style:font-size-asian="24pt" style:font-size-complex="24pt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color="#ff0000" style:text-outline="false" style:text-line-through-style="none" style:text-line-through-type="none" style:font-name="Courier New2" fo:font-size="28pt" fo:language="zxx" fo:country="none" fo:font-style="normal" fo:text-shadow="none" style:text-underline-style="none" fo:font-weight="normal" style:font-name-asian="Bitstream Vera Sans2" style:font-size-asian="28pt" style:language-asian="en" style:country-asian="US" style:font-style-asian="normal" style:font-weight-asian="normal" style:font-name-complex="Courier New2" style:font-size-complex="28pt" style:font-style-complex="normal" style:font-weight-complex="normal" style:text-emphasize="none" style:font-relief="none"/>
    </style:style>
    <style:style style:name="T50" style:family="text">
      <style:text-properties fo:color="#ff0000" style:font-name="Courier New1" fo:font-size="28pt" style:font-size-asian="28pt" style:font-size-complex="28pt"/>
    </style:style>
    <style:style style:name="T51" style:family="text">
      <style:text-properties fo:color="#808080" style:font-name="Courier New1" fo:font-size="28pt" style:font-size-asian="28pt" style:font-size-complex="28pt"/>
    </style:style>
    <style:style style:name="T52" style:family="text">
      <style:text-properties style:font-name="Courier New"/>
    </style:style>
    <style:style style:name="T53" style:family="text">
      <style:text-properties style:font-name="Courier New1" fo:text-shadow="none" fo:font-weight="normal" style:font-weight-asian="normal" style:font-weight-complex="normal"/>
    </style:style>
    <style:style style:name="T54" style:family="text">
      <style:text-properties fo:font-size="18pt" style:font-size-asian="10pt" style:font-size-complex="10pt"/>
    </style:style>
    <style:style style:name="T55" style:family="text">
      <style:text-properties fo:color="#000080" style:text-outline="false" style:text-line-through-style="none" style:text-line-through-type="none" style:font-name="Courier New1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2" style:font-size-complex="24pt" style:font-style-complex="normal" style:font-weight-complex="normal" style:text-emphasize="none" style:font-relief="none"/>
    </style:style>
    <style:style style:name="T56" style:family="text">
      <style:text-properties fo:color="#008000" style:text-outline="false" style:text-line-through-style="none" style:text-line-through-type="none" style:font-name="Courier New1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2" style:font-size-complex="24pt" style:font-style-complex="normal" style:font-weight-complex="normal" style:text-emphasize="none" style:font-relief="none"/>
    </style:style>
    <style:style style:name="T57" style:family="text">
      <style:text-properties fo:color="#808080" style:text-outline="false" style:text-line-through-style="none" style:text-line-through-type="none" style:font-name="Courier New1" fo:font-size="24pt" fo:language="zxx" fo:country="none" fo:font-style="italic" fo:text-shadow="none" style:text-underline-style="none" fo:font-weight="normal" style:font-name-asian="Bitstream Vera Sans2" style:font-size-asian="24pt" style:language-asian="en" style:country-asian="US" style:font-style-asian="italic" style:font-weight-asian="normal" style:font-name-complex="Courier New2" style:font-size-complex="24pt" style:font-style-complex="italic" style:font-weight-complex="normal" style:text-emphasize="none" style:font-relief="none"/>
    </style:style>
    <style:style style:name="T58" style:family="text">
      <style:text-properties fo:color="#ff0000" style:text-outline="false" style:text-line-through-style="none" style:text-line-through-type="none" style:font-name="Courier New1" fo:font-size="24pt" fo:language="zxx" fo:country="none" fo:font-style="normal" fo:text-shadow="none" style:text-underline-style="none" fo:font-weight="normal" style:font-name-asian="Bitstream Vera Sans2" style:font-size-asian="24pt" style:language-asian="en" style:country-asian="US" style:font-style-asian="normal" style:font-weight-asian="normal" style:font-name-complex="Courier New2" style:font-size-complex="24pt" style:font-style-complex="normal" style:font-weight-complex="normal" style:text-emphasize="none" style:font-relief="none"/>
    </style:style>
    <style:style style:name="T59" style:family="text">
      <style:text-properties fo:color="#000080" style:text-outline="false" style:text-line-through-style="none" style:text-line-through-type="none" style:font-name="Courier New1" fo:font-size="20pt" fo:language="zxx" fo:country="none" fo:font-style="normal" fo:text-shadow="none" style:text-underline-style="none" fo:font-weight="normal" style:font-name-asian="Bitstream Vera Sans2" style:font-size-asian="20pt" style:language-asian="en" style:country-asian="US" style:font-style-asian="normal" style:font-weight-asian="normal" style:font-name-complex="Courier New2" style:font-size-complex="20pt" style:font-style-complex="normal" style:font-weight-complex="normal" style:text-emphasize="none" style:font-relief="none"/>
    </style:style>
    <style:style style:name="T60" style:family="text">
      <style:text-properties fo:color="#008000" style:text-outline="false" style:text-line-through-style="none" style:text-line-through-type="none" style:font-name="Courier New1" fo:font-size="20pt" fo:language="zxx" fo:country="none" fo:font-style="normal" fo:text-shadow="none" style:text-underline-style="none" fo:font-weight="normal" style:font-name-asian="Bitstream Vera Sans2" style:font-size-asian="20pt" style:language-asian="en" style:country-asian="US" style:font-style-asian="normal" style:font-weight-asian="normal" style:font-name-complex="Courier New2" style:font-size-complex="20pt" style:font-style-complex="normal" style:font-weight-complex="normal" style:text-emphasize="none" style:font-relief="none"/>
    </style:style>
    <style:style style:name="T61" style:family="text">
      <style:text-properties fo:color="#ff0000" style:text-outline="false" style:text-line-through-style="none" style:text-line-through-type="none" style:font-name="Courier New1" fo:font-size="20pt" fo:language="zxx" fo:country="none" fo:font-style="normal" fo:text-shadow="none" style:text-underline-style="none" fo:font-weight="normal" style:font-name-asian="Bitstream Vera Sans2" style:font-size-asian="20pt" style:language-asian="en" style:country-asian="US" style:font-style-asian="normal" style:font-weight-asian="normal" style:font-name-complex="Courier New2" style:font-size-complex="20pt" style:font-style-complex="normal" style:font-weight-complex="normal" style:text-emphasize="none" style:font-relief="none"/>
    </style:style>
    <style:style style:name="T62" style:family="text">
      <style:text-properties fo:color="#808080" style:text-outline="false" style:text-line-through-style="none" style:text-line-through-type="none" style:font-name="Courier New1" fo:font-size="20pt" fo:language="zxx" fo:country="none" fo:font-style="normal" fo:text-shadow="none" style:text-underline-style="none" fo:font-weight="normal" style:font-name-asian="Bitstream Vera Sans2" style:font-size-asian="20pt" style:language-asian="en" style:country-asian="US" style:font-style-asian="normal" style:font-weight-asian="normal" style:font-name-complex="Courier New2" style:font-size-complex="20pt" style:font-style-complex="normal" style:font-weight-complex="normal" style:text-emphasize="none" style:font-relief="none"/>
    </style:style>
    <style:style style:name="T63" style:family="text">
      <style:text-properties fo:color="#006600" style:text-outline="false" style:text-line-through-style="none" style:text-line-through-type="none" style:font-name="Courier New1" fo:font-size="20pt" fo:language="zxx" fo:country="none" fo:font-style="normal" fo:text-shadow="none" style:text-underline-style="none" fo:font-weight="normal" style:font-name-asian="Bitstream Vera Sans2" style:font-size-asian="20pt" style:language-asian="en" style:country-asian="US" style:font-style-asian="normal" style:font-weight-asian="normal" style:font-name-complex="Courier New2" style:font-size-complex="20pt" style:font-style-complex="normal" style:font-weight-complex="normal" style:text-emphasize="none" style:font-relief="none"/>
    </style:style>
    <style:style style:name="T64" style:family="text">
      <style:text-properties fo:color="#666666" style:text-outline="false" style:text-line-through-style="none" style:text-line-through-type="none" style:font-name="Courier New1" fo:font-size="20pt" fo:language="zxx" fo:country="none" fo:font-style="normal" fo:text-shadow="none" style:text-underline-style="none" fo:font-weight="normal" style:font-name-asian="Bitstream Vera Sans2" style:font-size-asian="20pt" style:language-asian="en" style:country-asian="US" style:font-style-asian="normal" style:font-weight-asian="normal" style:font-name-complex="Courier New2" style:font-size-complex="20pt" style:font-style-complex="normal" style:font-weight-complex="normal" style:text-emphasize="none" style:font-relief="none"/>
    </style:style>
    <style:style style:name="T65" style:family="text">
      <style:text-properties fo:color="#944794" style:font-name="Bistrem Vera Sans1" fo:font-size="66pt" fo:text-shadow="1pt 1pt" fo:font-weight="bold" style:font-size-asian="18pt" style:font-size-complex="18pt"/>
    </style:style>
    <style:style style:name="T66" style:family="text">
      <style:text-properties style:font-name="Trebuchet MS1" fo:font-size="32pt" fo:font-weight="bold" style:font-size-asian="32pt" style:font-weight-asian="bold" style:font-size-complex="32pt" style:font-weight-complex="bold"/>
    </style:style>
    <style:style style:name="T67" style:family="text">
      <style:text-properties fo:color="#000080" style:text-outline="false" style:text-line-through-style="none" style:text-line-through-type="none" style:font-name="Courier New1" fo:font-size="32pt" fo:language="zxx" fo:country="none" fo:font-style="normal" fo:text-shadow="none" style:text-underline-style="none" fo:font-weight="normal" style:font-name-asian="Bitstream Vera Sans2" style:font-size-asian="32pt" style:language-asian="en" style:country-asian="US" style:font-style-asian="normal" style:font-weight-asian="normal" style:font-name-complex="Courier New2" style:font-size-complex="32pt" style:font-style-complex="normal" style:font-weight-complex="normal" style:text-emphasize="none" style:font-relief="none"/>
    </style:style>
    <style:style style:name="T68" style:family="text">
      <style:text-properties fo:color="#008000" style:text-outline="false" style:text-line-through-style="none" style:text-line-through-type="none" style:font-name="Courier New1" fo:font-size="32pt" fo:language="zxx" fo:country="none" fo:font-style="normal" fo:text-shadow="none" style:text-underline-style="none" fo:font-weight="normal" style:font-name-asian="Bitstream Vera Sans2" style:font-size-asian="32pt" style:language-asian="en" style:country-asian="US" style:font-style-asian="normal" style:font-weight-asian="normal" style:font-name-complex="Courier New2" style:font-size-complex="32pt" style:font-style-complex="normal" style:font-weight-complex="normal" style:text-emphasize="none" style:font-relief="none"/>
    </style:style>
    <style:style style:name="T69" style:family="text">
      <style:text-properties fo:color="#000000" style:text-outline="false" style:text-line-through-style="none" style:text-line-through-type="none" style:font-name="Times New Roman" fo:font-size="32pt" fo:language="zxx" fo:country="none" fo:font-style="normal" fo:text-shadow="none" style:text-underline-style="none" fo:font-weight="normal" style:font-name-asian="Bitstream Vera Sans2" style:font-size-asian="32pt" style:language-asian="en" style:country-asian="US" style:font-style-asian="normal" style:font-weight-asian="normal" style:font-name-complex="Courier New2" style:font-size-complex="32pt" style:font-style-complex="normal" style:font-weight-complex="normal" style:text-emphasize="none" style:font-relief="none"/>
    </style:style>
    <style:style style:name="T70" style:family="text">
      <style:text-properties fo:color="#000000" style:text-outline="false" style:text-line-through-style="none" style:text-line-through-type="none" style:font-name="Times New Roman" fo:font-size="28pt" fo:language="zxx" fo:country="none" fo:font-style="normal" fo:text-shadow="none" style:text-underline-style="none" fo:font-weight="normal" style:font-name-asian="Bitstream Vera Sans2" style:font-size-asian="28pt" style:language-asian="en" style:country-asian="US" style:font-style-asian="normal" style:font-weight-asian="normal" style:font-name-complex="Courier New2" style:font-size-complex="28pt" style:font-style-complex="normal" style:font-weight-complex="normal" style:text-emphasize="none" style:font-relief="none"/>
    </style:style>
    <style:style style:name="T71" style:family="text">
      <style:text-properties fo:font-size="22pt" style:font-size-asian="22pt" style:font-size-complex="22pt"/>
    </style:style>
    <style:style style:name="T72" style:family="text">
      <style:text-properties fo:color="#000080" style:font-name="Courier New1" fo:font-size="32pt" style:font-size-asian="32pt" style:font-size-complex="32pt"/>
    </style:style>
    <style:style style:name="T73" style:family="text">
      <style:text-properties fo:color="#008000" style:text-outline="false" style:text-line-through-style="none" style:text-line-through-type="none" style:font-name="Courier New1" fo:font-size="28pt" fo:font-style="normal" fo:text-shadow="none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 style:text-emphasize="none" style:font-relief="none"/>
    </style:style>
    <style:style style:name="T74" style:family="text">
      <style:text-properties fo:color="#000080" style:text-outline="false" style:text-line-through-style="none" style:text-line-through-type="none" style:font-name="Courier New1" fo:font-size="28pt" fo:font-style="normal" fo:text-shadow="none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 style:text-emphasize="none" style:font-relief="none"/>
    </style:style>
    <style:style style:name="T75" style:family="text">
      <style:text-properties style:font-name="Courier New1" fo:font-size="44pt" fo:font-weight="normal" style:font-size-asian="44pt" style:font-weight-asian="normal" style:font-size-complex="44pt" style:font-weight-complex="normal"/>
    </style:style>
    <style:style style:name="T76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77" style:family="text">
      <style:text-properties fo:font-size="32pt" fo:font-weight="bold" style:font-size-asian="32pt" style:font-weight-asian="bold" style:font-size-complex="32pt" style:font-weight-complex="bold"/>
    </style:style>
    <style:style style:name="T78" style:family="text">
      <style:text-properties style:font-name="Arial1" fo:font-size="32pt" style:font-size-asian="32pt" style:font-size-complex="32pt"/>
    </style:style>
    <style:style style:name="T79" style:family="text">
      <style:text-properties style:font-name="Arial1" fo:font-size="26pt" fo:font-style="italic" style:font-size-asian="26pt" style:font-style-asian="italic" style:font-size-complex="26pt" style:font-style-complex="italic"/>
    </style:style>
    <style:style style:name="T80" style:family="text">
      <style:text-properties fo:font-size="18pt" fo:font-style="italic" style:font-style-asian="italic" style:font-style-complex="italic"/>
    </style:style>
    <style:style style:name="T81" style:family="text">
      <style:text-properties style:font-name="Courier New1" fo:font-size="18pt"/>
    </style:style>
    <style:style style:name="T82" style:family="text">
      <style:text-properties style:font-name="Courier New3" fo:font-size="18pt" style:font-name-asian="Courier New3" style:font-name-complex="Courier New3"/>
    </style:style>
    <style:style style:name="T83" style:family="text">
      <style:text-properties style:font-name="Courier New1" fo:font-size="18pt" style:font-name-asian="Courier New3" style:font-name-complex="Courier New3"/>
    </style:style>
    <style:style style:name="T84" style:family="text">
      <style:text-properties fo:font-size="18pt"/>
    </style:style>
    <style:style style:name="T85" style:family="text">
      <style:text-properties style:font-name="Courier New1" fo:font-size="32pt" fo:font-weight="normal" style:font-size-asian="32pt" style:font-weight-asian="normal" style:font-size-complex="32pt" style:font-weight-complex="normal"/>
    </style:style>
    <style:style style:name="T86" style:family="text">
      <style:text-properties fo:color="#008000" style:font-name="Courier New1" fo:font-size="32pt" style:font-size-asian="32pt" style:font-size-complex="32pt"/>
    </style:style>
    <style:style style:name="T87" style:family="text">
      <style:text-properties fo:color="#008000" style:font-name="Times New Roman" fo:font-size="32pt" style:font-size-asian="32pt" style:font-size-complex="32pt"/>
    </style:style>
    <style:style style:name="T88" style:family="text">
      <style:text-properties fo:font-size="32pt" fo:font-style="italic" style:font-size-asian="32pt" style:font-style-asian="italic" style:font-size-complex="32pt" style:font-style-complex="italic"/>
    </style:style>
    <style:style style:name="T89" style:family="text">
      <style:text-properties fo:font-size="32pt" fo:font-style="normal" style:font-size-asian="32pt" style:font-style-asian="normal" style:font-size-complex="32pt" style:font-style-complex="normal"/>
    </style:style>
    <style:style style:name="T90" style:family="text">
      <style:text-properties fo:color="#008000" style:font-name="Courier New1" fo:font-size="32pt" fo:font-style="normal" style:font-size-asian="32pt" style:font-style-asian="normal" style:font-size-complex="32pt" style:font-style-complex="normal"/>
    </style:style>
    <style:style style:name="T91" style:family="text">
      <style:text-properties fo:font-size="36pt" style:font-size-asian="36pt" style:font-size-complex="36pt"/>
    </style:style>
    <style:style style:name="T92" style:family="text">
      <style:text-properties fo:color="#ff0000" style:font-name="Courier New1" fo:font-size="36pt" style:font-name-asian="Times New Roman5" style:font-size-asian="36pt" style:font-name-complex="Times New Roman5" style:font-size-complex="36pt"/>
    </style:style>
    <style:style style:name="T93" style:family="text">
      <style:text-properties fo:color="#ff0000" style:font-name="Courier New1" fo:font-size="36pt" style:font-size-asian="36pt" style:font-size-complex="36pt"/>
    </style:style>
    <style:style style:name="T94" style:family="text">
      <style:text-properties fo:color="#ff0000" style:font-name="Times New Roman" fo:font-size="36pt" style:font-size-asian="36pt" style:font-size-complex="36pt"/>
    </style:style>
    <style:style style:name="T95" style:family="text">
      <style:text-properties fo:color="#000000" style:font-name="Times New Roman" fo:font-size="36pt" style:font-size-asian="36pt" style:font-size-complex="36pt"/>
    </style:style>
    <style:style style:name="T96" style:family="text">
      <style:text-properties fo:color="#000080" style:font-name="Courier New1" fo:font-size="24pt" style:font-size-asian="24pt" style:font-size-complex="24pt"/>
    </style:style>
    <style:style style:name="T97" style:family="text">
      <style:text-properties fo:color="#008000" style:font-name="Courier New1" fo:font-size="24pt" style:font-size-asian="24pt" style:font-size-complex="24pt"/>
    </style:style>
    <style:style style:name="T98" style:family="text">
      <style:text-properties fo:color="#944794" style:font-name="BistreamVera Sans1" fo:font-size="66pt" fo:text-shadow="1pt 1pt" fo:font-weight="bold" style:font-size-asian="18pt" style:font-size-complex="18pt"/>
    </style:style>
    <style:style style:name="T99" style:family="text">
      <style:text-properties fo:color="#000080" style:text-outline="false" style:text-line-through-style="none" style:text-line-through-type="none" style:font-name="Courier New1" fo:font-size="16pt" fo:language="zxx" fo:country="none" fo:font-style="normal" fo:text-shadow="none" style:text-underline-style="none" fo:font-weight="normal" style:font-name-asian="Bitstream Vera Sans2" style:font-size-asian="16pt" style:language-asian="en" style:country-asian="US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100" style:family="text">
      <style:text-properties fo:color="#008000" style:text-outline="false" style:text-line-through-style="none" style:text-line-through-type="none" style:font-name="Courier New1" fo:font-size="16pt" fo:language="zxx" fo:country="none" fo:font-style="normal" fo:text-shadow="none" style:text-underline-style="none" fo:font-weight="normal" style:font-name-asian="Bitstream Vera Sans2" style:font-size-asian="16pt" style:language-asian="en" style:country-asian="US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101" style:family="text">
      <style:text-properties fo:color="#800000" style:text-outline="false" style:text-line-through-style="none" style:text-line-through-type="none" style:font-name="Courier New1" fo:font-size="16pt" fo:language="zxx" fo:country="none" fo:font-style="normal" fo:text-shadow="none" style:text-underline-style="none" fo:font-weight="normal" style:font-name-asian="Bitstream Vera Sans2" style:font-size-asian="16pt" style:language-asian="en" style:country-asian="US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102" style:family="text">
      <style:text-properties fo:color="#696969" style:text-outline="false" style:text-line-through-style="none" style:text-line-through-type="none" style:font-name="Courier New1" fo:font-size="16pt" fo:language="zxx" fo:country="none" fo:font-style="normal" fo:text-shadow="none" style:text-underline-style="none" fo:font-weight="normal" style:font-name-asian="Bitstream Vera Sans2" style:font-size-asian="16pt" style:language-asian="en" style:country-asian="US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103" style:family="text">
      <style:text-properties fo:color="#ff0000" style:text-outline="false" style:text-line-through-style="none" style:text-line-through-type="none" style:font-name="Courier New1" fo:font-size="16pt" fo:language="zxx" fo:country="none" fo:font-style="normal" fo:text-shadow="none" style:text-underline-style="none" fo:font-weight="normal" style:font-name-asian="Bitstream Vera Sans2" style:font-size-asian="16pt" style:language-asian="en" style:country-asian="US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104" style:family="text">
      <style:text-properties fo:color="#808080" style:text-outline="false" style:text-line-through-style="none" style:text-line-through-type="none" style:font-name="Courier New1" fo:font-size="16pt" fo:language="zxx" fo:country="none" fo:font-style="normal" fo:text-shadow="none" style:text-underline-style="none" fo:font-weight="normal" style:font-name-asian="Bitstream Vera Sans2" style:font-size-asian="16pt" style:language-asian="en" style:country-asian="US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105" style:family="text">
      <style:text-properties fo:color="#008000" style:font-name="Courier New1" fo:font-size="36pt" style:font-size-asian="36pt" style:font-size-complex="36pt"/>
    </style:style>
    <style:style style:name="T106" style:family="text">
      <style:text-properties fo:color="#000000" style:text-outline="false" style:text-line-through-style="none" style:text-line-through-type="none" style:font-name="Courier New1" fo:font-size="16pt" fo:language="zxx" fo:country="none" fo:font-style="normal" fo:text-shadow="none" style:text-underline-style="none" fo:font-weight="normal" style:font-name-asian="Bitstream Vera Sans2" style:font-size-asian="16pt" style:language-asian="en" style:country-asian="US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107" style:family="text">
      <style:text-properties style:font-name="Trebuchet MS1" fo:font-size="32pt" fo:font-weight="normal" style:font-size-asian="32pt" style:font-weight-asian="normal" style:font-size-complex="32pt" style:font-weight-complex="normal"/>
    </style:style>
    <style:style style:name="T108" style:family="text">
      <style:text-properties fo:color="#696969" style:text-outline="false" style:text-line-through-style="none" style:text-line-through-type="none" style:font-name="Courier New1" fo:font-size="24pt" fo:language="zxx" fo:country="none" fo:font-style="italic" fo:text-shadow="none" style:text-underline-style="none" fo:font-weight="normal" style:font-name-asian="Bitstream Vera Sans2" style:font-size-asian="24pt" style:language-asian="en" style:country-asian="US" style:font-style-asian="italic" style:font-weight-asian="normal" style:font-name-complex="Courier New2" style:font-size-complex="24pt" style:font-style-complex="italic" style:font-weight-complex="normal" style:text-emphasize="none" style:font-relief="none"/>
    </style:style>
    <style:style style:name="T109" style:family="text">
      <style:text-properties fo:color="#000000" style:text-outline="false" style:text-line-through-style="none" style:text-line-through-type="none" style:font-name="Courier New1" fo:font-size="24pt" fo:language="zxx" fo:country="none" fo:font-style="italic" fo:text-shadow="none" style:text-underline-style="none" fo:font-weight="normal" style:font-name-asian="Bitstream Vera Sans2" style:font-size-asian="24pt" style:language-asian="en" style:country-asian="US" style:font-style-asian="italic" style:font-weight-asian="normal" style:font-name-complex="Courier New2" style:font-size-complex="24pt" style:font-style-complex="italic" style:font-weight-complex="normal" style:text-emphasize="none" style:font-relief="none"/>
    </style:style>
    <style:style style:name="T110" style:family="text">
      <style:text-properties fo:color="#696969" style:text-outline="false" style:text-line-through-style="none" style:text-line-through-type="none" style:font-name="Courier New1" fo:font-size="26pt" fo:language="zxx" fo:country="none" fo:font-style="italic" fo:text-shadow="none" style:text-underline-style="none" fo:font-weight="normal" style:font-name-asian="Bitstream Vera Sans2" style:font-size-asian="26pt" style:language-asian="en" style:country-asian="US" style:font-style-asian="italic" style:font-weight-asian="normal" style:font-name-complex="Courier New2" style:font-size-complex="26pt" style:font-style-complex="italic" style:font-weight-complex="normal" style:text-emphasize="none" style:font-relief="none"/>
    </style:style>
    <style:style style:name="T111" style:family="text">
      <style:text-properties fo:color="#000000" style:text-outline="false" style:text-line-through-style="none" style:text-line-through-type="none" style:font-name="Courier New1" fo:font-size="26pt" fo:language="zxx" fo:country="none" fo:font-style="italic" fo:text-shadow="none" style:text-underline-style="none" fo:font-weight="normal" style:font-name-asian="Bitstream Vera Sans2" style:font-size-asian="26pt" style:language-asian="en" style:country-asian="US" style:font-style-asian="italic" style:font-weight-asian="normal" style:font-name-complex="Courier New2" style:font-size-complex="26pt" style:font-style-complex="italic" style:font-weight-complex="normal" style:text-emphasize="none" style:font-relief="none"/>
    </style:style>
    <style:style style:name="T112" style:family="text">
      <style:text-properties fo:color="#000080" style:text-outline="false" style:text-line-through-style="none" style:text-line-through-type="none" style:font-name="Courier New1" fo:font-size="26pt" fo:language="zxx" fo:country="none" fo:font-style="normal" fo:text-shadow="none" style:text-underline-style="none" fo:font-weight="normal" style:font-name-asian="Bitstream Vera Sans2" style:font-size-asian="26pt" style:language-asian="en" style:country-asian="US" style:font-style-asian="normal" style:font-weight-asian="normal" style:font-name-complex="Courier New2" style:font-size-complex="26pt" style:font-style-complex="normal" style:font-weight-complex="normal" style:text-emphasize="none" style:font-relief="none"/>
    </style:style>
    <style:style style:name="T113" style:family="text">
      <style:text-properties fo:color="#008000" style:text-outline="false" style:text-line-through-style="none" style:text-line-through-type="none" style:font-name="Courier New1" fo:font-size="26pt" fo:language="zxx" fo:country="none" fo:font-style="normal" fo:text-shadow="none" style:text-underline-style="none" fo:font-weight="normal" style:font-name-asian="Bitstream Vera Sans2" style:font-size-asian="26pt" style:language-asian="en" style:country-asian="US" style:font-style-asian="normal" style:font-weight-asian="normal" style:font-name-complex="Courier New2" style:font-size-complex="26pt" style:font-style-complex="normal" style:font-weight-complex="normal" style:text-emphasize="none" style:font-relief="none"/>
    </style:style>
    <style:style style:name="T114" style:family="text">
      <style:text-properties fo:color="#ff0000" style:text-outline="false" style:text-line-through-style="none" style:text-line-through-type="none" style:font-name="Courier New1" fo:font-size="26pt" fo:language="zxx" fo:country="none" fo:font-style="normal" fo:text-shadow="none" style:text-underline-style="none" fo:font-weight="normal" style:font-name-asian="Bitstream Vera Sans2" style:font-size-asian="26pt" style:language-asian="en" style:country-asian="US" style:font-style-asian="normal" style:font-weight-asian="normal" style:font-name-complex="Courier New2" style:font-size-complex="26pt" style:font-style-complex="normal" style:font-weight-complex="normal" style:text-emphasize="none" style:font-relief="none"/>
    </style:style>
    <style:style style:name="T115" style:family="text">
      <style:text-properties fo:color="#000080" style:font-name="Courier New1" fo:font-size="22pt" fo:font-style="normal" style:font-size-asian="22pt" style:font-style-asian="normal" style:font-size-complex="22pt" style:font-style-complex="normal"/>
    </style:style>
    <style:style style:name="T116" style:family="text">
      <style:text-properties fo:color="#008000" style:font-name="Courier New1" fo:font-size="22pt" fo:font-style="normal" style:font-size-asian="22pt" style:font-style-asian="normal" style:font-size-complex="22pt" style:font-style-complex="normal"/>
    </style:style>
    <style:style style:name="T117" style:family="text">
      <style:text-properties fo:color="#808080" style:font-name="Courier New1" fo:font-size="22pt" fo:font-style="normal" style:font-size-asian="22pt" style:font-style-asian="normal" style:font-size-complex="22pt" style:font-style-complex="normal"/>
    </style:style>
    <style:style style:name="T118" style:family="text">
      <style:text-properties fo:color="#ff0000" style:font-name="Courier New1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475cm" text:min-label-width="0.8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18cm" text:min-label-width="0.8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62cm" text:min-label-width="0.8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98cm" text:min-label-width="0.8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18cm" text:min-label-width="0.824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25cm" text:min-label-width="0.7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998cm" text:min-label-width="0.80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www.efoto.eng.uerj.br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5.199cm" svg:height="3cm" svg:x="1.4cm" svg:y="-0.027cm" presentation:class="title">
          <draw:text-box>
            <text:p text:style-name="P1"><text:span text:style-name="T1">Unidade IV – Entrada e Saída</text:span></text:p>
          </draw:text-box>
        </draw:frame>
        <draw:frame draw:style-name="gr1" draw:text-style-name="P3" draw:layer="layout" svg:width="17cm" svg:height="6.926cm" svg:x="3.1cm" svg:y="13.8cm">
          <draw:text-box>
            <text:p><text:span text:style-name="T2">#include</text:span><text:span text:style-name="T3"> <text:s/></text:span><text:span text:style-name="T2">&lt;</text:span><text:span text:style-name="T4">stdio</text:span><text:span text:style-name="T2">.</text:span><text:span text:style-name="T4">h</text:span><text:span text:style-name="T2">&gt;</text:span></text:p>
            <text:p><text:span text:style-name="T5">int main</text:span><text:span text:style-name="T3"> <text:s/></text:span><text:span text:style-name="T2">()</text:span></text:p>
            <text:p><text:span text:style-name="T6">{</text:span></text:p>
            <text:p><text:span text:style-name="T4"><text:tab/></text:span><text:span text:style-name="T4">printf</text:span><text:span text:style-name="T2">(</text:span><text:span text:style-name="T7">"Hello, World!"</text:span><text:span text:style-name="T2">);</text:span></text:p>
            <text:p><text:span text:style-name="T2"><text:s text:c="2"/></text:span><text:span text:style-name="T2">return </text:span><text:span text:style-name="T8">0;</text:span></text:p>
            <text:p><text:span text:style-name="T6">}</text:span></text:p>
          </draw:text-box>
        </draw:frame>
        <draw:frame draw:style-name="gr2" draw:text-style-name="P4" draw:layer="layout" svg:width="13.279cm" svg:height="6.868cm" svg:x="13.933cm" svg:y="7.525cm">
          <draw:text-box>
            <text:p><text:span text:style-name="T9">ANSI </text:span><text:span text:style-name="T10">C</text:span></text:p>
          </draw:text-box>
        </draw:frame>
        <draw:frame draw:style-name="gr3" draw:text-style-name="P5" draw:layer="layout" svg:width="27cm" svg:height="3.68cm" svg:x="1cm" svg:y="4.32cm">
          <draw:text-box>
            <text:p><text:span text:style-name="T11">Disciplina Linguagens de Programação I</text:span></text:p>
            <text:p><text:span text:style-name="T11">Bacharelado em Ciência da Computação da Uerj</text:span></text:p>
            <text:p><text:span text:style-name="T11">Professores Guilherme Mota e Leandro Marzulo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7" draw:layer="layout" svg:width="25.199cm" svg:height="3cm" svg:x="1.4cm" svg:y="-0.027cm" presentation:class="title" presentation:user-transformed="true">
          <draw:text-box>
            <text:p><text:span text:style-name="T12">Que assuntos serão abordados nesta unidade?</text:span></text:p>
          </draw:text-box>
        </draw:frame>
        <draw:frame presentation:style-name="pr4" draw:text-style-name="P8" draw:layer="layout" svg:width="10cm" svg:height="8.5cm" svg:x="14.5cm" svg:y="4cm" presentation:class="outline" presentation:user-transformed="true">
          <draw:text-box>
            <text:list text:style-name="L2">
              <text:list-item>
                <text:p><text:span text:style-name="T13">Canais de E/S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4">stdin</text:span></text:p>
                  </text:list-item>
                  <text:list-item>
                    <text:p text:style-name="P1"><text:span text:style-name="T14">stdout</text:span></text:p>
                  </text:list-item>
                  <text:list-item>
                    <text:p text:style-name="P1"><text:span text:style-name="T14">stderr</text:span></text:p>
                  </text:list-item>
                </text:list>
              </text:list-item>
            </text:list>
            <text:p><text:span text:style-name="T14"/></text:p>
          </draw:text-box>
        </draw:frame>
        <draw:frame presentation:style-name="pr5" draw:text-style-name="P8" draw:layer="layout" svg:width="13.1cm" svg:height="7.697cm" svg:x="14.4cm" svg:y="12.1cm" presentation:class="outline" presentation:user-transformed="true">
          <draw:text-box>
            <text:list text:style-name="L2">
              <text:list-item>
                <text:p><text:span text:style-name="T13">Manipulação de arquivos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15">Arquitetura geral de E/S</text:span></text:p>
                  </text:list-item>
                  <text:list-item>
                    <text:p text:style-name="P1"><text:span text:style-name="T16">Buff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"><text:span text:style-name="T17">Arquivos texto</text:span></text:p>
                  </text:list-item>
                  <text:list-item>
                    <text:p text:style-name="P1"><text:span text:style-name="T17">Arquivos binários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0.98cm" svg:height="7.193cm" svg:x="1.62cm" svg:y="13cm" presentation:class="outline" presentation:user-transformed="true">
          <draw:text-box>
            <text:list text:style-name="L2">
              <text:list-item>
                <text:p><text:span text:style-name="T13">E/S formatada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4">printf()</text:span></text:p>
                  </text:list-item>
                  <text:list-item>
                    <text:p text:style-name="P9"><text:span text:style-name="T14">sprintf()</text:span></text:p>
                  </text:list-item>
                  <text:list-item>
                    <text:p text:style-name="P9"><text:span text:style-name="T14">scanf()</text:span></text:p>
                  </text:list-item>
                  <text:list-item>
                    <text:p text:style-name="P9"><text:span text:style-name="T14">sscanf()</text:span><text:span text:style-name="T18"> </text:span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10.5cm" svg:height="8.639cm" svg:x="1.6cm" svg:y="3.789cm" presentation:class="outline" presentation:user-transformed="true">
          <draw:text-box>
            <text:list text:style-name="L2">
              <text:list-item>
                <text:p><text:span text:style-name="T13">E/S padrão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4">getchar()</text:span></text:p>
                  </text:list-item>
                  <text:list-item>
                    <text:p text:style-name="P1"><text:span text:style-name="T14">putchar()</text:span></text:p>
                  </text:list-item>
                  <text:list-item>
                    <text:p text:style-name="P1"><text:span text:style-name="T14">fgets()</text:span></text:p>
                  </text:list-item>
                  <text:list-item>
                    <text:p text:style-name="P1"><text:span text:style-name="T14">puts()</text:span></text:p>
                  </text:list-item>
                  <text:list-item>
                    <text:p text:style-name="P1"><text:span text:style-name="T14">&lt;, | e &gt;</text:span><text:span text:style-name="T1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5" draw:text-style-name="P12" draw:layer="layout" svg:width="14.629cm" svg:height="3cm" svg:x="6.654cm" svg:y="9.1cm">
          <draw:text-box>
            <text:p text:style-name="P11"><text:span text:style-name="T19">E/S Padrã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13" draw:layer="layout" svg:width="25.199cm" svg:height="3cm" svg:x="1.4cm" svg:y="-0.027cm" presentation:class="title">
          <draw:text-box>
            <text:p><text:span text:style-name="T1">O básico</text:span></text:p>
          </draw:text-box>
        </draw:frame>
        <draw:frame presentation:style-name="pr9" draw:text-style-name="P14" draw:layer="layout" svg:width="25.199cm" svg:height="14.339cm" svg:x="1.5cm" svg:y="4cm" presentation:class="outline" presentation:user-transformed="true">
          <draw:text-box>
            <text:list text:style-name="L2">
              <text:list-item>
                <text:p text:style-name="P14"><text:span text:style-name="T13">Lidando com caracteres</text:span></text:p>
              </text:list-item>
              <text:list-item>
                <text:p text:style-name="P14"><text:span text:style-name="T20">int </text:span><text:span text:style-name="T21">getchar</text:span><text:span text:style-name="T20">(void)</text:span><text:span text:style-name="T22"> </text:span>→ Lê e retorna um caractere</text:p>
                <text:list>
                  <text:list-item>
                    <text:p text:style-name="P14"><text:span text:style-name="T23">EOF</text:span> = término da leitura (End of File)</text:p>
                  </text:list-item>
                  <text:list-item>
                    <text:p text:style-name="P14"><text:span text:style-name="T23">\n</text:span> = fim da linha</text:p>
                  </text:list-item>
                </text:list>
              </text:list-item>
              <text:list-item>
                <text:p text:style-name="P14"><text:span text:style-name="T20">int </text:span><text:span text:style-name="T21">putchar</text:span><text:span text:style-name="T20">(int)</text:span> → Imprime um caractere</text:p>
                <text:list>
                  <text:list-item>
                    <text:p text:style-name="P14">Retorna o caractere impresso ou <text:span text:style-name="T22">EOF</text:span> em caso de err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3" draw:layer="layout" svg:width="25.199cm" svg:height="3cm" svg:x="1.4cm" svg:y="-0.027cm" presentation:class="title">
          <draw:text-box>
            <text:p><text:span text:style-name="T1">Exemplo</text:span></text:p>
          </draw:text-box>
        </draw:frame>
        <draw:frame draw:style-name="gr6" draw:text-style-name="P16" draw:layer="layout" svg:width="26cm" svg:height="11.472cm" svg:x="1cm" svg:y="5.8cm">
          <draw:text-box>
            <text:p><text:span text:style-name="T24">/*</text:span><text:span text:style-name="T25"> </text:span><text:span text:style-name="T24">progPag125.c */</text:span></text:p>
            <text:p text:style-name="P15"><text:span text:style-name="T25">#include &lt;</text:span><text:span text:style-name="T26">stdio.h</text:span><text:span text:style-name="T25">&gt; </text:span></text:p>
            <text:p text:style-name="P15"><text:span text:style-name="T25">#include &lt;</text:span><text:span text:style-name="T26">ctype.h</text:span><text:span text:style-name="T25">&gt;</text:span></text:p>
            <text:p><text:span text:style-name="T25">int </text:span><text:span text:style-name="T26">main</text:span><text:span text:style-name="T25">() </text:span><text:span text:style-name="T24"><text:s text:c="27"/></text:span></text:p>
            <text:p><text:span text:style-name="T25">{</text:span></text:p>
            <text:p><text:span text:style-name="T25"><text:s text:c="3"/></text:span><text:span text:style-name="T25">int </text:span><text:span text:style-name="T26">c</text:span><text:span text:style-name="T25">; </text:span></text:p>
            <text:p><text:span text:style-name="T25"><text:s text:c="3"/></text:span><text:span text:style-name="T25">while ((</text:span><text:span text:style-name="T26">c</text:span><text:span text:style-name="T25"> = </text:span><text:span text:style-name="T26">getchar</text:span><text:span text:style-name="T25">()) != </text:span><text:span text:style-name="T27">EOF</text:span><text:span text:style-name="T25">)</text:span></text:p>
            <text:p><text:span text:style-name="T25"><text:s text:c="6"/></text:span><text:span text:style-name="T26">putchar</text:span><text:span text:style-name="T25">(</text:span><text:span text:style-name="T26">tolower</text:span><text:span text:style-name="T25">(</text:span><text:span text:style-name="T26">c</text:span><text:span text:style-name="T25">));</text:span></text:p>
            <text:p><text:span text:style-name="T25"><text:s text:c="3"/></text:span><text:span text:style-name="T25">return </text:span><text:span text:style-name="T27">0</text:span><text:span text:style-name="T25">;</text:span></text:p>
            <text:p><text:span text:style-name="T2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13" draw:layer="layout" svg:width="25.199cm" svg:height="3cm" svg:x="1.4cm" svg:y="-0.027cm" presentation:class="title">
          <draw:text-box>
            <text:p><text:span text:style-name="T1">Redirecionamento de <text:s/>E/S</text:span></text:p>
          </draw:text-box>
        </draw:frame>
        <draw:frame presentation:style-name="pr10" draw:text-style-name="P17" draw:layer="layout" svg:width="25.199cm" svg:height="16.696cm" svg:x="1.5cm" svg:y="3.9cm" presentation:class="outline" presentation:user-transformed="true">
          <draw:text-box>
            <text:list text:style-name="L2">
              <text:list-item>
                <text:p text:style-name="P17">O sistema operacional gerencia o redirecionamento de E/S de um programa</text:p>
              </text:list-item>
              <text:list-item>
                <text:p text:style-name="P17">O redirecionamento pode ser definido na linha de comando na entrada em execução do(s) programa(s) </text:p>
              </text:list-item>
            </text:list>
            <text:list text:style-name="L7">
              <text:list-item>
                <text:list>
                  <text:list-item>
                    <text:p text:style-name="P18">&gt; <text:s/>redireciona a saída para um arquivo (apaga o arquivo se ele existir)</text:p>
                  </text:list-item>
                  <text:list-item>
                    <text:p text:style-name="P18">&gt;&gt; redireciona saída que é anexada ao fim de um arquivo (<text:span text:style-name="T28">append</text:span>)</text:p>
                  </text:list-item>
                  <text:list-item>
                    <text:p text:style-name="P18">&lt; <text:s/>redireciona o arquivo para a entrada do programa</text:p>
                  </text:list-item>
                  <text:list-item>
                    <text:p text:style-name="P18">| <text:s/>redireciona a saída de um programa para a entrada de ou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13" draw:layer="layout" svg:width="25.199cm" svg:height="3cm" svg:x="1.4cm" svg:y="-0.027cm" presentation:class="title">
          <draw:text-box>
            <text:p><text:span text:style-name="T1">Lendo e escrevendo uma linha por vez</text:span></text:p>
          </draw:text-box>
        </draw:frame>
        <draw:frame presentation:style-name="pr11" draw:layer="layout" svg:width="25.199cm" svg:height="15.99cm" svg:x="1.5cm" svg:y="4cm" presentation:class="outline" presentation:user-transformed="true">
          <draw:text-box>
            <text:list text:style-name="L2">
              <text:list-item>
                <text:p><text:span text:style-name="T29">char* </text:span><text:span text:style-name="T30">fgets</text:span><text:span text:style-name="T29">(char* </text:span><text:span text:style-name="T30">str, </text:span><text:span text:style-name="T29">int</text:span><text:span text:style-name="T30"> num, </text:span><text:span text:style-name="T29">FILE*</text:span><text:span text:style-name="T30"> stream</text:span><text:span text:style-name="T29">)</text:span><text:span text:style-name="T31"> → Lê uma string e coloca em </text:span><text:span text:style-name="T30">str</text:span></text:p>
                <text:list>
                  <text:list-item>
                    <text:p>O caractere <text:span text:style-name="T23">\n</text:span> é incluído</text:p>
                  </text:list-item>
                  <text:list-item>
                    <text:p><text:span text:style-name="T30">stream </text:span><text:span text:style-name="T32">=</text:span><text:span text:style-name="T33"> </text:span><text:span text:style-name="T30">stdin </text:span><text:span text:style-name="T33">→ teclado (por padrão)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<text:span text:style-name="T29">int </text:span><text:span text:style-name="T30">puts</text:span><text:span text:style-name="T29">(const char* </text:span><text:span text:style-name="T30">str</text:span><text:span text:style-name="T29">)</text:span><text:span text:style-name="T31"> → Imprime </text:span><text:span text:style-name="T30">str</text:span></text:p>
                <text:list>
                  <text:list-item>
                    <text:p>Segue até encontrar o caractere <text:span text:style-name="T23">\0</text:span></text:p>
                  </text:list-item>
                  <text:list-item>
                    <text:p>Inclui o caractere <text:span text:style-name="T23">\n</text:span></text:p>
                  </text:list-item>
                  <text:list-item>
                    <text:p>Retorna inteiro maior que zero em caso de sucesso</text:p>
                  </text:list-item>
                  <text:list-item>
                    <text:p>Retorna <text:span text:style-name="T23">EOF</text:span> em caso de er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3" draw:layer="layout" svg:width="25.199cm" svg:height="3cm" svg:x="1.4cm" svg:y="-0.027cm" presentation:class="title">
          <draw:text-box>
            <text:p><text:span text:style-name="T1">Exemplo</text:span></text:p>
          </draw:text-box>
        </draw:frame>
        <draw:frame draw:style-name="gr7" draw:text-style-name="P19" draw:layer="layout" svg:width="25.5cm" svg:height="13.972cm" svg:x="1.3cm" svg:y="5cm">
          <draw:text-box>
            <text:p><text:span text:style-name="T34">/* fgets example */</text:span></text:p>
            <text:p><text:span text:style-name="T35">#include &lt;</text:span><text:span text:style-name="T36">stdio.h</text:span><text:span text:style-name="T35">&gt;</text:span></text:p>
            <text:p><text:span text:style-name="T35"/></text:p>
            <text:p><text:span text:style-name="T35">int </text:span><text:span text:style-name="T36">main</text:span><text:span text:style-name="T35">()</text:span></text:p>
            <text:p><text:span text:style-name="T35">{</text:span></text:p>
            <text:p><text:span text:style-name="T35"><text:s text:c="2"/></text:span><text:span text:style-name="T35">char </text:span><text:span text:style-name="T36">string</text:span><text:span text:style-name="T35"> [</text:span><text:span text:style-name="T37">256</text:span><text:span text:style-name="T35">];</text:span></text:p>
            <text:p><text:span text:style-name="T35"><text:s text:c="2"/></text:span><text:span text:style-name="T38">printf</text:span><text:span text:style-name="T35"> (</text:span><text:span text:style-name="T37">"Insert your full address: "</text:span><text:span text:style-name="T35">);</text:span></text:p>
            <text:p><text:span text:style-name="T35"><text:s text:c="2"/></text:span><text:span text:style-name="T38">fgets</text:span><text:span text:style-name="T35"> (</text:span><text:span text:style-name="T38">s</text:span><text:span text:style-name="T36">t</text:span><text:span text:style-name="T38">ri</text:span><text:span text:style-name="T36">ng</text:span><text:span text:style-name="T35">, </text:span><text:span text:style-name="T37">255</text:span><text:span text:style-name="T35">, </text:span><text:span text:style-name="T36">stdin</text:span><text:span text:style-name="T35">);</text:span></text:p>
            <text:p><text:span text:style-name="T35"><text:s text:c="2"/></text:span><text:span text:style-name="T38">puts</text:span><text:span text:style-name="T35"> (</text:span><text:span text:style-name="T37">"Your address is:"</text:span><text:span text:style-name="T35">);</text:span></text:p>
            <text:p><text:span text:style-name="T35"><text:s text:c="2"/></text:span><text:span text:style-name="T38">puts</text:span><text:span text:style-name="T35">(</text:span><text:span text:style-name="T36">string</text:span><text:span text:style-name="T35">);</text:span></text:p>
            <text:p><text:span text:style-name="T35"><text:s text:c="2"/></text:span><text:span text:style-name="T35">return </text:span><text:span text:style-name="T37">0</text:span><text:span text:style-name="T35">;</text:span></text:p>
            <text:p><text:span text:style-name="T3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3" draw:layer="layout" svg:width="25.199cm" svg:height="3cm" svg:x="1.4cm" svg:y="-0.027cm" presentation:class="title">
          <draw:text-box>
            <text:p><text:span text:style-name="T1">Exemplo</text:span></text:p>
          </draw:text-box>
        </draw:frame>
        <draw:frame draw:style-name="gr8" draw:text-style-name="P20" draw:layer="layout" svg:width="22.5cm" svg:height="10.761cm" svg:x="2.75cm" svg:y="6.6cm">
          <draw:text-box>
            <text:p><text:span text:style-name="T39">/* puts example : hello world! */</text:span></text:p>
            <text:p><text:span text:style-name="T25">#include &lt;</text:span><text:span text:style-name="T26">stdio.h</text:span><text:span text:style-name="T25">&gt;</text:span></text:p>
            <text:p><text:span text:style-name="T25"/></text:p>
            <text:p><text:span text:style-name="T25">int </text:span><text:span text:style-name="T26">main</text:span><text:span text:style-name="T25"> ()</text:span></text:p>
            <text:p><text:span text:style-name="T25">{</text:span></text:p>
            <text:p><text:span text:style-name="T25"><text:s text:c="2"/></text:span><text:span text:style-name="T25">char </text:span><text:span text:style-name="T26">string</text:span><text:span text:style-name="T25"> [] = </text:span><text:span text:style-name="T27">"Hello world!"</text:span><text:span text:style-name="T25">;</text:span></text:p>
            <text:p><text:span text:style-name="T25"><text:s text:c="2"/></text:span><text:span text:style-name="T40">puts</text:span><text:span text:style-name="T25"> (</text:span><text:span text:style-name="T26">string</text:span><text:span text:style-name="T25">);</text:span></text:p>
            <text:p><text:span text:style-name="T25"><text:s text:c="2"/></text:span><text:span text:style-name="T25">return </text:span><text:span text:style-name="T27">0</text:span><text:span text:style-name="T25">;</text:span></text:p>
            <text:p><text:span text:style-name="T2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>
        <office:forms form:automatic-focus="false" form:apply-design-mode="false"/>
        <draw:frame draw:style-name="gr9" draw:text-style-name="P21" draw:layer="layout" svg:width="19.594cm" svg:height="3cm" svg:x="4.2cm" svg:y="9.1cm">
          <draw:text-box>
            <text:p text:style-name="P11"><text:span text:style-name="T41">E/S Formatad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22" draw:layer="layout" svg:width="25.199cm" svg:height="3cm" svg:x="1.4cm" svg:y="-0.027cm" presentation:class="title">
          <draw:text-box>
            <text:p><text:span text:style-name="T42">printf() e sprintf()</text:span></text:p>
          </draw:text-box>
        </draw:frame>
        <draw:frame draw:style-name="gr10" draw:layer="layout" svg:width="26.5cm" svg:height="4cm" svg:x="1cm" svg:y="4.7cm">
          <draw:text-box>
            <text:p><text:span text:style-name="T43">int </text:span><text:span text:style-name="T44">printf</text:span><text:span text:style-name="T43">(char* </text:span><text:span text:style-name="T44">format</text:span><text:span text:style-name="T43">, </text:span><text:span text:style-name="T44">arg1</text:span><text:span text:style-name="T43">, </text:span><text:span text:style-name="T44">arg2</text:span><text:span text:style-name="T43">, …);</text:span></text:p>
            <text:p><text:span text:style-name="T43"/></text:p>
            <text:p><text:span text:style-name="T43">int </text:span><text:span text:style-name="T44">sprintf</text:span><text:span text:style-name="T43">(char* </text:span><text:span text:style-name="T44">string</text:span><text:span text:style-name="T43">, char* </text:span><text:span text:style-name="T44">format</text:span><text:span text:style-name="T43">, </text:span><text:span text:style-name="T44">arg1</text:span><text:span text:style-name="T43">, </text:span><text:span text:style-name="T44">arg2</text:span><text:span text:style-name="T43">, …);</text:span></text:p>
            <text:p text:style-name="P23"><text:span text:style-name="T45"/></text:p>
          </draw:text-box>
        </draw:frame>
        <draw:frame presentation:style-name="pr12" draw:text-style-name="P24" draw:layer="layout" svg:width="25.199cm" svg:height="7.1cm" svg:x="1.5cm" svg:y="10cm" presentation:class="outline" presentation:user-transformed="true">
          <draw:text-box>
            <text:list text:style-name="L2">
              <text:list-item>
                <text:p><text:span text:style-name="T46">Imprime a string </text:span><text:span text:style-name="T47">format</text:span></text:p>
              </text:list-item>
              <text:list-item>
                <text:p><text:span text:style-name="T46">Caso </text:span><text:span text:style-name="T47">format</text:span><text:span text:style-name="T46"> contenha especificadores de formato, estes são substituídos pelo respectivo argumento coerentemente formatado</text:span></text:p>
              </text:list-item>
              <text:list-item>
                <text:p><text:span text:style-name="T46">Retorna o número de caracteres impressos </text:span></text:p>
              </text:list-item>
              <text:list-item>
                <text:p><text:span text:style-name="T46">Caso ocorra algum erro, retorna um número negativo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22" draw:layer="layout" svg:width="25.199cm" svg:height="3cm" svg:x="1.4cm" svg:y="-0.027cm" presentation:class="title">
          <draw:text-box>
            <text:p><text:span text:style-name="T42">printf() e sprintf()</text:span></text:p>
          </draw:text-box>
        </draw:frame>
        <draw:frame draw:style-name="gr10" draw:layer="layout" svg:width="26.5cm" svg:height="4cm" svg:x="1cm" svg:y="3.5cm">
          <draw:text-box>
            <text:p><text:span text:style-name="T43">int </text:span><text:span text:style-name="T44">printf</text:span><text:span text:style-name="T43">(char* </text:span><text:span text:style-name="T44">format</text:span><text:span text:style-name="T43">, </text:span><text:span text:style-name="T44">arg1</text:span><text:span text:style-name="T43">, </text:span><text:span text:style-name="T44">arg2</text:span><text:span text:style-name="T43">, …);</text:span></text:p>
            <text:p><text:span text:style-name="T43"/></text:p>
            <text:p><text:span text:style-name="T43">int </text:span><text:span text:style-name="T44">sprintf</text:span><text:span text:style-name="T43">(char* </text:span><text:span text:style-name="T44">string</text:span><text:span text:style-name="T43">, char* </text:span><text:span text:style-name="T44">format</text:span><text:span text:style-name="T43">, </text:span><text:span text:style-name="T44">arg1</text:span><text:span text:style-name="T43">, </text:span><text:span text:style-name="T44">arg2</text:span><text:span text:style-name="T43">, …);</text:span></text:p>
            <text:p text:style-name="P23"><text:span text:style-name="T45"/></text:p>
          </draw:text-box>
        </draw:frame>
        <draw:frame draw:style-name="standard" draw:layer="layout" svg:width="26.697cm" svg:height="12.168cm" svg:x="0.7cm" svg:y="6.8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8">Caractere</text:span></text:p>
              </table:table-cell>
              <table:table-cell>
                <text:p><text:span text:style-name="T48">Tipo do argumento; impresso como</text:span></text:p>
              </table:table-cell>
            </table:table-row>
            <table:table-row table:style-name="ro2" table:default-cell-style-name="ce2">
              <table:table-cell>
                <text:p text:style-name="P25">%d <text:s text:c="2"/>%i</text:p>
              </table:table-cell>
              <table:table-cell>
                <text:p text:style-name="P25">int; decimal</text:p>
              </table:table-cell>
            </table:table-row>
            <table:table-row table:style-name="ro2" table:default-cell-style-name="ce2">
              <table:table-cell>
                <text:p text:style-name="P25">%o</text:p>
              </table:table-cell>
              <table:table-cell>
                <text:p text:style-name="P25">int; octal sem sinal </text:p>
              </table:table-cell>
            </table:table-row>
            <table:table-row table:style-name="ro2" table:default-cell-style-name="ce2">
              <table:table-cell>
                <text:p text:style-name="P25">%x <text:s/>%X</text:p>
              </table:table-cell>
              <table:table-cell>
                <text:p text:style-name="P25">int; hexa sem sinal (sem o 0X ou 0x na frente)</text:p>
              </table:table-cell>
            </table:table-row>
            <table:table-row table:style-name="ro2" table:default-cell-style-name="ce2">
              <table:table-cell>
                <text:p text:style-name="P25">%u</text:p>
              </table:table-cell>
              <table:table-cell>
                <text:p text:style-name="P25">int; decimal sem sinal</text:p>
              </table:table-cell>
            </table:table-row>
            <table:table-row table:style-name="ro2" table:default-cell-style-name="ce2">
              <table:table-cell>
                <text:p text:style-name="P25">%c</text:p>
              </table:table-cell>
              <table:table-cell>
                <text:p text:style-name="P25">int; caractere</text:p>
              </table:table-cell>
            </table:table-row>
            <table:table-row table:style-name="ro2" table:default-cell-style-name="ce2">
              <table:table-cell>
                <text:p text:style-name="P25">%s</text:p>
              </table:table-cell>
              <table:table-cell>
                <text:p text:style-name="P25">char *; imprime até encontrar o \0 ou o número de caracteres indicado pela precisão</text:p>
              </table:table-cell>
            </table:table-row>
            <table:table-row table:style-name="ro2" table:default-cell-style-name="ce2">
              <table:table-cell>
                <text:p text:style-name="P25">%f</text:p>
              </table:table-cell>
              <table:table-cell>
                <text:p text:style-name="P25">double; [-]m.dddddd, onde o número de d's é dado pela precisão (padrão 6)</text:p>
              </table:table-cell>
            </table:table-row>
            <table:table-row table:style-name="ro2" table:default-cell-style-name="ce3">
              <table:table-cell>
                <text:p text:style-name="P26">%e</text:p>
              </table:table-cell>
              <table:table-cell>
                <text:p text:style-name="P26">double; notação científica</text:p>
              </table:table-cell>
            </table:table-row>
            <table:table-row table:style-name="ro2" table:default-cell-style-name="ce2">
              <table:table-cell>
                <text:p text:style-name="P25">%g</text:p>
              </table:table-cell>
              <table:table-cell>
                <text:p text:style-name="P25">double; menor representação entre %f e %e </text:p>
              </table:table-cell>
            </table:table-row>
            <table:table-row table:style-name="ro2" table:default-cell-style-name="ce2">
              <table:table-cell>
                <text:p text:style-name="P25">%p</text:p>
              </table:table-cell>
              <table:table-cell>
                <text:p text:style-name="P25">void *; apontador (representação dependente de implementação)</text:p>
              </table:table-cell>
            </table:table-row>
            <table:table-row table:style-name="ro3" table:default-cell-style-name="ce2">
              <table:table-cell>
                <text:p text:style-name="P25">%%</text:p>
              </table:table-cell>
              <table:table-cell>
                <text:p text:style-name="P25">Nenhum argumento é convertido; imprime um 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3" draw:layer="layout" svg:width="25.199cm" svg:height="3cm" svg:x="1.4cm" svg:y="-0.027cm" presentation:class="title">
          <draw:text-box>
            <text:p><text:span text:style-name="T1">Imprimindo strings</text:span></text:p>
          </draw:text-box>
        </draw:frame>
        <draw:frame draw:style-name="gr10" draw:layer="layout" svg:width="26.5cm" svg:height="2.5cm" svg:x="1cm" svg:y="3.9cm">
          <draw:text-box>
            <text:p><text:span text:style-name="T30">printf</text:span><text:span text:style-name="T29">(</text:span><text:span text:style-name="T49">"</text:span><text:span text:style-name="T50">%.*s</text:span><text:span text:style-name="T49">"</text:span><text:span text:style-name="T29">, </text:span><text:span text:style-name="T30">max</text:span><text:span text:style-name="T29">, </text:span><text:span text:style-name="T30">s</text:span><text:span text:style-name="T29">); </text:span><text:span text:style-name="T51">/*string s é</text:span></text:p>
            <text:p><text:span text:style-name="T51">impressa com até max caracteres */</text:span><text:span text:style-name="T29"> </text:span></text:p>
            <text:p text:style-name="P23"><text:span text:style-name="T45"/></text:p>
          </draw:text-box>
        </draw:frame>
        <draw:frame draw:style-name="standard" draw:layer="layout" svg:width="26.697cm" svg:height="11.211cm" svg:x="0.7cm" svg:y="7.73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<text:span text:style-name="T48">formatação</text:span></text:p>
              </table:table-cell>
              <table:table-cell>
                <text:p><text:span text:style-name="T48">Impressão (“Hello, World” → 12 caracteres)</text:span></text:p>
              </table:table-cell>
            </table:table-row>
            <table:table-row table:style-name="ro5">
              <table:table-cell table:style-name="ce4">
                <text:p>:%s:</text:p>
              </table:table-cell>
              <table:table-cell table:style-name="ce5">
                <text:p text:style-name="P27"><text:span text:style-name="T52">:Hello, World:</text:span></text:p>
              </table:table-cell>
            </table:table-row>
            <table:table-row table:style-name="ro5">
              <table:table-cell table:style-name="ce4">
                <text:p>:%10s:</text:p>
              </table:table-cell>
              <table:table-cell table:style-name="ce5">
                <text:p text:style-name="P27"><text:span text:style-name="T52">:Hello, World:</text:span></text:p>
              </table:table-cell>
            </table:table-row>
            <table:table-row table:style-name="ro5">
              <table:table-cell table:style-name="ce4">
                <text:p>:%.10s:</text:p>
              </table:table-cell>
              <table:table-cell table:style-name="ce5">
                <text:p text:style-name="P27"><text:span text:style-name="T52">:Hello, Wor:</text:span></text:p>
              </table:table-cell>
            </table:table-row>
            <table:table-row table:style-name="ro5">
              <table:table-cell table:style-name="ce4">
                <text:p>:%-10s:</text:p>
              </table:table-cell>
              <table:table-cell table:style-name="ce5">
                <text:p text:style-name="P27"><text:span text:style-name="T52">:Hello, World:</text:span></text:p>
              </table:table-cell>
            </table:table-row>
            <table:table-row table:style-name="ro5">
              <table:table-cell table:style-name="ce4">
                <text:p>:%.15s:</text:p>
              </table:table-cell>
              <table:table-cell table:style-name="ce5">
                <text:p text:style-name="P27"><text:span text:style-name="T52">:Hello, World:</text:span></text:p>
              </table:table-cell>
            </table:table-row>
            <table:table-row table:style-name="ro5">
              <table:table-cell table:style-name="ce4">
                <text:p>:%-15s:</text:p>
              </table:table-cell>
              <table:table-cell table:style-name="ce5">
                <text:p text:style-name="P27"><text:span text:style-name="T52">:Hello, World <text:s text:c="2"/>:</text:span></text:p>
              </table:table-cell>
            </table:table-row>
            <table:table-row table:style-name="ro5">
              <table:table-cell table:style-name="ce4">
                <text:p>:%15.10s:</text:p>
              </table:table-cell>
              <table:table-cell table:style-name="ce5">
                <text:p text:style-name="P27"><text:span text:style-name="T52">: <text:s text:c="4"/>Hello, Wor:</text:span></text:p>
              </table:table-cell>
            </table:table-row>
            <table:table-row table:style-name="ro5">
              <table:table-cell table:style-name="ce4">
                <text:p>:%-15.10s:</text:p>
              </table:table-cell>
              <table:table-cell table:style-name="ce5">
                <text:p text:style-name="P27"><text:span text:style-name="T52">:Hello, Wor <text:s text:c="4"/>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<text:span text:style-name="T53">scanf()</text:span> e <text:s/><text:span text:style-name="T53">sscanf()</text:span></text:p>
          </draw:text-box>
        </draw:frame>
        <draw:frame draw:style-name="gr10" draw:text-style-name="P28" draw:layer="layout" svg:width="27cm" svg:height="2.5cm" svg:x="0.8cm" svg:y="3.9cm">
          <draw:text-box>
            <text:p><text:span text:style-name="T43">int </text:span><text:span text:style-name="T44">scanf</text:span><text:span text:style-name="T43">(char* </text:span><text:span text:style-name="T44">format</text:span><text:span text:style-name="T43">, </text:span><text:span text:style-name="T44">arg1</text:span><text:span text:style-name="T43">, </text:span><text:span text:style-name="T44">arg2</text:span><text:span text:style-name="T43">, …);</text:span></text:p>
            <text:p><text:span text:style-name="T43">int </text:span><text:span text:style-name="T44">sscanf</text:span><text:span text:style-name="T43">(char* </text:span><text:span text:style-name="T44">string</text:span><text:span text:style-name="T43">, char* </text:span><text:span text:style-name="T44">format</text:span><text:span text:style-name="T43">, </text:span><text:span text:style-name="T44">arg1</text:span><text:span text:style-name="T43">, </text:span><text:span text:style-name="T44">arg2</text:span><text:span text:style-name="T43">, …);</text:span></text:p>
            <text:p text:style-name="P23"><text:span text:style-name="T54"/></text:p>
          </draw:text-box>
        </draw:frame>
        <draw:frame presentation:style-name="pr13" draw:text-style-name="P24" draw:layer="layout" svg:width="25.199cm" svg:height="13.859cm" svg:x="1.5cm" svg:y="7.8cm" presentation:class="outline" presentation:user-transformed="true">
          <draw:text-box>
            <text:list text:style-name="L2">
              <text:list-item>
                <text:p><text:span text:style-name="T46"><text:s/></text:span><text:span text:style-name="T46">Lê dado(s) do canal de entrada default e armazena na variável correspondente, considerando a string format (formatação)</text:span></text:p>
              </text:list-item>
              <text:list-item>
                <text:p><text:span text:style-name="T46">Os argumentos adicionais são apontadores para posições de memória previamente alocadas</text:span></text:p>
              </text:list-item>
              <text:list-item>
                <text:p><text:span text:style-name="T46">Em caso de sucesso, retorna o número de argumentos lidos</text:span></text:p>
              </text:list-item>
              <text:list-item>
                <text:p><text:span text:style-name="T46">Em caso de sucesso parcial, as funções ferror e feof são setadas convenientemente</text:span></text:p>
              </text:list-item>
              <text:list-item>
                <text:p><text:span text:style-name="T46">Em caso de insucesso total, esta função retorna EOF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<text:span text:style-name="T53">scanf()</text:span> e <text:s/><text:span text:style-name="T53">sscanf()</text:span></text:p>
          </draw:text-box>
        </draw:frame>
        <draw:frame draw:style-name="gr10" draw:text-style-name="P28" draw:layer="layout" svg:width="27cm" svg:height="2.5cm" svg:x="0.7cm" svg:y="3.3cm">
          <draw:text-box>
            <text:p><text:span text:style-name="T43">int </text:span><text:span text:style-name="T44">scanf</text:span><text:span text:style-name="T43">(char* </text:span><text:span text:style-name="T44">format</text:span><text:span text:style-name="T43">, </text:span><text:span text:style-name="T44">arg1</text:span><text:span text:style-name="T43">, </text:span><text:span text:style-name="T44">arg2</text:span><text:span text:style-name="T43">, …);</text:span></text:p>
            <text:p><text:span text:style-name="T43">int </text:span><text:span text:style-name="T44">sscanf</text:span><text:span text:style-name="T43">(char* </text:span><text:span text:style-name="T44">string</text:span><text:span text:style-name="T43">, char* </text:span><text:span text:style-name="T44">format</text:span><text:span text:style-name="T43">, </text:span><text:span text:style-name="T44">arg1</text:span><text:span text:style-name="T43">, </text:span><text:span text:style-name="T44">arg2</text:span><text:span text:style-name="T43">, …);</text:span></text:p>
            <text:p text:style-name="P23"><text:span text:style-name="T54"/></text:p>
          </draw:text-box>
        </draw:frame>
        <draw:frame draw:style-name="gr11" draw:text-style-name="P29" draw:layer="layout" svg:width="25.5cm" svg:height="10.9cm" svg:x="1.5cm" svg:y="8.2cm">
          <draw:text-box>
            <text:p><text:span text:style-name="T55">#include &lt;</text:span><text:span text:style-name="T56">stdio.h</text:span><text:span text:style-name="T55">&gt; </text:span><text:span text:style-name="T57">/* ProgPag129.c */</text:span></text:p>
            <text:p><text:span text:style-name="T55">int </text:span><text:span text:style-name="T56">main</text:span><text:span text:style-name="T55">(void) </text:span></text:p>
            <text:p><text:span text:style-name="T55">{</text:span></text:p>
            <text:p><text:span text:style-name="T55"><text:tab/></text:span><text:span text:style-name="T55">double </text:span><text:span text:style-name="T56">sum</text:span><text:span text:style-name="T55">, </text:span><text:span text:style-name="T56">v</text:span><text:span text:style-name="T55">;</text:span></text:p>
            <text:p><text:span text:style-name="T55"><text:tab/></text:span><text:span text:style-name="T56">sum</text:span><text:span text:style-name="T55">=</text:span><text:span text:style-name="T58">0</text:span><text:span text:style-name="T55">;</text:span></text:p>
            <text:p><text:span text:style-name="T55"><text:tab/></text:span><text:span text:style-name="T55">while(</text:span><text:span text:style-name="T56">scanf</text:span><text:span text:style-name="T55">(</text:span><text:span text:style-name="T58">"%lf"</text:span><text:span text:style-name="T55">, &amp;</text:span><text:span text:style-name="T56">v</text:span><text:span text:style-name="T55">) == </text:span><text:span text:style-name="T58">1</text:span><text:span text:style-name="T55">) </text:span><text:span text:style-name="T55"><text:line-break/></text:span><text:span text:style-name="T55"><text:tab/></text:span><text:span text:style-name="T55"><text:tab/></text:span><text:span text:style-name="T56">printf</text:span><text:span text:style-name="T55">(</text:span><text:span text:style-name="T58">"\t%.2f\n"</text:span><text:span text:style-name="T55">, </text:span><text:span text:style-name="T56">sum</text:span><text:span text:style-name="T55"> += </text:span><text:span text:style-name="T56">v</text:span><text:span text:style-name="T55">);</text:span></text:p>
            <text:p><text:span text:style-name="T55"><text:s text:c="2"/></text:span><text:span text:style-name="T55">return </text:span><text:span text:style-name="T58">0</text:span><text:span text:style-name="T55">; <text:s text:c="6"/></text:span></text:p>
            <text:p><text:span text:style-name="T5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<text:span text:style-name="T53">scanf()</text:span> e <text:s/><text:span text:style-name="T53">sscanf()</text:span></text:p>
          </draw:text-box>
        </draw:frame>
        <draw:frame draw:style-name="gr10" draw:text-style-name="P28" draw:layer="layout" svg:width="27cm" svg:height="2.5cm" svg:x="0.7cm" svg:y="3.3cm">
          <draw:text-box>
            <text:p><text:span text:style-name="T43">int </text:span><text:span text:style-name="T44">scanf</text:span><text:span text:style-name="T43">(char* </text:span><text:span text:style-name="T44">format</text:span><text:span text:style-name="T43">, </text:span><text:span text:style-name="T44">arg1</text:span><text:span text:style-name="T43">, </text:span><text:span text:style-name="T44">arg2</text:span><text:span text:style-name="T43">, …);</text:span></text:p>
            <text:p><text:span text:style-name="T43">int </text:span><text:span text:style-name="T44">sscanf</text:span><text:span text:style-name="T43">(char* </text:span><text:span text:style-name="T44">string</text:span><text:span text:style-name="T43">, char* </text:span><text:span text:style-name="T44">format</text:span><text:span text:style-name="T43">, </text:span><text:span text:style-name="T44">arg1</text:span><text:span text:style-name="T43">, </text:span><text:span text:style-name="T44">arg2</text:span><text:span text:style-name="T43">, …);</text:span></text:p>
            <text:p text:style-name="P23"><text:span text:style-name="T54"/></text:p>
          </draw:text-box>
        </draw:frame>
        <draw:frame draw:style-name="gr12" draw:text-style-name="P30" draw:layer="layout" svg:width="27.3cm" svg:height="10.6cm" svg:x="0.35cm" svg:y="6.7cm">
          <draw:text-box>
            <text:p><text:span text:style-name="T59">int </text:span><text:span text:style-name="T60">month</text:span><text:span text:style-name="T59">, </text:span><text:span text:style-name="T60">day</text:span><text:span text:style-name="T59">, </text:span><text:span text:style-name="T60">year</text:span><text:span text:style-name="T59">;</text:span></text:p>
            <text:p><text:span text:style-name="T59">char </text:span><text:span text:style-name="T60">monthname</text:span><text:span text:style-name="T59">[</text:span><text:span text:style-name="T61">16</text:span><text:span text:style-name="T59">], </text:span><text:span text:style-name="T60">line</text:span><text:span text:style-name="T59">[</text:span><text:span text:style-name="T61">256</text:span><text:span text:style-name="T59">];</text:span></text:p>
            <text:p><text:span text:style-name="T59"/></text:p>
            <text:p><text:span text:style-name="T59">while (</text:span><text:span text:style-name="T60">fgets</text:span><text:span text:style-name="T59">(</text:span><text:span text:style-name="T60">line</text:span><text:span text:style-name="T59">, sizeof(</text:span><text:span text:style-name="T60">line</text:span><text:span text:style-name="T59">), </text:span><text:span text:style-name="T60">stdin</text:span><text:span text:style-name="T59">) &gt; </text:span><text:span text:style-name="T61">0</text:span><text:span text:style-name="T59">) </text:span></text:p>
            <text:p><text:span text:style-name="T59">{</text:span></text:p>
            <text:p><text:span text:style-name="T59"><text:tab/></text:span><text:span text:style-name="T59">if (</text:span><text:span text:style-name="T60">sscanf</text:span><text:span text:style-name="T59">(</text:span><text:span text:style-name="T60">line</text:span><text:span text:style-name="T59">, </text:span><text:span text:style-name="T61">"%d %s %d"</text:span><text:span text:style-name="T59">, &amp;</text:span><text:span text:style-name="T60">day</text:span><text:span text:style-name="T59">, </text:span><text:span text:style-name="T60">monthname</text:span><text:span text:style-name="T59">, &amp;</text:span><text:span text:style-name="T60">year</text:span><text:span text:style-name="T59">) == </text:span><text:span text:style-name="T61">3</text:span><text:span text:style-name="T59">)</text:span></text:p>
            <text:p><text:span text:style-name="T59"><text:tab/></text:span><text:span text:style-name="T59"><text:tab/></text:span><text:span text:style-name="T60">printf</text:span><text:span text:style-name="T59">(</text:span><text:span text:style-name="T61">"valid: %s\n"</text:span><text:span text:style-name="T59">, </text:span><text:span text:style-name="T60">line</text:span><text:span text:style-name="T59">); </text:span><text:span text:style-name="T62">/* 25 Dec 1988 form */</text:span></text:p>
            <text:p><text:span text:style-name="T59"><text:tab/></text:span><text:span text:style-name="T59">else if (</text:span><text:span text:style-name="T60">sscanf</text:span><text:span text:style-name="T59">(</text:span><text:span text:style-name="T60">line</text:span><text:span text:style-name="T59">, </text:span><text:span text:style-name="T61">"%d/%d/%d"</text:span><text:span text:style-name="T59">, &amp;</text:span><text:span text:style-name="T60">month</text:span><text:span text:style-name="T59">, &amp;</text:span><text:span text:style-name="T60">day</text:span><text:span text:style-name="T59">, &amp;</text:span><text:span text:style-name="T60">year</text:span><text:span text:style-name="T59">) == </text:span><text:span text:style-name="T61">3</text:span><text:span text:style-name="T59">)</text:span></text:p>
            <text:p><text:span text:style-name="T59"><text:tab/></text:span><text:span text:style-name="T59"><text:tab/></text:span><text:span text:style-name="T63">printf</text:span><text:span text:style-name="T59">(</text:span><text:span text:style-name="T61">"valid: %s\n"</text:span><text:span text:style-name="T59">, </text:span><text:span text:style-name="T60">line</text:span><text:span text:style-name="T59">); </text:span><text:span text:style-name="T62">/* mm/dd/yy form */</text:span></text:p>
            <text:p><text:span text:style-name="T59"><text:tab/></text:span><text:span text:style-name="T59">else</text:span></text:p>
            <text:p><text:span text:style-name="T59"><text:tab/></text:span><text:span text:style-name="T59"><text:tab/></text:span><text:span text:style-name="T60">printf</text:span><text:span text:style-name="T59">(</text:span><text:span text:style-name="T61">"invalid: %s\n"</text:span><text:span text:style-name="T59">, </text:span><text:span text:style-name="T60">line</text:span><text:span text:style-name="T59">); </text:span><text:span text:style-name="T64">/* invalid form */</text:span></text:p>
            <text:p><text:span text:style-name="T59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>
        <office:forms form:automatic-focus="false" form:apply-design-mode="false"/>
        <draw:frame draw:style-name="gr13" draw:text-style-name="P31" draw:layer="layout" svg:width="12.084cm" svg:height="3cm" svg:x="7.958cm" svg:y="9.845cm">
          <draw:text-box>
            <text:p text:style-name="P11"><text:span text:style-name="T65">Arquiv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32" draw:layer="layout" svg:width="25.199cm" svg:height="3cm" svg:x="1.4cm" svg:y="-0.027cm" presentation:class="title">
          <draw:text-box>
            <text:p><text:span text:style-name="T66">Streams - arquivos padrão</text:span></text:p>
          </draw:text-box>
        </draw:frame>
        <draw:frame draw:style-name="gr14" draw:text-style-name="P33" draw:layer="layout" svg:width="18.5cm" svg:height="14.3cm" svg:x="2.2cm" svg:y="4.9cm">
          <draw:text-box>
            <text:list text:style-name="L1">
              <text:list-item>
                <text:p><text:span text:style-name="T67"><text:s/></text:span><text:span text:style-name="T68">stdin</text:span><text:span text:style-name="T67"> </text:span><text:span text:style-name="T69">– Standard Input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"><text:span text:style-name="T70">Conectada ao teclado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67"/></text:p>
              </text:list-header>
              <text:list-item>
                <text:p><text:span text:style-name="T67"><text:s/></text:span><text:span text:style-name="T68">stdout</text:span><text:span text:style-name="T67"> </text:span><text:span text:style-name="T69">– Standard Output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"><text:span text:style-name="T70">Conectada ao termina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67"/></text:p>
              </text:list-header>
              <text:list-item>
                <text:p><text:span text:style-name="T67"><text:s/></text:span><text:span text:style-name="T68">stderr</text:span><text:span text:style-name="T67"> </text:span><text:span text:style-name="T69">– Standard Erro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"><text:span text:style-name="T70">Conectada ao termin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2" draw:layer="layout" svg:width="25.199cm" svg:height="3cm" svg:x="1.4cm" svg:y="-0.027cm" presentation:class="title">
          <draw:text-box>
            <text:p><text:span text:style-name="T66">Arquivos Físico e Lógico</text:span></text:p>
          </draw:text-box>
        </draw:frame>
        <draw:frame presentation:style-name="pr14" draw:text-style-name="P35" draw:layer="layout" svg:width="25.199cm" svg:height="15.468cm" svg:x="1.5cm" svg:y="3.8cm" presentation:class="outline" presentation:user-transformed="true">
          <draw:text-box>
            <text:list text:style-name="L2">
              <text:list-item>
                <text:p text:style-name="P34"><text:span text:style-name="T31">Arquivo Físico: </text:span></text:p>
                <text:list>
                  <text:list-item>
                    <text:p><text:span text:style-name="T31">Conjunto de bytes armazenado no disco </text:span></text:p>
                  </text:list-item>
                  <text:list-item>
                    <text:p><text:span text:style-name="T31">Geralmente agrupado em setores de dados. </text:span></text:p>
                  </text:list-item>
                  <text:list-item>
                    <text:p><text:span text:style-name="T31">Gerenciado pelo sistema operacional</text:span></text:p>
                  </text:list-item>
                </text:list>
              </text:list-item>
              <text:list-item>
                <text:p text:style-name="P34"><text:span text:style-name="T31"><text:s/></text:span><text:span text:style-name="T31">Arquivo Lógico: </text:span></text:p>
                <text:list>
                  <text:list-item>
                    <text:p><text:span text:style-name="T31">Modo como a linguagem de programação enxerga os dados. </text:span></text:p>
                  </text:list-item>
                  <text:list-item>
                    <text:p><text:span text:style-name="T31">Uma sequência de bytes, eventualmente organizados em registros ou outra estrutura lógica. </text:span></text:p>
                  </text:list-item>
                </text:list>
              </text:list-item>
              <text:list-item>
                <text:p text:style-name="P34"><text:span text:style-name="T31">Associação arquivo físico – arquivo <text:s/>lógico: iniciada pelo aplicativo, gerenciada pelo S.O.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Arquivo Físico e Lógico</text:p>
          </draw:text-box>
        </draw:frame>
        <draw:custom-shape draw:style-name="gr15" draw:text-style-name="P37" draw:layer="layout" svg:width="6cm" svg:height="5.6cm" svg:x="4.3cm" svg:y="14cm">
          <text:p text:style-name="P36"><text:span text:style-name="T71">Sistema de</text:span><text:span text:style-name="T71"><text:line-break/></text:span><text:span text:style-name="T71">Arquivo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37" xml:id="id8" draw:id="id8" draw:layer="layout" svg:width="6.5cm" svg:height="3cm" svg:x="3.9cm" svg:y="9.9cm">
          <text:p text:style-name="P36"><text:span text:style-name="T71">Sistema Operacion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37" xml:id="id9" draw:id="id9" draw:layer="layout" svg:width="6.5cm" svg:height="3cm" svg:x="3.999cm" svg:y="4.999cm">
          <text:p text:style-name="P36"><text:span text:style-name="T71">Seu Programa</text:span><text:span text:style-name="T71"><text:line-break/></text:span><text:span text:style-name="T71">Aplicativ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7" draw:id="id7">
          <draw:custom-shape draw:style-name="gr18" draw:text-style-name="P36" xml:id="id1" draw:id="id1" draw:layer="layout" svg:width="2.5cm" svg:height="1cm" svg:x="21.6cm" svg:y="14.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6" xml:id="id2" draw:id="id2" draw:layer="layout" svg:width="2.5cm" svg:height="1cm" svg:x="18.5cm" svg:y="16.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6" xml:id="id3" draw:id="id3" draw:layer="layout" svg:width="2.5cm" svg:height="1cm" svg:x="21cm" svg:y="19.3cm">
            <text:p/>
            <draw:enhanced-geometry svg:viewBox="0 0 21600 21600" draw:type="rectangle" draw:enhanced-path="M 0 0 L 21600 0 21600 21600 0 21600 0 0 Z N"/>
          </draw:custom-shape>
          <draw:connector draw:style-name="gr19" draw:text-style-name="P36" draw:layer="layout" svg:x1="22.85cm" svg:y1="15.3cm" svg:x2="19.75cm" svg:y2="16.8cm" draw:start-shape="id1" draw:start-glue-point="2" draw:end-shape="id2" draw:end-glue-point="0" svg:d="M22850 15300v750h-3100v750" svg:viewBox="0 0 3101 1501">
            <text:p/>
          </draw:connector>
          <draw:connector draw:style-name="gr19" draw:text-style-name="P36" draw:layer="layout" svg:x1="19.75cm" svg:y1="17.8cm" svg:x2="22.25cm" svg:y2="19.3cm" draw:start-shape="id2" draw:start-glue-point="2" draw:end-shape="id3" draw:end-glue-point="0" svg:d="M19750 17800v750h2500v750" svg:viewBox="0 0 2501 1501">
            <text:p/>
          </draw:connector>
          <draw:frame draw:style-name="gr20" draw:layer="layout" svg:width="4.5cm" svg:height="0.958cm" svg:x="19.194cm" svg:y="12.959cm">
            <draw:text-box>
              <text:p text:style-name="P36">Arquivo físico </text:p>
            </draw:text-box>
          </draw:frame>
        </draw:g>
        <draw:g xml:id="id10" draw:id="id10">
          <draw:frame draw:style-name="gr20" draw:layer="layout" svg:width="5.306cm" svg:height="0.958cm" svg:x="18.6cm" svg:y="3.767cm">
            <draw:text-box>
              <text:p text:style-name="P36">Arquivo Lógico </text:p>
            </draw:text-box>
          </draw:frame>
          <draw:frame draw:style-name="standard" draw:layer="layout" svg:width="4.503cm" svg:height="4.859cm" svg:x="18.97cm" svg:y="5.08cm">
            <table:table table:template-name="default" table:use-first-row-styles="true" table:use-banding-rows-styles="true">
              <table:table-column table:style-name="co5"/>
              <table:table-row table:style-name="ro1">
                <table:table-cell table:style-name="ce6"/>
              </table:table-row>
              <table:table-row table:style-name="ro1">
                <table:table-cell table:style-name="ce6"/>
              </table:table-row>
              <table:table-row table:style-name="ro1">
                <table:table-cell table:style-name="ce6"/>
              </table:table-row>
              <table:table-row table:style-name="ro1">
                <table:table-cell table:style-name="ce6"/>
              </table:table-row>
              <table:table-row table:style-name="ro1">
                <table:table-cell table:style-name="ce7">
                  <text:p text:style-name="P36">EOF</text:p>
                </table:table-cell>
              </table:table-row>
            </table:table>
            <draw:image xlink:href="Pictures/TablePreview3.svm" xlink:type="simple" xlink:show="embed" xlink:actuate="onLoad"/>
          </draw:frame>
          <draw:custom-shape draw:style-name="gr21" draw:text-style-name="P36" draw:layer="layout" svg:width="2cm" svg:height="1cm" svg:x="16.7cm" svg:y="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2" draw:text-style-name="P36" draw:layer="layout" svg:width="3.5cm" svg:height="1.665cm" svg:x="13.1cm" svg:y="5.6cm">
            <draw:text-box>
              <text:p text:style-name="P36">Apontador<text:line-break/>de arquivo</text:p>
            </draw:text-box>
          </draw:frame>
        </draw:g>
        <draw:custom-shape draw:style-name="gr23" draw:text-style-name="P36" xml:id="id11" draw:id="id11" draw:layer="layout" svg:width="1.5cm" svg:height="2cm" svg:x="20.5cm" svg:y="10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2" draw:layer="layout" svg:width="25.199cm" svg:height="3cm" svg:x="1.4cm" svg:y="-0.027cm" presentation:class="title">
          <draw:text-box>
            <text:p><text:span text:style-name="T66">Manipulando arquivos</text:span></text:p>
          </draw:text-box>
        </draw:frame>
        <draw:frame presentation:style-name="pr15" draw:text-style-name="P40" draw:layer="layout" svg:width="25.199cm" svg:height="15.458cm" svg:x="1.456cm" svg:y="3.666cm" presentation:class="outline" presentation:user-transformed="true">
          <draw:text-box>
            <text:list text:style-name="L2">
              <text:list-item>
                <text:p text:style-name="P38"><text:span text:style-name="T13">Arquivo lógico é uma estrutura sequencial representada por um apontador de arquivo <text:s/></text:span><text:span text:style-name="T72">FILE *</text:span></text:p>
              </text:list-item>
              <text:list-item>
                <text:p text:style-name="P38"><text:span text:style-name="T13">O apontador de arquivo aponta para a posição do “cabeçote de leitura” no arquivo lógico</text:span></text:p>
              </text:list-item>
              <text:list-item>
                <text:p text:style-name="P34"><text:span text:style-name="T13">Abertura faz a conexão entre arquivo físico e lógico <text:s/>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29">FILE* </text:span><text:span text:style-name="T30">fopen</text:span><text:span text:style-name="T29">(char* </text:span><text:span text:style-name="T73">name</text:span><text:span text:style-name="T74">, char* </text:span><text:span text:style-name="T73">mode</text:span><text:span text:style-name="T29">)</text:span></text:p>
                  </text:list-item>
                </text:list>
              </text:list-item>
            </text:list>
            <text:list text:style-name="L2">
              <text:list-item>
                <text:p text:style-name="P34"><text:span text:style-name="T13">Fechamento desfaz a conexão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29">int </text:span><text:span text:style-name="T30">fclose</text:span><text:span text:style-name="T29">(FILE* </text:span><text:span text:style-name="T73">fp</text:span><text:span text:style-name="T29">)</text:span></text:p>
                  </text:list-item>
                </text:list>
              </text:list-item>
            </text:list>
          </draw:text-box>
        </draw:frame>
        <draw:g>
          <draw:custom-shape draw:style-name="gr24" draw:text-style-name="P36" draw:layer="layout" svg:width="2cm" svg:height="2cm" svg:x="21.2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6" draw:layer="layout" svg:width="2cm" svg:height="2cm" svg:x="24.079cm" svg:y="9.0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6" draw:layer="layout" svg:x1="22.2cm" svg:y1="11.1cm" svg:x2="25.2cm" svg:y2="11.1cm">
            <text:p/>
          </draw:line>
        </draw:g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1" draw:layer="layout" svg:width="25.199cm" svg:height="3cm" svg:x="1.4cm" svg:y="-0.027cm" presentation:class="title">
          <draw:text-box>
            <text:p><text:span text:style-name="T75">fopen() - modos</text:span></text:p>
          </draw:text-box>
        </draw:frame>
        <draw:frame draw:style-name="standard" draw:layer="layout" svg:width="25.999cm" svg:height="14.526cm" svg:x="0.962cm" svg:y="4.65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>
              <table:table-cell table:style-name="ce8">
                <text:p text:style-name="P42"><text:span text:style-name="T76">Modo</text:span></text:p>
              </table:table-cell>
              <table:table-cell table:style-name="ce9">
                <text:p><text:span text:style-name="T77">Significado</text:span></text:p>
              </table:table-cell>
            </table:table-row>
            <table:table-row table:style-name="ro7" table:default-cell-style-name="ce10">
              <table:table-cell>
                <text:p><text:span text:style-name="T13">r</text:span></text:p>
              </table:table-cell>
              <table:table-cell>
                <text:p><text:span text:style-name="T13">Abre o arquivo somente para leitura</text:span></text:p>
              </table:table-cell>
            </table:table-row>
            <table:table-row table:style-name="ro8" table:default-cell-style-name="ce10">
              <table:table-cell>
                <text:p><text:span text:style-name="T13">w</text:span></text:p>
              </table:table-cell>
              <table:table-cell>
                <text:p><text:span text:style-name="T13">Abre o arquivo para escrita (cria ou sobrescreve o arquivo existente)</text:span></text:p>
              </table:table-cell>
            </table:table-row>
            <table:table-row table:style-name="ro8" table:default-cell-style-name="ce10">
              <table:table-cell>
                <text:p><text:span text:style-name="T13">a</text:span></text:p>
              </table:table-cell>
              <table:table-cell>
                <text:p><text:span text:style-name="T13">Abre o arquivo para escrita (cria ou anexa no arquivo existente)</text:span></text:p>
              </table:table-cell>
            </table:table-row>
            <table:table-row table:style-name="ro9" table:default-cell-style-name="ce10">
              <table:table-cell>
                <text:p><text:span text:style-name="T13">t</text:span></text:p>
              </table:table-cell>
              <table:table-cell>
                <text:p><text:span text:style-name="T13">O arquivo é tratado na forma de texto</text:span></text:p>
              </table:table-cell>
            </table:table-row>
            <table:table-row table:style-name="ro10" table:default-cell-style-name="ce10">
              <table:table-cell>
                <text:p><text:span text:style-name="T13">b</text:span></text:p>
              </table:table-cell>
              <table:table-cell>
                <text:p><text:span text:style-name="T13">O arquivo é tratado na forma de binário </text:span></text:p>
              </table:table-cell>
            </table:table-row>
            <table:table-row table:style-name="ro11">
              <table:table-cell table:style-name="ce10">
                <text:p><text:span text:style-name="T13">w+ / r+</text:span></text:p>
              </table:table-cell>
              <table:table-cell table:style-name="ce11">
                <text:p text:style-name="P42"><text:span text:style-name="T78">Abre o arquivo para leitura e escrita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1" draw:layer="layout" svg:width="25.199cm" svg:height="3cm" svg:x="1.4cm" svg:y="-0.027cm" presentation:class="title">
          <draw:text-box>
            <text:p><text:span text:style-name="T75">fopen() - modos</text:span></text:p>
          </draw:text-box>
        </draw:frame>
        <draw:frame draw:style-name="standard" draw:layer="layout" svg:width="22.499cm" svg:height="15.362cm" svg:x="2.751cm" svg:y="4.253cm">
          <table:table table:template-name="default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2" table:default-cell-style-name="ce13">
              <table:table-cell table:style-name="ce12"/>
              <table:table-cell table:number-columns-spanned="6">
                <text:p text:style-name="P36"><text:span text:style-name="T77">Modo de abertura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3" table:default-cell-style-name="ce13">
              <table:table-cell table:style-name="ce12"/>
              <table:table-cell>
                <text:p text:style-name="P36"><text:span text:style-name="T77">r</text:span></text:p>
              </table:table-cell>
              <table:table-cell>
                <text:p text:style-name="P36"><text:span text:style-name="T77">r+</text:span></text:p>
              </table:table-cell>
              <table:table-cell>
                <text:p text:style-name="P36"><text:span text:style-name="T77">w</text:span></text:p>
              </table:table-cell>
              <table:table-cell>
                <text:p text:style-name="P36"><text:span text:style-name="T77">w+</text:span></text:p>
              </table:table-cell>
              <table:table-cell>
                <text:p text:style-name="P36"><text:span text:style-name="T77">a</text:span></text:p>
              </table:table-cell>
              <table:table-cell>
                <text:p text:style-name="P36"><text:span text:style-name="T77">a+</text:span></text:p>
              </table:table-cell>
            </table:table-row>
            <table:table-row table:style-name="ro13" table:default-cell-style-name="ce15">
              <table:table-cell table:style-name="ce14">
                <text:p text:style-name="P43"><text:span text:style-name="T16">apontador no início</text:span></text:p>
              </table:table-cell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  <table:table-cell/>
              <table:table-cell/>
            </table:table-row>
            <table:table-row table:style-name="ro13" table:default-cell-style-name="ce15">
              <table:table-cell table:style-name="ce14">
                <text:p text:style-name="P43"><text:span text:style-name="T16">apontador no fim</text:span></text:p>
              </table:table-cell>
              <table:table-cell/>
              <table:table-cell/>
              <table:table-cell/>
              <table:table-cell/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</table:table-row>
            <table:table-row table:style-name="ro13" table:default-cell-style-name="ce15">
              <table:table-cell table:style-name="ce14">
                <text:p text:style-name="P43"><text:span text:style-name="T16">cria arquivo</text:span></text:p>
              </table:table-cell>
              <table:table-cell/>
              <table:table-cell/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</table:table-row>
            <table:table-row table:style-name="ro13" table:default-cell-style-name="ce15">
              <table:table-cell table:style-name="ce16">
                <text:p text:style-name="P44"><text:span text:style-name="T79">sobrescreve arquivo</text:span></text:p>
              </table:table-cell>
              <table:table-cell/>
              <table:table-cell/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  <table:table-cell/>
              <table:table-cell/>
            </table:table-row>
            <table:table-row table:style-name="ro13" table:default-cell-style-name="ce15">
              <table:table-cell table:style-name="ce14">
                <text:p text:style-name="P43"><text:span text:style-name="T16">inexistência causa erro</text:span></text:p>
              </table:table-cell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  <table:table-cell/>
              <table:table-cell/>
              <table:table-cell/>
              <table:table-cell/>
            </table:table-row>
            <table:table-row table:style-name="ro13" table:default-cell-style-name="ce15">
              <table:table-cell table:style-name="ce14">
                <text:p text:style-name="P43"><text:span text:style-name="T16">permite leitura</text:span></text:p>
              </table:table-cell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  <table:table-cell/>
              <table:table-cell>
                <text:p text:style-name="P36"><text:span text:style-name="T15">X</text:span></text:p>
              </table:table-cell>
              <table:table-cell/>
              <table:table-cell>
                <text:p text:style-name="P36"><text:span text:style-name="T15">X</text:span></text:p>
              </table:table-cell>
            </table:table-row>
            <table:table-row table:style-name="ro14" table:default-cell-style-name="ce15">
              <table:table-cell table:style-name="ce14">
                <text:p text:style-name="P43"><text:span text:style-name="T16">permite escrita</text:span></text:p>
              </table:table-cell>
              <table:table-cell/>
              <table:table-cell>
                <text:p text:style-name="P36"><text:span text:style-name="T46">X</text:span></text:p>
              </table:table-cell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  <table:table-cell>
                <text:p text:style-name="P36"><text:span text:style-name="T15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Buffer</text:p>
          </draw:text-box>
        </draw:frame>
        <draw:g>
          <draw:custom-shape draw:style-name="gr18" draw:text-style-name="P36" xml:id="id4" draw:id="id4" draw:layer="layout" svg:width="2.5cm" svg:height="1cm" svg:x="24.1cm" svg:y="7.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6" xml:id="id5" draw:id="id5" draw:layer="layout" svg:width="2.5cm" svg:height="1cm" svg:x="21cm" svg:y="10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6" xml:id="id6" draw:id="id6" draw:layer="layout" svg:width="2.5cm" svg:height="1cm" svg:x="23.5cm" svg:y="12.9cm">
            <text:p/>
            <draw:enhanced-geometry svg:viewBox="0 0 21600 21600" draw:type="rectangle" draw:enhanced-path="M 0 0 L 21600 0 21600 21600 0 21600 0 0 Z N"/>
          </draw:custom-shape>
          <draw:connector draw:style-name="gr19" draw:text-style-name="P36" draw:layer="layout" svg:x1="25.35cm" svg:y1="8.9cm" svg:x2="22.25cm" svg:y2="10.4cm" draw:start-shape="id4" draw:start-glue-point="2" draw:end-shape="id5" draw:end-glue-point="0" svg:d="M25350 8900v750h-3100v750" svg:viewBox="0 0 3101 1501">
            <text:p/>
          </draw:connector>
          <draw:connector draw:style-name="gr19" draw:text-style-name="P36" draw:layer="layout" svg:x1="22.25cm" svg:y1="11.4cm" svg:x2="24.75cm" svg:y2="12.9cm" draw:start-shape="id5" draw:start-glue-point="2" draw:end-shape="id6" draw:end-glue-point="0" svg:d="M22250 11400v750h2500v750" svg:viewBox="0 0 2501 1501">
            <text:p/>
          </draw:connector>
          <draw:frame draw:style-name="gr20" draw:layer="layout" svg:width="4.5cm" svg:height="0.958cm" svg:x="21.694cm" svg:y="6.559cm">
            <draw:text-box>
              <text:p text:style-name="P36">Arquivo físico </text:p>
            </draw:text-box>
          </draw:frame>
        </draw:g>
        <draw:g>
          <draw:frame draw:style-name="gr20" draw:layer="layout" svg:width="5.306cm" svg:height="0.958cm" svg:x="6.2cm" svg:y="7.603cm">
            <draw:text-box>
              <text:p text:style-name="P36">Arquivo Lógico </text:p>
            </draw:text-box>
          </draw:frame>
          <draw:frame draw:style-name="standard" draw:layer="layout" svg:width="4.503cm" svg:height="4.859cm" svg:x="6.57cm" svg:y="8.916cm">
            <table:table table:template-name="default" table:use-first-row-styles="true" table:use-banding-rows-styles="true">
              <table:table-column table:style-name="co5"/>
              <table:table-row table:style-name="ro1">
                <table:table-cell table:style-name="ce6"/>
              </table:table-row>
              <table:table-row table:style-name="ro1">
                <table:table-cell table:style-name="ce6"/>
              </table:table-row>
              <table:table-row table:style-name="ro1">
                <table:table-cell table:style-name="ce6"/>
              </table:table-row>
              <table:table-row table:style-name="ro1">
                <table:table-cell table:style-name="ce6"/>
              </table:table-row>
              <table:table-row table:style-name="ro1">
                <table:table-cell table:style-name="ce7">
                  <text:p text:style-name="P36">EOF</text:p>
                </table:table-cell>
              </table:table-row>
            </table:table>
            <draw:image xlink:href="Pictures/TablePreview6.svm" xlink:type="simple" xlink:show="embed" xlink:actuate="onLoad"/>
          </draw:frame>
          <draw:custom-shape draw:style-name="gr21" draw:text-style-name="P36" draw:layer="layout" svg:width="2cm" svg:height="1cm" svg:x="4.3cm" svg:y="9.8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2" draw:text-style-name="P36" draw:layer="layout" svg:width="3.5cm" svg:height="1.665cm" svg:x="0.7cm" svg:y="9.436cm">
            <draw:text-box>
              <text:p text:style-name="P36">Apontador<text:line-break/>de arquivo</text:p>
            </draw:text-box>
          </draw:frame>
        </draw:g>
        <draw:custom-shape draw:style-name="gr23" draw:text-style-name="P36" draw:layer="layout" svg:width="1.6cm" svg:height="1.15cm" svg:x="11.6cm" svg:y="10.4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45" draw:layer="layout" svg:width="4cm" svg:height="3.5cm" svg:x="13.8cm" svg:y="9.2cm">
          <text:p text:style-name="P36"><text:span text:style-name="T80">Buff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36" draw:layer="layout" svg:width="1.6cm" svg:height="1.15cm" svg:x="18.4cm" svg:y="10.42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46" draw:layer="layout" svg:width="10.9cm" svg:height="3.147cm" svg:x="11.2cm" svg:y="14.969cm">
          <draw:text-box>
            <text:p><text:span text:style-name="T81">FILE* FP;</text:span></text:p>
            <text:p><text:span text:style-name="T81">FP = fopen(</text:span><text:span text:style-name="T82">"</text:span><text:span text:style-name="T81">arquivo</text:span><text:span text:style-name="T82">","</text:span><text:span text:style-name="T83">w</text:span><text:span text:style-name="T82">"</text:span><text:span text:style-name="T81">);</text:span></text:p>
            <text:p><text:span text:style-name="T81">fflush(FP);</text:span></text:p>
            <text:p><text:span text:style-name="T81">fclose(FP);</text:span></text:p>
          </draw:text-box>
        </draw:frame>
        <draw:frame draw:style-name="gr22" draw:text-style-name="P47" draw:layer="layout" svg:width="4cm" svg:height="1.665cm" svg:x="14.094cm" svg:y="7.084cm">
          <draw:text-box>
            <text:p text:style-name="P36"><text:span text:style-name="T84">Sistema Operacion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8" draw:layer="layout" svg:width="25.199cm" svg:height="3cm" svg:x="1.4cm" svg:y="-0.027cm" presentation:class="title" presentation:user-transformed="true">
          <draw:text-box>
            <text:p><text:span text:style-name="T66">Forçando a descarga com </text:span><text:span text:style-name="T85">fflush()</text:span></text:p>
          </draw:text-box>
        </draw:frame>
        <draw:frame presentation:style-name="pr16" draw:text-style-name="P50" draw:layer="layout" svg:width="25.199cm" svg:height="13.859cm" svg:x="1.501cm" svg:y="4.501cm" presentation:class="outline" presentation:user-transformed="true">
          <draw:text-box>
            <text:list text:style-name="L2">
              <text:list-item>
                <text:p text:style-name="P49"><text:span text:style-name="T13">Arquivos do usuário, bem como </text:span><text:span text:style-name="T86">stdin</text:span><text:span text:style-name="T87">,</text:span><text:span text:style-name="T86"> stdout</text:span><text:span text:style-name="T13"> e </text:span><text:span text:style-name="T86">stderr</text:span><text:span text:style-name="T13"> são associados a </text:span><text:span text:style-name="T88">buffers</text:span></text:p>
              </text:list-item>
              <text:list-item>
                <text:p text:style-name="P49"><text:span text:style-name="T89">Os dados provenientes da entrada padrão são imediatamente armazenados em </text:span><text:span text:style-name="T90">stdin</text:span></text:p>
              </text:list-item>
              <text:list-item>
                <text:p text:style-name="P49"><text:span text:style-name="T13">A escrita em </text:span><text:span text:style-name="T86">stdout</text:span><text:span text:style-name="T13">, </text:span><text:span text:style-name="T86">stderr</text:span><text:span text:style-name="T13"> ou nos arquivos do usuário só é descarregada quando o </text:span><text:span text:style-name="T88">buffer</text:span><text:span text:style-name="T13"> enche</text:span></text:p>
              </text:list-item>
              <text:list-item>
                <text:p text:style-name="P49"><text:span text:style-name="T13">A função </text:span><text:span text:style-name="T72">int </text:span><text:span text:style-name="T86">fflush</text:span><text:span text:style-name="T72">(FILE * </text:span><text:span text:style-name="T86">stream</text:span><text:span text:style-name="T72">)</text:span><text:span text:style-name="T13"> força a escrita do conteúdo do </text:span><text:span text:style-name="T88">buffer</text:span><text:span text:style-name="T13"> no arquivo físico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2" draw:layer="layout" svg:width="25.199cm" svg:height="3cm" svg:x="1.4cm" svg:y="-0.027cm" presentation:class="title">
          <draw:text-box>
            <text:p><text:span text:style-name="T66">Manipulando arquivos texto</text:span></text:p>
          </draw:text-box>
        </draw:frame>
        <draw:frame presentation:style-name="pr17" draw:text-style-name="P51" draw:layer="layout" svg:width="26.5cm" svg:height="16.1cm" svg:x="0.8cm" svg:y="3.9cm" presentation:class="outline" presentation:user-transformed="true">
          <draw:text-box>
            <text:list text:style-name="L2">
              <text:list-item>
                <text:p text:style-name="P34"><text:span text:style-name="T91">Abertura com as opções </text:span><text:span text:style-name="T92">"r" "</text:span><text:span text:style-name="T93">w</text:span><text:span text:style-name="T92">" "a"</text:span><text:span text:style-name="T94"> </text:span><text:span text:style-name="T95">etc</text:span></text:p>
              </text:list-item>
              <text:list-item>
                <text:p text:style-name="P34"><text:span text:style-name="T91">Leitura e escrita com as funções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29">int </text:span><text:span text:style-name="T30">getc</text:span><text:span text:style-name="T29">(FILE* </text:span><text:span text:style-name="T30">fp</text:span><text:span text:style-name="T29">)</text:span></text:p>
                  </text:list-item>
                  <text:list-item>
                    <text:p text:style-name="P1"><text:span text:style-name="T29">int </text:span><text:span text:style-name="T30">putc</text:span><text:span text:style-name="T29">(int </text:span><text:span text:style-name="T30">c</text:span><text:span text:style-name="T29">, FILE* </text:span><text:span text:style-name="T30">fp</text:span><text:span text:style-name="T29">)</text:span></text:p>
                  </text:list-item>
                  <text:list-item>
                    <text:p text:style-name="P1"><text:span text:style-name="T29">char * </text:span><text:span text:style-name="T30">fgets</text:span><text:span text:style-name="T29"> ( char * </text:span><text:span text:style-name="T30">str</text:span><text:span text:style-name="T29">, int </text:span><text:span text:style-name="T30">num</text:span><text:span text:style-name="T29">, FILE * </text:span><text:span text:style-name="T30">stream</text:span><text:span text:style-name="T29"> )</text:span></text:p>
                  </text:list-item>
                  <text:list-item>
                    <text:p text:style-name="P1"><text:span text:style-name="T29">int </text:span><text:span text:style-name="T30">fputs</text:span><text:span text:style-name="T29"> ( const char * </text:span><text:span text:style-name="T30">str</text:span><text:span text:style-name="T29">, FILE * </text:span><text:span text:style-name="T30">stream</text:span><text:span text:style-name="T29"> );</text:span></text:p>
                  </text:list-item>
                  <text:list-item>
                    <text:p text:style-name="P1"><text:span text:style-name="T29">int </text:span><text:span text:style-name="T30">fscanf</text:span><text:span text:style-name="T29">(FILE* </text:span><text:span text:style-name="T30">fp</text:span><text:span text:style-name="T29">, char* </text:span><text:span text:style-name="T30">format</text:span><text:span text:style-name="T29">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9">int </text:span><text:span text:style-name="T30">fprintf</text:span><text:span text:style-name="T29">(FILE* </text:span><text:span text:style-name="T30">fp</text:span><text:span text:style-name="T29">, char* </text:span><text:span text:style-name="T30">format</text:span><text:span text:style-name="T29">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2" draw:layer="layout" svg:width="25.199cm" svg:height="3cm" svg:x="1.4cm" svg:y="-0.027cm" presentation:class="title">
          <draw:text-box>
            <text:p><text:span text:style-name="T66">Manipulando arquivos binários</text:span></text:p>
          </draw:text-box>
        </draw:frame>
        <draw:frame presentation:style-name="pr16" draw:text-style-name="P51" draw:layer="layout" svg:width="26.5cm" svg:height="13.859cm" svg:x="0.8cm" svg:y="5cm" presentation:class="outline" presentation:user-transformed="true">
          <draw:text-box>
            <text:list text:style-name="L2">
              <text:list-item>
                <text:p text:style-name="P34"><text:span text:style-name="T91">Abertura com as opções </text:span><text:span text:style-name="T92">"r</text:span><text:span text:style-name="T93">b</text:span><text:span text:style-name="T92">" "</text:span><text:span text:style-name="T93">wb</text:span><text:span text:style-name="T92">" "ab"</text:span><text:span text:style-name="T94"> </text:span><text:span text:style-name="T95">etc</text:span></text:p>
              </text:list-item>
              <text:list-item>
                <text:p text:style-name="P34"><text:span text:style-name="T91">Leitura e escrita com as funções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96">size_t </text:span><text:span text:style-name="T97">fread</text:span><text:span text:style-name="T96">(void *</text:span><text:span text:style-name="T97">ptr</text:span><text:span text:style-name="T96">, size_t </text:span><text:span text:style-name="T97">sizeofelements</text:span><text:span text:style-name="T96">, size_t </text:span><text:span text:style-name="T97">num_of_elements</text:span><text:span text:style-name="T96">, FILE *</text:span><text:span text:style-name="T97">a_file</text:span><text:span text:style-name="T96">); <text:s text:c="6"/></text:span></text:p>
                  </text:list-item>
                  <text:list-item>
                    <text:p text:style-name="P1"><text:span text:style-name="T96">size_t </text:span><text:span text:style-name="T97">fwrite</text:span><text:span text:style-name="T96">(const void *</text:span><text:span text:style-name="T97">ptr</text:span><text:span text:style-name="T96">, size_t </text:span><text:span text:style-name="T97">size_of_elements</text:span><text:span text:style-name="T96">, size_t </text:span><text:span text:style-name="T97">num_of_elements</text:span><text:span text:style-name="T96">, FILE *</text:span><text:span text:style-name="T97">a_file</text:span><text:span text:style-name="T96">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>
        <office:forms form:automatic-focus="false" form:apply-design-mode="false"/>
        <draw:frame draw:style-name="gr28" draw:text-style-name="P52" draw:layer="layout" svg:width="19.666cm" svg:height="5.679cm" svg:x="3.78cm" svg:y="8.4cm">
          <draw:text-box>
            <text:p text:style-name="P11"><text:span text:style-name="T98">Tratamento de</text:span><text:span text:style-name="T98"><text:line-break/></text:span><text:span text:style-name="T98">Err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1" draw:layer="layout" svg:width="28cm" svg:height="3cm" svg:x="0cm" svg:y="-0.038cm" presentation:class="title" presentation:user-transformed="true">
          <draw:text-box>
            <text:p><text:span text:style-name="T85"><text:s/></text:span><text:span text:style-name="T85">stderr</text:span><text:span text:style-name="T66"> e tratamento de erro</text:span></text:p>
          </draw:text-box>
        </draw:frame>
        <draw:frame draw:style-name="gr29" draw:text-style-name="P53" draw:layer="layout" svg:width="25.3cm" svg:height="15.737cm" svg:x="1.6cm" svg:y="4.369cm">
          <draw:text-box>
            <text:p><text:span text:style-name="T99">#include &lt;</text:span><text:span text:style-name="T100">stdio.h</text:span><text:span text:style-name="T99">&gt;</text:span><text:span text:style-name="T101"> </text:span><text:span text:style-name="T102">/* ProgPag133 cat: concatenate files, version 2*/</text:span></text:p>
            <text:p><text:span text:style-name="T99">int </text:span><text:span text:style-name="T100">main</text:span><text:span text:style-name="T99">(int </text:span><text:span text:style-name="T100">argc</text:span><text:span text:style-name="T99">, char *</text:span><text:span text:style-name="T100">argv</text:span><text:span text:style-name="T99">[])</text:span></text:p>
            <text:p><text:span text:style-name="T99">{</text:span></text:p>
            <text:p><text:span text:style-name="T99"><text:tab/></text:span><text:span text:style-name="T99">FILE *</text:span><text:span text:style-name="T100">fp</text:span><text:span text:style-name="T99">;</text:span></text:p>
            <text:p><text:span text:style-name="T99"><text:tab/></text:span><text:span text:style-name="T99">int </text:span><text:span text:style-name="T100">i=1</text:span><text:span text:style-name="T99">;</text:span></text:p>
            <text:p><text:span text:style-name="T99"><text:tab/></text:span><text:span text:style-name="T99">char *</text:span><text:span text:style-name="T100">prog</text:span><text:span text:style-name="T99"> = </text:span><text:span text:style-name="T100">argv</text:span><text:span text:style-name="T99">[</text:span><text:span text:style-name="T103">0</text:span><text:span text:style-name="T99">]; </text:span><text:span text:style-name="T104">/* program name for errors */</text:span></text:p>
            <text:p><text:span text:style-name="T99"><text:tab/></text:span><text:span text:style-name="T99">if (</text:span><text:span text:style-name="T100">argc</text:span><text:span text:style-name="T99"> == </text:span><text:span text:style-name="T103">1</text:span><text:span text:style-name="T99"> ) </text:span><text:span text:style-name="T104">/* no args; copy standard input */</text:span><text:span text:style-name="T99"> </text:span><text:span text:style-name="T99"><text:tab/></text:span><text:span text:style-name="T99"><text:tab/></text:span></text:p>
            <text:p><text:span text:style-name="T99"><text:tab/></text:span><text:span text:style-name="T99"><text:tab/></text:span><text:span text:style-name="T100">filecopy</text:span><text:span text:style-name="T99">(</text:span><text:span text:style-name="T100">stdin</text:span><text:span text:style-name="T99">, </text:span><text:span text:style-name="T100">stdout</text:span><text:span text:style-name="T99">);</text:span></text:p>
            <text:p><text:span text:style-name="T99"><text:tab/></text:span><text:span text:style-name="T99">else</text:span></text:p>
            <text:p><text:span text:style-name="T99"><text:tab/></text:span><text:span text:style-name="T99"><text:tab/></text:span><text:span text:style-name="T99">while (--</text:span><text:span text:style-name="T100">argc</text:span><text:span text:style-name="T99"> &gt; 0)</text:span></text:p>
            <text:p><text:span text:style-name="T99"><text:tab/></text:span><text:span text:style-name="T99"><text:tab/></text:span><text:span text:style-name="T99"><text:tab/></text:span><text:span text:style-name="T99">if ((</text:span><text:span text:style-name="T100">fp</text:span><text:span text:style-name="T99"> = </text:span><text:span text:style-name="T100">fopen</text:span><text:span text:style-name="T99">(</text:span><text:span text:style-name="T100">argv</text:span><text:span text:style-name="T99">[</text:span><text:span text:style-name="T100">i</text:span><text:span text:style-name="T99">++], </text:span><text:span text:style-name="T103">"r"</text:span><text:span text:style-name="T99">)) == </text:span><text:span text:style-name="T103">NULL</text:span><text:span text:style-name="T99">) {</text:span></text:p>
            <text:p><text:span text:style-name="T99"><text:s/></text:span><text:span text:style-name="T99"><text:tab/></text:span><text:span text:style-name="T99"><text:tab/></text:span><text:span text:style-name="T99"><text:tab/></text:span><text:span text:style-name="T99"><text:tab/></text:span><text:span text:style-name="T100">fprintf</text:span><text:span text:style-name="T99">(</text:span><text:span text:style-name="T100">stderr</text:span><text:span text:style-name="T99">, </text:span><text:span text:style-name="T103">"%s: can't open %s\n"</text:span><text:span text:style-name="T99">, </text:span><text:span text:style-name="T100">prog</text:span><text:span text:style-name="T99">, *</text:span><text:span text:style-name="T100">argv</text:span><text:span text:style-name="T99">);</text:span></text:p>
            <text:p><text:span text:style-name="T99"><text:tab/></text:span><text:span text:style-name="T99"><text:tab/></text:span><text:span text:style-name="T99"><text:tab/></text:span><text:span text:style-name="T99"><text:tab/></text:span><text:span text:style-name="T99">exit(</text:span><text:span text:style-name="T103">1</text:span><text:span text:style-name="T99">);</text:span></text:p>
            <text:p><text:span text:style-name="T99"><text:tab/></text:span><text:span text:style-name="T99"><text:tab/></text:span><text:span text:style-name="T99"><text:tab/></text:span><text:span text:style-name="T99">} </text:span></text:p>
            <text:p><text:span text:style-name="T99"><text:tab/></text:span><text:span text:style-name="T99"><text:tab/></text:span><text:span text:style-name="T99"><text:tab/></text:span><text:span text:style-name="T99">else {</text:span></text:p>
            <text:p><text:span text:style-name="T99"><text:tab/></text:span><text:span text:style-name="T99"><text:tab/></text:span><text:span text:style-name="T99"><text:tab/></text:span><text:span text:style-name="T99"><text:tab/></text:span><text:span text:style-name="T100">filecopy</text:span><text:span text:style-name="T99">(</text:span><text:span text:style-name="T100">fp</text:span><text:span text:style-name="T99">, </text:span><text:span text:style-name="T100">stdout</text:span><text:span text:style-name="T99">); </text:span></text:p>
            <text:p><text:span text:style-name="T99"><text:tab/></text:span><text:span text:style-name="T99"><text:tab/></text:span><text:span text:style-name="T99"><text:tab/></text:span><text:span text:style-name="T99"><text:tab/></text:span><text:span text:style-name="T100">fclose</text:span><text:span text:style-name="T99">(</text:span><text:span text:style-name="T100">fp</text:span><text:span text:style-name="T99">);</text:span></text:p>
            <text:p><text:span text:style-name="T99"><text:tab/></text:span><text:span text:style-name="T99"><text:tab/></text:span><text:span text:style-name="T99"><text:tab/></text:span><text:span text:style-name="T99">}</text:span></text:p>
            <text:p><text:span text:style-name="T99"><text:tab/></text:span><text:span text:style-name="T99"><text:tab/></text:span><text:span text:style-name="T99"><text:tab/></text:span><text:span text:style-name="T99">if (</text:span><text:span text:style-name="T100">ferror</text:span><text:span text:style-name="T99">(</text:span><text:span text:style-name="T100">stdout</text:span><text:span text:style-name="T99">)) {</text:span></text:p>
            <text:p><text:span text:style-name="T99"><text:tab/></text:span><text:span text:style-name="T99"><text:tab/></text:span><text:span text:style-name="T99"><text:tab/></text:span><text:span text:style-name="T99"><text:tab/></text:span><text:span text:style-name="T100">fprintf</text:span><text:span text:style-name="T99">(</text:span><text:span text:style-name="T100">stderr</text:span><text:span text:style-name="T99">, </text:span><text:span text:style-name="T103">"%s: error writing stdout\n"</text:span><text:span text:style-name="T99">, </text:span><text:span text:style-name="T100">prog</text:span><text:span text:style-name="T99">);</text:span></text:p>
            <text:p><text:span text:style-name="T99"><text:tab/></text:span><text:span text:style-name="T99"><text:tab/></text:span><text:span text:style-name="T99"><text:tab/></text:span><text:span text:style-name="T99"><text:tab/></text:span><text:span text:style-name="T99">exit(</text:span><text:span text:style-name="T103">2</text:span><text:span text:style-name="T99">); </text:span></text:p>
            <text:p><text:span text:style-name="T99"><text:tab/></text:span><text:span text:style-name="T99"><text:tab/></text:span><text:span text:style-name="T99"><text:tab/></text:span><text:span text:style-name="T99">}</text:span></text:p>
            <text:p><text:span text:style-name="T99"><text:tab/></text:span><text:span text:style-name="T99">exit(</text:span><text:span text:style-name="T103">0</text:span><text:span text:style-name="T99">); </text:span></text:p>
            <text:p><text:span text:style-name="T99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32" draw:layer="layout" svg:width="25.199cm" svg:height="3cm" svg:x="1.4cm" svg:y="-0.027cm" presentation:class="title">
          <draw:text-box>
            <text:p><text:span text:style-name="T66">Outras funções importantes</text:span></text:p>
          </draw:text-box>
        </draw:frame>
        <draw:frame presentation:style-name="pr18" draw:text-style-name="P51" draw:layer="layout" svg:width="26.5cm" svg:height="15.1cm" svg:x="0.8cm" svg:y="3.9cm" presentation:class="outline" presentation:user-transformed="true">
          <draw:text-box>
            <text:list text:style-name="L2">
              <text:list-header>
                <text:p text:style-name="P34"><text:span text:style-name="T91"/></text:p>
              </text:list-header>
            </text:list>
            <text:list text:style-name="L4">
              <text:list-item>
                <text:p><text:span text:style-name="T105">fseek </text:span><text:span text:style-name="T95">e</text:span><text:span text:style-name="T105"> fsetpos </text:span><text:span text:style-name="T95">reposiciona stream</text:span></text:p>
              </text:list-item>
              <text:list-item>
                <text:p><text:span text:style-name="T105">rewind </text:span><text:span text:style-name="T95">volta ao início do stream</text:span></text:p>
              </text:list-item>
              <text:list-item>
                <text:p><text:span text:style-name="T105">fgetpos </text:span><text:span text:style-name="T95">e</text:span><text:span text:style-name="T105"> ftell</text:span><text:span text:style-name="T95"> obtém a posição atual</text:span></text:p>
              </text:list-item>
              <text:list-item>
                <text:p><text:span text:style-name="T105">feof </text:span><text:span text:style-name="T95"><text:s/>verifica fim de arquivo</text:span></text:p>
              </text:list-item>
              <text:list-item>
                <text:p><text:span text:style-name="T105">remove </text:span><text:span text:style-name="T95"><text:s/>remove arquivo</text:span></text:p>
              </text:list-item>
              <text:list-item>
                <text:p><text:span text:style-name="T105">rename </text:span><text:span text:style-name="T95"><text:s/>renomeia arquivo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13" draw:layer="layout" svg:width="25.199cm" svg:height="3cm" svg:x="1.4cm" svg:y="-0.027cm" presentation:class="title">
          <draw:text-box>
            <text:p><text:span text:style-name="T1">Exercício U4.1– Análise de Arquivo Texto</text:span></text:p>
          </draw:text-box>
        </draw:frame>
        <draw:frame presentation:style-name="pr19" draw:text-style-name="P54" draw:layer="layout" svg:width="25.199cm" svg:height="6.9cm" svg:x="1.5cm" svg:y="5.1cm" presentation:class="outline" presentation:user-transformed="true">
          <draw:text-box>
            <text:p text:style-name="P17"><text:span text:style-name="T13">Faça um programa que conte o número de caracteres imprimíveis, o número de linhas e o número total de caracteres de um arquivo. O nome do arquivo deve ser fornecido pelo teclado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>
        <office:forms form:automatic-focus="false" form:apply-design-mode="false"/>
        <draw:frame draw:style-name="gr30" draw:text-style-name="P52" draw:layer="layout" svg:width="13.054cm" svg:height="3cm" svg:x="7.18cm" svg:y="9cm">
          <draw:text-box>
            <text:p text:style-name="P11"><text:span text:style-name="T98">Exempl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: Programa Cat</text:p>
          </draw:text-box>
        </draw:frame>
        <draw:frame draw:style-name="gr31" draw:text-style-name="P53" draw:layer="layout" svg:width="26.5cm" svg:height="17.654cm" svg:x="0.5cm" svg:y="3.246cm">
          <draw:text-box>
            <text:p><text:span text:style-name="T99">#include &lt;</text:span><text:span text:style-name="T100">stdio.h</text:span><text:span text:style-name="T99">&gt;</text:span><text:span text:style-name="T101"> </text:span><text:span text:style-name="T106"><text:s/></text:span></text:p>
            <text:p><text:span text:style-name="T99"/></text:p>
            <text:p><text:span text:style-name="T99">void </text:span><text:span text:style-name="T100">filecopy</text:span><text:span text:style-name="T99">(FILE *, FILE *);</text:span></text:p>
            <text:p><text:span text:style-name="T99"/></text:p>
            <text:p><text:span text:style-name="T99">int </text:span><text:span text:style-name="T100">main</text:span><text:span text:style-name="T99">(int </text:span><text:span text:style-name="T100">argc</text:span><text:span text:style-name="T99">, char *</text:span><text:span text:style-name="T100">argv</text:span><text:span text:style-name="T99">[])</text:span></text:p>
            <text:p><text:span text:style-name="T99">{</text:span></text:p>
            <text:p><text:span text:style-name="T99"><text:s text:c="3"/></text:span><text:span text:style-name="T99">FILE *</text:span><text:span text:style-name="T100">fp</text:span><text:span text:style-name="T99">; </text:span></text:p>
            <text:p><text:span text:style-name="T99"><text:s text:c="3"/></text:span><text:span text:style-name="T99">int </text:span><text:span text:style-name="T100">ind</text:span><text:span text:style-name="T99">; <text:s text:c="6"/></text:span></text:p>
            <text:p><text:span text:style-name="T99"><text:s text:c="3"/></text:span></text:p>
            <text:p><text:span text:style-name="T99"><text:s text:c="3"/></text:span><text:span text:style-name="T99">if (</text:span><text:span text:style-name="T100">argc</text:span><text:span text:style-name="T99"> == </text:span><text:span text:style-name="T103">1</text:span><text:span text:style-name="T99">) </text:span><text:span text:style-name="T104">/* no args; copy standard input */</text:span><text:span text:style-name="T99"> </text:span></text:p>
            <text:p><text:span text:style-name="T99"><text:s text:c="6"/></text:span><text:span text:style-name="T100">filecopy</text:span><text:span text:style-name="T99">(</text:span><text:span text:style-name="T100">stdin</text:span><text:span text:style-name="T99">, </text:span><text:span text:style-name="T100">stdout</text:span><text:span text:style-name="T99">);</text:span></text:p>
            <text:p><text:span text:style-name="T99"><text:s text:c="3"/></text:span><text:span text:style-name="T99">else</text:span></text:p>
            <text:p><text:span text:style-name="T99"><text:s text:c="6"/></text:span><text:span text:style-name="T99">for (</text:span><text:span text:style-name="T100">ind</text:span><text:span text:style-name="T99">=</text:span><text:span text:style-name="T103">1</text:span><text:span text:style-name="T99">; </text:span><text:span text:style-name="T100">ind</text:span><text:span text:style-name="T99"> &lt; </text:span><text:span text:style-name="T100">argc </text:span><text:span text:style-name="T99">; </text:span><text:span text:style-name="T100">ind</text:span><text:span text:style-name="T99">++)</text:span></text:p>
            <text:p><text:span text:style-name="T99"><text:s text:c="9"/></text:span><text:span text:style-name="T99">if ((</text:span><text:span text:style-name="T100">fp</text:span><text:span text:style-name="T99"> = </text:span><text:span text:style-name="T100">fopen</text:span><text:span text:style-name="T99">(</text:span><text:span text:style-name="T100">argv</text:span><text:span text:style-name="T99">[</text:span><text:span text:style-name="T100">ind</text:span><text:span text:style-name="T99">], </text:span><text:span text:style-name="T103">"r"</text:span><text:span text:style-name="T99">)) == </text:span><text:span text:style-name="T103">NULL</text:span><text:span text:style-name="T99">) </text:span></text:p>
            <text:p><text:span text:style-name="T99"><text:tab/></text:span><text:span text:style-name="T99"> <text:s text:c="4"/></text:span><text:span text:style-name="T99">{ </text:span></text:p>
            <text:p><text:span text:style-name="T99"><text:s text:c="12"/></text:span><text:span text:style-name="T100">printf</text:span><text:span text:style-name="T99">(</text:span><text:span text:style-name="T103">"cat: can't open %s\n"</text:span><text:span text:style-name="T99">, </text:span><text:span text:style-name="T100">argv</text:span><text:span text:style-name="T99">[</text:span><text:span text:style-name="T100">ind</text:span><text:span text:style-name="T99">]); </text:span></text:p>
            <text:p><text:span text:style-name="T99"><text:s text:c="12"/></text:span><text:span text:style-name="T99">return </text:span><text:span text:style-name="T103">1</text:span><text:span text:style-name="T99">;</text:span></text:p>
            <text:p><text:span text:style-name="T99"><text:s text:c="9"/></text:span><text:span text:style-name="T99">} </text:span></text:p>
            <text:p><text:span text:style-name="T99"><text:tab/></text:span><text:span text:style-name="T99"><text:tab/></text:span><text:span text:style-name="T99"> <text:s/></text:span><text:span text:style-name="T99">else </text:span></text:p>
            <text:p><text:span text:style-name="T99"><text:tab/></text:span><text:span text:style-name="T99"><text:tab/></text:span><text:span text:style-name="T99"> <text:s/></text:span><text:span text:style-name="T99">{</text:span></text:p>
            <text:p><text:span text:style-name="T99"><text:s text:c="13"/></text:span><text:span text:style-name="T100">filecopy</text:span><text:span text:style-name="T99">(</text:span><text:span text:style-name="T100">fp</text:span><text:span text:style-name="T99">, </text:span><text:span text:style-name="T100">stdout</text:span><text:span text:style-name="T99">);</text:span></text:p>
            <text:p><text:span text:style-name="T99"><text:s text:c="13"/></text:span><text:span text:style-name="T100">fflush</text:span><text:span text:style-name="T99">(</text:span><text:span text:style-name="T100">fp</text:span><text:span text:style-name="T99">); </text:span></text:p>
            <text:p><text:span text:style-name="T99"><text:s text:c="13"/></text:span><text:span text:style-name="T100">fclose</text:span><text:span text:style-name="T99">(</text:span><text:span text:style-name="T100">fp</text:span><text:span text:style-name="T99">);</text:span></text:p>
            <text:p><text:span text:style-name="T99"><text:s text:c="10"/></text:span><text:span text:style-name="T99">} </text:span></text:p>
            <text:p><text:span text:style-name="T99"><text:s text:c="3"/></text:span><text:span text:style-name="T99">return </text:span><text:span text:style-name="T103">0</text:span><text:span text:style-name="T99">;</text:span></text:p>
            <text:p><text:span text:style-name="T99">}</text:span></text:p>
            <text:p><text:span text:style-name="T99"/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Exemplo: Programa Cat</text:p>
          </draw:text-box>
        </draw:frame>
        <draw:frame draw:style-name="gr31" draw:text-style-name="P53" draw:layer="layout" svg:width="26.5cm" svg:height="17.654cm" svg:x="0.5cm" svg:y="3.246cm">
          <draw:text-box>
            <text:p><text:span text:style-name="T99"><text:s text:c="3"/></text:span><text:span text:style-name="T99">FILE *</text:span><text:span text:style-name="T100">fp</text:span><text:span text:style-name="T99">; </text:span></text:p>
            <text:p><text:span text:style-name="T99"><text:s text:c="3"/></text:span><text:span text:style-name="T99">int </text:span><text:span text:style-name="T100">ind</text:span><text:span text:style-name="T99">; <text:s text:c="6"/></text:span></text:p>
            <text:p><text:span text:style-name="T99"><text:s text:c="3"/></text:span></text:p>
            <text:p><text:span text:style-name="T99"><text:s text:c="3"/></text:span><text:span text:style-name="T99">if (</text:span><text:span text:style-name="T100">argc</text:span><text:span text:style-name="T99"> == </text:span><text:span text:style-name="T103">1</text:span><text:span text:style-name="T99">) </text:span><text:span text:style-name="T104">/* no args; copy standard input */</text:span><text:span text:style-name="T99"> </text:span></text:p>
            <text:p><text:span text:style-name="T99"><text:s text:c="6"/></text:span><text:span text:style-name="T100">filecopy</text:span><text:span text:style-name="T99">(</text:span><text:span text:style-name="T100">stdin</text:span><text:span text:style-name="T99">, </text:span><text:span text:style-name="T100">stdout</text:span><text:span text:style-name="T99">);</text:span></text:p>
            <text:p><text:span text:style-name="T99"><text:s text:c="3"/></text:span><text:span text:style-name="T99">else</text:span></text:p>
            <text:p><text:span text:style-name="T99"><text:s text:c="6"/></text:span><text:span text:style-name="T99">for (</text:span><text:span text:style-name="T100">ind</text:span><text:span text:style-name="T99">=</text:span><text:span text:style-name="T103">1</text:span><text:span text:style-name="T99">; </text:span><text:span text:style-name="T100">ind</text:span><text:span text:style-name="T99"> &lt; </text:span><text:span text:style-name="T100">argc </text:span><text:span text:style-name="T99">; </text:span><text:span text:style-name="T100">ind</text:span><text:span text:style-name="T99">++)</text:span></text:p>
            <text:p><text:span text:style-name="T99"><text:s text:c="9"/></text:span><text:span text:style-name="T99">if ((</text:span><text:span text:style-name="T100">fp</text:span><text:span text:style-name="T99"> = </text:span><text:span text:style-name="T100">fopen</text:span><text:span text:style-name="T99">(</text:span><text:span text:style-name="T100">argv</text:span><text:span text:style-name="T99">[</text:span><text:span text:style-name="T100">ind</text:span><text:span text:style-name="T99">], </text:span><text:span text:style-name="T103">"r"</text:span><text:span text:style-name="T99">)) == </text:span><text:span text:style-name="T103">NULL</text:span><text:span text:style-name="T99">) </text:span></text:p>
            <text:p><text:span text:style-name="T99"><text:tab/></text:span><text:span text:style-name="T99"> <text:s text:c="4"/></text:span><text:span text:style-name="T99">{ </text:span></text:p>
            <text:p><text:span text:style-name="T99"><text:s text:c="12"/></text:span><text:span text:style-name="T100">printf</text:span><text:span text:style-name="T99">(</text:span><text:span text:style-name="T103">"cat: can't open %s\n"</text:span><text:span text:style-name="T99">, </text:span><text:span text:style-name="T100">argv</text:span><text:span text:style-name="T99">[</text:span><text:span text:style-name="T100">ind</text:span><text:span text:style-name="T99">]); </text:span></text:p>
            <text:p><text:span text:style-name="T99"><text:s text:c="12"/></text:span><text:span text:style-name="T99">return </text:span><text:span text:style-name="T103">1</text:span><text:span text:style-name="T99">;</text:span></text:p>
            <text:p><text:span text:style-name="T99"><text:s text:c="9"/></text:span><text:span text:style-name="T99">} </text:span></text:p>
            <text:p><text:span text:style-name="T99"><text:tab/></text:span><text:span text:style-name="T99"><text:tab/></text:span><text:span text:style-name="T99"> <text:s/></text:span><text:span text:style-name="T99">else </text:span></text:p>
            <text:p><text:span text:style-name="T99"><text:tab/></text:span><text:span text:style-name="T99"><text:tab/></text:span><text:span text:style-name="T99"> <text:s/></text:span><text:span text:style-name="T99">{</text:span></text:p>
            <text:p><text:span text:style-name="T99"><text:s text:c="13"/></text:span><text:span text:style-name="T100">filecopy</text:span><text:span text:style-name="T99">(</text:span><text:span text:style-name="T100">fp</text:span><text:span text:style-name="T99">, </text:span><text:span text:style-name="T100">stdout</text:span><text:span text:style-name="T99">);</text:span></text:p>
            <text:p><text:span text:style-name="T99"><text:s text:c="13"/></text:span><text:span text:style-name="T100">fflush</text:span><text:span text:style-name="T99">(</text:span><text:span text:style-name="T100">fp</text:span><text:span text:style-name="T99">); </text:span></text:p>
            <text:p><text:span text:style-name="T99"><text:s text:c="13"/></text:span><text:span text:style-name="T100">fclose</text:span><text:span text:style-name="T99">(</text:span><text:span text:style-name="T100">fp</text:span><text:span text:style-name="T99">);</text:span></text:p>
            <text:p><text:span text:style-name="T99"><text:s text:c="10"/></text:span><text:span text:style-name="T99">} </text:span></text:p>
            <text:p><text:span text:style-name="T99"><text:s text:c="3"/></text:span><text:span text:style-name="T99">return </text:span><text:span text:style-name="T103">0</text:span><text:span text:style-name="T99">;</text:span></text:p>
            <text:p><text:span text:style-name="T99">}</text:span></text:p>
            <text:p><text:span text:style-name="T99"/></text:p>
            <text:p><text:span text:style-name="T99">void </text:span><text:span text:style-name="T100">filecopy</text:span><text:span text:style-name="T99">(FILE *</text:span><text:span text:style-name="T100">ifp</text:span><text:span text:style-name="T99">, FILE *</text:span><text:span text:style-name="T100">ofp</text:span><text:span text:style-name="T99">)</text:span></text:p>
            <text:p><text:span text:style-name="T99">{</text:span></text:p>
            <text:p><text:span text:style-name="T99"><text:s text:c="3"/></text:span><text:span text:style-name="T99">int</text:span><text:span text:style-name="T100"> c</text:span><text:span text:style-name="T99">;</text:span></text:p>
            <text:p><text:span text:style-name="T99"><text:s text:c="3"/></text:span><text:span text:style-name="T99">while ((</text:span><text:span text:style-name="T100">c</text:span><text:span text:style-name="T99"> = </text:span><text:span text:style-name="T100">getc</text:span><text:span text:style-name="T99">(</text:span><text:span text:style-name="T100">ifp</text:span><text:span text:style-name="T99">)) != </text:span><text:span text:style-name="T103">EOF</text:span><text:span text:style-name="T99">)</text:span></text:p>
            <text:p><text:span text:style-name="T99"><text:s text:c="6"/></text:span><text:span text:style-name="T100">putc</text:span><text:span text:style-name="T99">(</text:span><text:span text:style-name="T100">c</text:span><text:span text:style-name="T99">, </text:span><text:span text:style-name="T100">ofp</text:span><text:span text:style-name="T99">);</text:span></text:p>
            <text:p><text:span text:style-name="T99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55" draw:layer="layout" svg:width="25.199cm" svg:height="3cm" svg:x="1.4cm" svg:y="-0.027cm" presentation:class="title" presentation:user-transformed="true">
          <draw:text-box>
            <text:p><text:span text:style-name="T66">Exemplo: Implementação da função</text:span><text:span text:style-name="T107"> </text:span><text:span text:style-name="T85">fgets</text:span></text:p>
          </draw:text-box>
        </draw:frame>
        <draw:frame draw:style-name="gr32" draw:text-style-name="P16" draw:layer="layout" svg:width="26cm" svg:height="11.981cm" svg:x="1.021cm" svg:y="4.883cm">
          <draw:text-box>
            <text:p><text:span text:style-name="T108">/* ProgPag134 */</text:span></text:p>
            <text:p><text:span text:style-name="T108">/* fgets: get at most n chars from iop */</text:span><text:span text:style-name="T109"> </text:span></text:p>
            <text:p><text:span text:style-name="T55">char *</text:span><text:span text:style-name="T56">fgets</text:span><text:span text:style-name="T55">(char *</text:span><text:span text:style-name="T56">s</text:span><text:span text:style-name="T55">, int </text:span><text:span text:style-name="T56">n</text:span><text:span text:style-name="T55">, FILE *</text:span><text:span text:style-name="T56">iop</text:span><text:span text:style-name="T55">)</text:span></text:p>
            <text:p><text:span text:style-name="T55">{</text:span></text:p>
            <text:p><text:span text:style-name="T55"><text:tab/></text:span><text:span text:style-name="T55">register int </text:span><text:span text:style-name="T56">c</text:span><text:span text:style-name="T55">; </text:span></text:p>
            <text:p><text:span text:style-name="T55"><text:tab/></text:span><text:span text:style-name="T55">register int </text:span><text:span text:style-name="T56">i</text:span><text:span text:style-name="T55">=</text:span><text:span text:style-name="T58">0</text:span><text:span text:style-name="T55">;</text:span></text:p>
            <text:p><text:span text:style-name="T55"><text:tab/></text:span><text:span text:style-name="T55">while (--</text:span><text:span text:style-name="T56">n</text:span><text:span text:style-name="T55"> &gt; </text:span><text:span text:style-name="T58">0</text:span><text:span text:style-name="T55"> &amp;&amp; (</text:span><text:span text:style-name="T56">c</text:span><text:span text:style-name="T55"> = </text:span><text:span text:style-name="T56">getc</text:span><text:span text:style-name="T55">(</text:span><text:span text:style-name="T56">iop</text:span><text:span text:style-name="T55">)) != </text:span><text:span text:style-name="T58">EOF</text:span><text:span text:style-name="T55">)</text:span></text:p>
            <text:p><text:span text:style-name="T55"><text:s text:c="5"/></text:span><text:span text:style-name="T55">if ((</text:span><text:span text:style-name="T56">s</text:span><text:span text:style-name="T55">[</text:span><text:span text:style-name="T56">i</text:span><text:span text:style-name="T55">++] = </text:span><text:span text:style-name="T56">c</text:span><text:span text:style-name="T55">) == </text:span><text:span text:style-name="T58">'\n'</text:span><text:span text:style-name="T55">)</text:span></text:p>
            <text:p><text:span text:style-name="T55"><text:s text:c="8"/></text:span><text:span text:style-name="T55">break;</text:span></text:p>
            <text:p><text:span text:style-name="T55"><text:tab/></text:span><text:span text:style-name="T56">s</text:span><text:span text:style-name="T55">[</text:span><text:span text:style-name="T56">i</text:span><text:span text:style-name="T55">] = </text:span><text:span text:style-name="T58">'\0'</text:span><text:span text:style-name="T55">;</text:span></text:p>
            <text:p><text:span text:style-name="T55"><text:tab/></text:span><text:span text:style-name="T55">return (</text:span><text:span text:style-name="T56">c</text:span><text:span text:style-name="T55"> == </text:span><text:span text:style-name="T58">EOF</text:span><text:span text:style-name="T55"> &amp;&amp; </text:span><text:span text:style-name="T56">i</text:span><text:span text:style-name="T55">==</text:span><text:span text:style-name="T58">0</text:span><text:span text:style-name="T55">) ? </text:span><text:span text:style-name="T58">NULL</text:span><text:span text:style-name="T55"> : </text:span><text:span text:style-name="T56">s</text:span><text:span text:style-name="T55">; </text:span></text:p>
            <text:p><text:span text:style-name="T5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55" draw:layer="layout" svg:width="25.199cm" svg:height="3cm" svg:x="1.4cm" svg:y="-0.027cm" presentation:class="title" presentation:user-transformed="true">
          <draw:text-box>
            <text:p><text:span text:style-name="T66">Exemplo: Implementação da função</text:span><text:span text:style-name="T107"> </text:span><text:span text:style-name="T85">fputs</text:span></text:p>
          </draw:text-box>
        </draw:frame>
        <draw:frame draw:style-name="gr33" draw:text-style-name="P3" draw:layer="layout" svg:width="25.5cm" svg:height="10.529cm" svg:x="1.25cm" svg:y="6cm">
          <draw:text-box>
            <text:p><text:span text:style-name="T110">/* fputs: put string s on file iop */</text:span></text:p>
            <text:p><text:span text:style-name="T111"><text:s/></text:span></text:p>
            <text:p><text:span text:style-name="T112">int </text:span><text:span text:style-name="T113">fputs</text:span><text:span text:style-name="T112">(char *</text:span><text:span text:style-name="T113">s</text:span><text:span text:style-name="T112">, FILE *</text:span><text:span text:style-name="T113">iop</text:span><text:span text:style-name="T112">)</text:span></text:p>
            <text:p><text:span text:style-name="T112">{</text:span></text:p>
            <text:p><text:span text:style-name="T112"><text:s text:c="3"/></text:span><text:span text:style-name="T112">int </text:span><text:span text:style-name="T113">c</text:span><text:span text:style-name="T112">, </text:span><text:span text:style-name="T113">i</text:span><text:span text:style-name="T112">=</text:span><text:span text:style-name="T114">0</text:span><text:span text:style-name="T112">;</text:span></text:p>
            <text:p><text:span text:style-name="T112"><text:s text:c="3"/></text:span><text:span text:style-name="T112">while (</text:span><text:span text:style-name="T113">c</text:span><text:span text:style-name="T112"> = </text:span><text:span text:style-name="T113">s</text:span><text:span text:style-name="T112">[</text:span><text:span text:style-name="T113">i</text:span><text:span text:style-name="T112">++])</text:span></text:p>
            <text:p><text:span text:style-name="T112"><text:tab/></text:span><text:span text:style-name="T112"><text:tab/></text:span><text:span text:style-name="T112"> </text:span><text:span text:style-name="T112">putc(</text:span><text:span text:style-name="T113">c</text:span><text:span text:style-name="T112">, </text:span><text:span text:style-name="T113">iop</text:span><text:span text:style-name="T112">);</text:span></text:p>
            <text:p><text:span text:style-name="T112"><text:tab/></text:span><text:span text:style-name="T112"> </text:span><text:span text:style-name="T112">return </text:span><text:span text:style-name="T113">ferror</text:span><text:span text:style-name="T112">(</text:span><text:span text:style-name="T113">iop</text:span><text:span text:style-name="T112">) ? </text:span><text:span text:style-name="T114">EOF</text:span><text:span text:style-name="T112"> : </text:span><text:span text:style-name="T114">0</text:span><text:span text:style-name="T112">; </text:span></text:p>
            <text:p><text:span text:style-name="T112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32" draw:layer="layout" svg:width="25.199cm" svg:height="3cm" svg:x="1.4cm" svg:y="-0.027cm" presentation:class="title" presentation:user-transformed="true">
          <draw:text-box>
            <text:p><text:span text:style-name="T66">Exemplo: Escrita em arquivo binário</text:span></text:p>
          </draw:text-box>
        </draw:frame>
        <draw:frame draw:style-name="gr34" draw:text-style-name="P56" draw:layer="layout" svg:width="27cm" svg:height="15.486cm" svg:x="0.5cm" svg:y="4.014cm">
          <draw:text-box>
            <text:p><text:span text:style-name="T112">#include &lt;</text:span><text:span text:style-name="T113">stdio.h</text:span><text:span text:style-name="T112">&gt;</text:span></text:p>
            <text:p><text:span text:style-name="T112">int </text:span><text:span text:style-name="T113">main</text:span><text:span text:style-name="T112"> ()</text:span></text:p>
            <text:p><text:span text:style-name="T112">{</text:span></text:p>
            <text:p><text:span text:style-name="T112"><text:s text:c="2"/></text:span><text:span text:style-name="T112">FILE * </text:span><text:span text:style-name="T113">pF</text:span><text:span text:style-name="T112">;</text:span></text:p>
            <text:p><text:span text:style-name="T112"><text:s text:c="2"/></text:span><text:span text:style-name="T112">int </text:span><text:span text:style-name="T113">vInt</text:span><text:span text:style-name="T112">[]={</text:span><text:span text:style-name="T114">11</text:span><text:span text:style-name="T112">,</text:span><text:span text:style-name="T114">21</text:span><text:span text:style-name="T112">,</text:span><text:span text:style-name="T114">31</text:span><text:span text:style-name="T112">};</text:span></text:p>
            <text:p><text:span text:style-name="T112"><text:s text:c="2"/></text:span><text:span text:style-name="T113">pF</text:span><text:span text:style-name="T112"> = </text:span><text:span text:style-name="T113">fopen</text:span><text:span text:style-name="T112"> (</text:span><text:span text:style-name="T114">"myfile.bin"</text:span><text:span text:style-name="T112">, </text:span><text:span text:style-name="T114">"wb"</text:span><text:span text:style-name="T112">);</text:span></text:p>
            <text:p><text:span text:style-name="T112"><text:s text:c="2"/></text:span><text:span text:style-name="T113">fwrite</text:span><text:span text:style-name="T112"> (</text:span><text:span text:style-name="T113">vInt</text:span><text:span text:style-name="T112">, </text:span><text:span text:style-name="T113">sizeof</text:span><text:span text:style-name="T112">(int), </text:span><text:span text:style-name="T113">sizeof</text:span><text:span text:style-name="T112">(</text:span><text:span text:style-name="T113">vInt</text:span><text:span text:style-name="T112">), </text:span><text:span text:style-name="T113">pF</text:span><text:span text:style-name="T112">);</text:span></text:p>
            <text:p><text:span text:style-name="T112"><text:s text:c="2"/></text:span><text:span text:style-name="T113">fflush</text:span><text:span text:style-name="T112">(</text:span><text:span text:style-name="T113">pF</text:span><text:span text:style-name="T112">);</text:span></text:p>
            <text:p><text:span text:style-name="T112"><text:s text:c="2"/></text:span><text:span text:style-name="T113">fclose</text:span><text:span text:style-name="T112"> (</text:span><text:span text:style-name="T113">pF</text:span><text:span text:style-name="T112">);</text:span></text:p>
            <text:p><text:span text:style-name="T112"><text:s text:c="2"/></text:span><text:span text:style-name="T112">return </text:span><text:span text:style-name="T114">0</text:span><text:span text:style-name="T112">;</text:span></text:p>
            <text:p><text:span text:style-name="T112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32" draw:layer="layout" svg:width="25.199cm" svg:height="3cm" svg:x="1.4cm" svg:y="-0.027cm" presentation:class="title" presentation:user-transformed="true">
          <draw:text-box>
            <text:p><text:span text:style-name="T66">Exemplo: Escrita em arquivo texto formatado</text:span></text:p>
          </draw:text-box>
        </draw:frame>
        <draw:frame draw:style-name="gr35" draw:text-style-name="P57" draw:layer="layout" svg:width="26.25cm" svg:height="16.859cm" svg:x="0.875cm" svg:y="3.256cm">
          <draw:text-box>
            <text:p><text:span text:style-name="T115">#include &lt;</text:span><text:span text:style-name="T116">stdio.h</text:span><text:span text:style-name="T115">&gt;</text:span><text:span text:style-name="T117">/* cplusplus.com fprintf example */</text:span></text:p>
            <text:p><text:span text:style-name="T115">int </text:span><text:span text:style-name="T116">main</text:span><text:span text:style-name="T115"> ()</text:span></text:p>
            <text:p><text:span text:style-name="T115">{</text:span></text:p>
            <text:p><text:span text:style-name="T115"><text:s text:c="3"/></text:span><text:span text:style-name="T115">FILE * </text:span><text:span text:style-name="T116">pFile</text:span><text:span text:style-name="T115">;</text:span></text:p>
            <text:p><text:span text:style-name="T115"><text:s text:c="3"/></text:span><text:span text:style-name="T115">int </text:span><text:span text:style-name="T116">n</text:span><text:span text:style-name="T115">;</text:span></text:p>
            <text:p><text:span text:style-name="T115"><text:s text:c="3"/></text:span><text:span text:style-name="T115">char </text:span><text:span text:style-name="T116">name</text:span><text:span text:style-name="T115"> [</text:span><text:span text:style-name="T118">100</text:span><text:span text:style-name="T115">];</text:span></text:p>
            <text:p><text:span text:style-name="T115"/></text:p>
            <text:p><text:span text:style-name="T115"><text:s text:c="3"/></text:span><text:span text:style-name="T116">pFile</text:span><text:span text:style-name="T115"> = </text:span><text:span text:style-name="T116">fopen</text:span><text:span text:style-name="T115"> (</text:span><text:span text:style-name="T118">"myfile.txt"</text:span><text:span text:style-name="T115">,</text:span><text:span text:style-name="T118">"w"</text:span><text:span text:style-name="T115">);</text:span></text:p>
            <text:p><text:span text:style-name="T115"><text:s text:c="3"/></text:span><text:span text:style-name="T115">for (</text:span><text:span text:style-name="T116">n</text:span><text:span text:style-name="T115">=</text:span><text:span text:style-name="T118">0</text:span><text:span text:style-name="T115"> ; </text:span><text:span text:style-name="T116">n</text:span><text:span text:style-name="T115">&lt;</text:span><text:span text:style-name="T118">3</text:span><text:span text:style-name="T115"> ; </text:span><text:span text:style-name="T116">n</text:span><text:span text:style-name="T115">++)</text:span></text:p>
            <text:p><text:span text:style-name="T115"><text:s text:c="3"/></text:span><text:span text:style-name="T115">{</text:span></text:p>
            <text:p><text:span text:style-name="T115"><text:s text:c="5"/></text:span><text:span text:style-name="T116">puts</text:span><text:span text:style-name="T115"> (</text:span><text:span text:style-name="T118">"please, enter a name: "</text:span><text:span text:style-name="T115">);</text:span></text:p>
            <text:p><text:span text:style-name="T115"><text:s text:c="5"/></text:span><text:span text:style-name="T116">fgets</text:span><text:span text:style-name="T115"> (</text:span><text:span text:style-name="T116">name</text:span><text:span text:style-name="T115">,</text:span><text:span text:style-name="T118">99</text:span><text:span text:style-name="T115">,</text:span><text:span text:style-name="T116">stdin</text:span><text:span text:style-name="T115">);</text:span></text:p>
            <text:p><text:span text:style-name="T115"><text:s text:c="5"/></text:span><text:span text:style-name="T116">fprintf</text:span><text:span text:style-name="T115"> (</text:span><text:span text:style-name="T116">pFile</text:span><text:span text:style-name="T115">, </text:span><text:span text:style-name="T118">"Name %d [%-10.10s]\n"</text:span><text:span text:style-name="T115">, </text:span><text:span text:style-name="T116">n</text:span><text:span text:style-name="T115">, </text:span><text:span text:style-name="T116">name</text:span><text:span text:style-name="T115">);</text:span></text:p>
            <text:p><text:span text:style-name="T115"><text:s text:c="3"/></text:span><text:span text:style-name="T115">}</text:span></text:p>
            <text:p><text:span text:style-name="T115"><text:s text:c="3"/></text:span><text:span text:style-name="T116">fflush(pFile);</text:span></text:p>
            <text:p><text:span text:style-name="T116"><text:s text:c="3"/></text:span><text:span text:style-name="T116">fclose</text:span><text:span text:style-name="T115"> (</text:span><text:span text:style-name="T116">pFile</text:span><text:span text:style-name="T115">);</text:span></text:p>
            <text:p><text:span text:style-name="T115"><text:s text:c="3"/></text:span><text:span text:style-name="T115">return </text:span><text:span text:style-name="T118">0</text:span><text:span text:style-name="T115">;</text:span></text:p>
            <text:p><text:span text:style-name="T11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32" draw:layer="layout" svg:width="25.199cm" svg:height="3cm" svg:x="1.4cm" svg:y="-0.027cm" presentation:class="title" presentation:user-transformed="true">
          <draw:text-box>
            <text:p><text:span text:style-name="T66">Exemplo: Leitura em arquivo texto formatado</text:span></text:p>
          </draw:text-box>
        </draw:frame>
        <draw:frame draw:style-name="gr36" draw:text-style-name="P57" draw:layer="layout" svg:width="26.75cm" svg:height="16.673cm" svg:x="0.625cm" svg:y="3.327cm">
          <draw:text-box>
            <text:p><text:span text:style-name="T115">#include &lt;</text:span><text:span text:style-name="T116">stdio.h</text:span><text:span text:style-name="T115">&gt; </text:span><text:span text:style-name="T117">/* cplusplus.com fscanf example */</text:span></text:p>
            <text:p><text:span text:style-name="T115">int </text:span><text:span text:style-name="T116">main</text:span><text:span text:style-name="T115"> ()</text:span></text:p>
            <text:p><text:span text:style-name="T115">{</text:span></text:p>
            <text:p><text:span text:style-name="T115"><text:s text:c="2"/></text:span><text:span text:style-name="T115">char </text:span><text:span text:style-name="T116">str</text:span><text:span text:style-name="T115"> [</text:span><text:span text:style-name="T118">80</text:span><text:span text:style-name="T115">];</text:span></text:p>
            <text:p><text:span text:style-name="T115"><text:s text:c="2"/></text:span><text:span text:style-name="T115">float </text:span><text:span text:style-name="T116">f</text:span><text:span text:style-name="T115">;</text:span></text:p>
            <text:p><text:span text:style-name="T115"><text:s text:c="2"/></text:span><text:span text:style-name="T115">FILE * </text:span><text:span text:style-name="T116">pFile</text:span><text:span text:style-name="T115">;</text:span></text:p>
            <text:p><text:span text:style-name="T115"><text:s text:c="2"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/text:p>
            <text:p><text:span text:style-name="T115"><text:s text:c="2"/></text:span><text:span text:style-name="T116">pFile</text:span><text:span text:style-name="T115"> = </text:span><text:span text:style-name="T116">fopen</text:span><text:span text:style-name="T115"> (</text:span><text:span text:style-name="T118">"myfile.txt"</text:span><text:span text:style-name="T115">,</text:span><text:span text:style-name="T118">"w+"</text:span><text:span text:style-name="T115">); </text:span></text:p>
            <text:p><text:span text:style-name="T115"><text:s text:c="2"/></text:span><text:span text:style-name="T116">fprintf</text:span><text:span text:style-name="T115"> (</text:span><text:span text:style-name="T116">pFile</text:span><text:span text:style-name="T115">, </text:span><text:span text:style-name="T118">"%f %s"</text:span><text:span text:style-name="T115">, </text:span><text:span text:style-name="T118">3.1416</text:span><text:span text:style-name="T115">, </text:span><text:span text:style-name="T118">"PI"</text:span><text:span text:style-name="T115">);</text:span></text:p>
            <text:p><text:span text:style-name="T115"><text:s text:c="2"/></text:span><text:span text:style-name="T116">fflush(pFile);</text:span></text:p>
            <text:p><text:span text:style-name="T116"><text:s text:c="2"/></text:span><text:span text:style-name="T116">rewind</text:span><text:span text:style-name="T115"> (</text:span><text:span text:style-name="T116">pFile</text:span><text:span text:style-name="T115">);</text:span></text:p>
            <text:p><text:span text:style-name="T115"><text:s text:c="2"/></text:span><text:span text:style-name="T116">fscanf</text:span><text:span text:style-name="T115"> (</text:span><text:span text:style-name="T116">pFile</text:span><text:span text:style-name="T115">, </text:span><text:span text:style-name="T118">"%f"</text:span><text:span text:style-name="T115">, &amp;</text:span><text:span text:style-name="T116">f</text:span><text:span text:style-name="T115">);</text:span></text:p>
            <text:p><text:span text:style-name="T115"><text:s text:c="2"/></text:span><text:span text:style-name="T116">fscanf</text:span><text:span text:style-name="T115"> (</text:span><text:span text:style-name="T116">pFile</text:span><text:span text:style-name="T115">, </text:span><text:span text:style-name="T118">"%s"</text:span><text:span text:style-name="T115">, </text:span><text:span text:style-name="T116">str</text:span><text:span text:style-name="T115">);</text:span></text:p>
            <text:p><text:span text:style-name="T115"><text:s text:c="2"/></text:span><text:span text:style-name="T116">fclose</text:span><text:span text:style-name="T115"> (</text:span><text:span text:style-name="T116">pFile</text:span><text:span text:style-name="T115">);</text:span></text:p>
            <text:p><text:span text:style-name="T115"><text:s text:c="2"/></text:span><text:span text:style-name="T116">printf</text:span><text:span text:style-name="T115"> (</text:span><text:span text:style-name="T118">"I have read: %f and %s \n"</text:span><text:span text:style-name="T115">,</text:span><text:span text:style-name="T116">f</text:span><text:span text:style-name="T115">,</text:span><text:span text:style-name="T116">str</text:span><text:span text:style-name="T115">);</text:span></text:p>
            <text:p><text:span text:style-name="T115"><text:s text:c="2"/></text:span><text:span text:style-name="T115">return </text:span><text:span text:style-name="T118">0</text:span><text:span text:style-name="T115">;</text:span></text:p>
            <text:p><text:span text:style-name="T11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13" draw:layer="layout" svg:width="28cm" svg:height="3cm" svg:x="0cm" svg:y="0cm" presentation:class="title" presentation:user-transformed="true">
          <draw:text-box>
            <text:p><text:span text:style-name="T1">Trabalho 3– Leitura de Arquivo Binário</text:span></text:p>
          </draw:text-box>
        </draw:frame>
        <draw:frame presentation:style-name="pr20" draw:text-style-name="P59" draw:layer="layout" svg:width="25.199cm" svg:height="6.9cm" svg:x="1.5cm" svg:y="7.7cm" presentation:class="outline" presentation:user-transformed="true">
          <draw:text-box>
            <text:p text:style-name="P58"><text:span text:style-name="T13">Faça um programa que leia um arquivo de imagem no formato PGM na variante P5 e apresente na tela do terminal <text:s/>o conteúdo correspondente ao formato PGM variante P2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>
        <office:forms form:automatic-focus="false" form:apply-design-mode="false"/>
        <draw:frame draw:style-name="gr37" draw:text-style-name="P21" draw:layer="layout" svg:width="5.32cm" svg:height="3cm" svg:x="10.98cm" svg:y="9cm">
          <draw:text-box>
            <text:p text:style-name="P11"><text:span text:style-name="T41">Fi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streamVera Sans1" svg:font-family="'BistreamVera Sans'"/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Bistrem Vera Sans1" svg:font-family="'Bistrem Vera Sans'" style:font-family-generic="swiss"/>
    <style:font-face style:name="Bit Vera Sans1" svg:font-family="'Bit Vera Sans'" style:font-family-generic="swiss"/>
    <style:font-face style:name="Bitstream Vera Sans1" svg:font-family="'Bitstream Vera Sans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BistreamVera Sans" svg:font-family="'BistreamVera Sans'" style:font-pitch="variable"/>
    <style:font-face style:name="Bitstream Vera Sans2" svg:font-family="'Bitstream Vera Sans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DejaVu Sans2" svg:font-family="'DejaVu Sans'" style:font-family-generic="modern" style:font-pitch="variable"/>
    <style:font-face style:name="Times New Roman2" svg:font-family="'Times New Roman'" style:font-family-generic="modern" style:font-pitch="variable"/>
    <style:font-face style:name="Trebuchet MS3" svg:font-family="'Trebuchet MS'" style:font-family-generic="modern" style:font-pitch="variable"/>
    <style:font-face style:name="Arial" svg:font-family="Arial" style:font-family-generic="roman" style:font-pitch="variable"/>
    <style:font-face style:name="Courier New2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Bistrem Vera Sans" svg:font-family="'Bistrem Vera Sans'" style:font-family-generic="swiss" style:font-pitch="variable"/>
    <style:font-face style:name="Bit Vera Sans" svg:font-family="'Bit Vera Sans'" style:font-family-generic="swiss" style:font-pitch="variable"/>
    <style:font-face style:name="Bitstream Vera Sans" svg:font-family="'Bitstream Vera Sans'" style:font-family-generic="swiss" style:font-pitch="variable"/>
    <style:font-face style:name="Times New Roman3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egrit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fundo_20_e-foto" draw:display-name="fundo e-foto" xlink:href="Pictures/1000000000000400000003007D56E87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1cm" svg:stroke-color="#000000" draw:marker-start-width="0.45cm" draw:marker-start-center="false" draw:marker-end-width="0.45cm" draw:marker-end-center="false" draw:fill="solid" draw:fill-color="#99ccff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f_OOoComputerBase" style:display-name="_OOoComputerBase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f_OOoComputerKeyWord" style:display-name="_OOoComputerKeyWord" style:family="graphic">
      <style:paragraph-properties style:text-autospace="none"/>
      <style:text-properties fo:color="#000080" fo:font-size="12pt" fo:language="zxx" fo:country="none" style:language-asian="en" style:country-asian="US" style:font-size-complex="12pt"/>
    </style:style>
    <style:style style:name="_5f_OOoComputerIdent" style:display-name="_OOoComputerIdent" style:family="graphic">
      <style:paragraph-properties style:text-autospace="none"/>
      <style:text-properties fo:color="#008000" fo:font-size="12pt" fo:language="en" fo:country="US" style:language-asian="en" style:country-asian="US" style:font-size-complex="12pt"/>
    </style:style>
    <style:style style:name="_5f_OOoComputerComment" style:display-name="_OOoComputerComment" style:family="graphic">
      <style:paragraph-properties style:text-autospace="none"/>
      <style:text-properties fo:color="#4c4c4c" fo:font-size="12pt" fo:language="en" fo:country="US" style:language-asian="en" style:country-asian="US" style:font-size-complex="12pt"/>
    </style:style>
    <style:style style:name="_5f_OOoComputerLiteral" style:display-name="_OOoComputerLiteral" style:family="graphic">
      <style:paragraph-properties style:text-autospace="none"/>
      <style:text-properties fo:color="#ff0000"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size="10pt" style:font-size-asian="10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User_20_Entry" style:display-name="User Entry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Definition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image-name="fundo_20_e-foto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944794" draw:textarea-horizontal-align="center" draw:textarea-vertical-align="middl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  <style:text-properties fo:font-size="26pt" style:font-size-asian="26pt" style:font-size-complex="26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margin-left="0cm" fo:margin-right="0cm" fo:text-align="center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color="#2323dc" style:font-name="Courier 10 Pitch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rect presentation:style-name="Mpr1" draw:text-style-name="MP3" draw:layer="backgroundobjects" svg:width="28cm" svg:height="3.035cm" svg:x="0cm" svg:y="-0.024cm">
        <text:p/>
      </draw:rect>
      <draw:frame presentation:style-name="Mpr2" draw:text-style-name="MP4" draw:layer="backgroundobjects" svg:width="25.199cm" svg:height="3cm" svg:x="1.4cm" svg:y="-0.02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3.859cm" svg:x="1.5cm" svg:y="4cm" presentation:class="outline">
        <draw:text-box>
          <text:list text:style-name="ML2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3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  <text:list>
                                            <text:list-item>
                                              <text:p text:style-name="MP4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4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4.262cm" svg:height="1.448cm" svg:x="23.3cm" svg:y="19.552cm" presentation:class="page-number">
        <draw:text-box>
          <text:p text:style-name="MP7"><text:span text:style-name="MT6"/></text:p>
          <text:p text:style-name="MP7"><text:span text:style-name="MT6"><text:page-number>&lt;número&gt;</text:page-number></text:span><text:span text:style-name="MT6">/41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Guilherme Mota</meta:initial-creator>
    <meta:creation-date>2006-10-21T11:50:40</meta:creation-date>
    <dc:date>2017-08-25T16:36:44.622832508</dc:date>
    <dc:language>pt-BR</dc:language>
    <meta:editing-cycles>204</meta:editing-cycles>
    <meta:editing-duration>P4DT4H53M3S</meta:editing-duration>
    <dc:creator>Guilherme Mota</dc:creator>
    <meta:document-statistic meta:object-count="232"/>
    <meta:user-defined meta:name="Info 1"/>
    <meta:user-defined meta:name="Info 2"/>
    <meta:user-defined meta:name="Info 3"/>
    <meta:user-defined meta:name="Info 4"/>
  </office:meta>
</office:document-meta>
</file>